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svg:font-family="'DejaVu Sans', Arial, Helvetica, sans-serif"/>
    <style:font-face style:name="DejaVu Serif" svg:font-family="'DejaVu Serif', Georgia, 'Times New Roman', Times,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ar block-font-family" svg:font-family="'var block-font-family'"/>
    <style:font-face style:name="var code-font-family" svg:font-family="'var code-font-family'"/>
  </office:font-face-decls>
  <office:automatic-styles>
    <style:style style:name="Tabla1" style:family="table">
      <style:table-properties style:width="17cm" table:align="margins" style:shadow="none" style:may-break-between-rows="true" table:border-model="collapsing"/>
    </style:style>
    <style:style style:name="Tabla1.A" style:family="table-column">
      <style:table-column-properties style:column-width="8.5cm" style:rel-column-width="32767*"/>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text-properties officeooo:rsid="00d30fe1" officeooo:paragraph-rsid="00d30fe1"/>
    </style:style>
    <style:style style:name="P7" style:family="paragraph" style:parent-style-name="Text_20_body">
      <style:text-properties officeooo:rsid="00d30fe1" officeooo:paragraph-rsid="01033a0d"/>
    </style:style>
    <style:style style:name="P8" style:family="paragraph" style:parent-style-name="Text_20_body">
      <style:text-properties officeooo:rsid="00d30fe1" officeooo:paragraph-rsid="01069c01"/>
    </style:style>
    <style:style style:name="P9" style:family="paragraph" style:parent-style-name="Text_20_body">
      <style:text-properties officeooo:rsid="00d30fe1" officeooo:paragraph-rsid="01163085"/>
    </style:style>
    <style:style style:name="P10" style:family="paragraph" style:parent-style-name="Text_20_body">
      <style:text-properties officeooo:rsid="00ce0ad0" officeooo:paragraph-rsid="00ce0ad0"/>
    </style:style>
    <style:style style:name="P11" style:family="paragraph" style:parent-style-name="Destacado_20_no_20_sumario">
      <style:text-properties officeooo:paragraph-rsid="01051dfe"/>
    </style:style>
    <style:style style:name="P12" style:family="paragraph" style:parent-style-name="Text_20_body">
      <style:text-properties officeooo:rsid="00f75f4c" officeooo:paragraph-rsid="00f75f4c"/>
    </style:style>
    <style:style style:name="P13" style:family="paragraph" style:parent-style-name="Text_20_body">
      <style:text-properties officeooo:rsid="00f75f4c" officeooo:paragraph-rsid="01033a0d"/>
    </style:style>
    <style:style style:name="P14" style:family="paragraph" style:parent-style-name="Text_20_body">
      <style:text-properties style:text-underline-style="none"/>
    </style:style>
    <style:style style:name="P15" style:family="paragraph" style:parent-style-name="Text_20_body">
      <style:text-properties fo:font-style="normal" officeooo:rsid="00d9eb36" officeooo:paragraph-rsid="00d7ee12" style:font-style-asian="normal" style:font-style-complex="normal"/>
    </style:style>
    <style:style style:name="P16" style:family="paragraph" style:parent-style-name="Text_20_body">
      <style:text-properties officeooo:paragraph-rsid="01163085"/>
    </style:style>
    <style:style style:name="P17" style:family="paragraph" style:parent-style-name="Text_20_body">
      <style:text-properties officeooo:paragraph-rsid="0116a7c2"/>
    </style:style>
    <style:style style:name="P18" style:family="paragraph" style:parent-style-name="Text_20_body">
      <style:text-properties officeooo:rsid="012325f4" officeooo:paragraph-rsid="0125159b"/>
    </style:style>
    <style:style style:name="P19" style:family="paragraph" style:parent-style-name="Text_20_body">
      <style:text-properties officeooo:paragraph-rsid="0125159b"/>
    </style:style>
    <style:style style:name="P20" style:family="paragraph" style:parent-style-name="Text_20_body">
      <style:text-properties officeooo:paragraph-rsid="0125e824"/>
    </style:style>
    <style:style style:name="P21" style:family="paragraph" style:parent-style-name="Text_20_body">
      <style:text-properties officeooo:rsid="0119c88a" officeooo:paragraph-rsid="0119c88a"/>
    </style:style>
    <style:style style:name="P22" style:family="paragraph" style:parent-style-name="Text_20_body">
      <style:text-properties officeooo:rsid="011b360b" officeooo:paragraph-rsid="011c98ea"/>
    </style:style>
    <style:style style:name="P23" style:family="paragraph" style:parent-style-name="Text_20_body">
      <style:text-properties fo:font-size="10pt" officeooo:rsid="011b360b" officeooo:paragraph-rsid="011c98ea" style:font-size-asian="10pt" style:font-size-complex="10pt"/>
    </style:style>
    <style:style style:name="P24" style:family="paragraph" style:parent-style-name="Text_20_body">
      <style:text-properties officeooo:rsid="01216a26" officeooo:paragraph-rsid="0125159b"/>
    </style:style>
    <style:style style:name="P25" style:family="paragraph" style:parent-style-name="Text_20_body">
      <style:text-properties officeooo:rsid="012758a4" officeooo:paragraph-rsid="012758a4"/>
    </style:style>
    <style:style style:name="P26" style:family="paragraph" style:parent-style-name="Text_20_body">
      <style:text-properties officeooo:rsid="01281091" officeooo:paragraph-rsid="01281091"/>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7cm" style:type="right" style:leader-style="dotted" style:leader-text="."/>
        </style:tab-stops>
      </style:paragraph-properties>
    </style:style>
    <style:style style:name="P29" style:family="paragraph" style:parent-style-name="Contents_20_3">
      <style:paragraph-properties>
        <style:tab-stops>
          <style:tab-stop style:position="17cm" style:type="right" style:leader-style="dotted" style:leader-text="."/>
        </style:tab-stops>
      </style:paragraph-properties>
    </style:style>
    <style:style style:name="P30" style:family="paragraph" style:parent-style-name="Contents_20_4">
      <style:paragraph-properties>
        <style:tab-stops>
          <style:tab-stop style:position="17cm" style:type="right" style:leader-style="dotted" style:leader-text="."/>
        </style:tab-stops>
      </style:paragraph-properties>
    </style:style>
    <style:style style:name="P31" style:family="paragraph" style:parent-style-name="Contents_20_Heading">
      <style:paragraph-properties fo:break-before="page"/>
    </style:style>
    <style:style style:name="P32" style:family="paragraph" style:parent-style-name="Heading_20_1">
      <style:paragraph-properties fo:break-before="page"/>
      <style:text-properties fo:language="es" fo:country="ES"/>
    </style:style>
    <style:style style:name="P33" style:family="paragraph" style:parent-style-name="Heading_20_1">
      <style:paragraph-properties fo:break-before="page"/>
    </style:style>
    <style:style style:name="P34" style:family="paragraph" style:parent-style-name="Heading_20_2">
      <style:text-properties officeooo:rsid="00d30fe1" officeooo:paragraph-rsid="00d30fe1"/>
    </style:style>
    <style:style style:name="P35" style:family="paragraph" style:parent-style-name="Heading_20_2">
      <style:text-properties officeooo:rsid="00d30fe1" officeooo:paragraph-rsid="01033a0d"/>
    </style:style>
    <style:style style:name="P36" style:family="paragraph" style:parent-style-name="Heading_20_2">
      <style:text-properties officeooo:rsid="00d30fe1" officeooo:paragraph-rsid="01069c01"/>
    </style:style>
    <style:style style:name="P37" style:family="paragraph" style:parent-style-name="Heading_20_2">
      <style:paragraph-properties fo:break-before="page"/>
      <style:text-properties officeooo:rsid="00d30fe1" officeooo:paragraph-rsid="01163085"/>
    </style:style>
    <style:style style:name="P38" style:family="paragraph" style:parent-style-name="Heading_20_2">
      <style:text-properties officeooo:rsid="016534ab" officeooo:paragraph-rsid="016534ab"/>
    </style:style>
    <style:style style:name="P39" style:family="paragraph" style:parent-style-name="Heading_20_3">
      <style:text-properties officeooo:paragraph-rsid="01051dfe"/>
    </style:style>
    <style:style style:name="P40" style:family="paragraph" style:parent-style-name="Heading_20_3">
      <style:text-properties officeooo:rsid="01069c01" officeooo:paragraph-rsid="01069c01"/>
    </style:style>
    <style:style style:name="P41" style:family="paragraph" style:parent-style-name="Heading_20_3">
      <style:text-properties officeooo:paragraph-rsid="0125159b"/>
    </style:style>
    <style:style style:name="P42" style:family="paragraph" style:parent-style-name="Heading_20_3">
      <style:paragraph-properties fo:break-before="page"/>
    </style:style>
    <style:style style:name="P43" style:family="paragraph" style:parent-style-name="Heading_20_3">
      <style:text-properties officeooo:paragraph-rsid="01163085"/>
    </style:style>
    <style:style style:name="P44" style:family="paragraph" style:parent-style-name="Heading_20_3">
      <style:paragraph-properties fo:break-before="page"/>
      <style:text-properties officeooo:paragraph-rsid="01163085"/>
    </style:style>
    <style:style style:name="P45" style:family="paragraph" style:parent-style-name="Heading_20_3">
      <style:text-properties officeooo:rsid="012325f4" officeooo:paragraph-rsid="01163085"/>
    </style:style>
    <style:style style:name="P46" style:family="paragraph" style:parent-style-name="Heading_20_3">
      <style:text-properties officeooo:paragraph-rsid="0125e824"/>
    </style:style>
    <style:style style:name="P47" style:family="paragraph" style:parent-style-name="Heading_20_3">
      <style:text-properties officeooo:paragraph-rsid="0116a7c2"/>
    </style:style>
    <style:style style:name="P48" style:family="paragraph" style:parent-style-name="Heading_20_3">
      <style:text-properties officeooo:paragraph-rsid="015209df"/>
    </style:style>
    <style:style style:name="P49" style:family="paragraph" style:parent-style-name="Heading_20_4">
      <style:text-properties officeooo:paragraph-rsid="011a432f"/>
    </style:style>
    <style:style style:name="P50" style:family="paragraph" style:parent-style-name="Heading_20_4">
      <style:text-properties officeooo:paragraph-rsid="015209df"/>
    </style:style>
    <style:style style:name="P51" style:family="paragraph" style:parent-style-name="Heading_20_4">
      <style:text-properties officeooo:rsid="016a1329" officeooo:paragraph-rsid="016a1329"/>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a1329" officeooo:paragraph-rsid="016a1329"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list-style-name="L1">
      <style:text-properties fo:font-style="normal" officeooo:rsid="00ce0ad0" officeooo:paragraph-rsid="00d29876" style:font-style-asian="normal" style:font-style-complex="normal"/>
    </style:style>
    <style:style style:name="P55" style:family="paragraph" style:parent-style-name="Text_20_body" style:list-style-name="L1">
      <style:text-properties fo:font-style="normal" officeooo:rsid="00ce0ad0" officeooo:paragraph-rsid="01244b3b" style:font-style-asian="normal" style:font-style-complex="normal"/>
    </style:style>
    <style:style style:name="P56" style:family="paragraph" style:parent-style-name="Text_20_body" style:list-style-name="L2">
      <style:text-properties fo:font-style="normal" officeooo:rsid="00f6741f" officeooo:paragraph-rsid="01033a0d" style:font-style-asian="normal" style:font-style-complex="normal"/>
    </style:style>
    <style:style style:name="P57" style:family="paragraph" style:parent-style-name="Text_20_body">
      <style:text-properties fo:font-style="normal" officeooo:rsid="0119c88a" officeooo:paragraph-rsid="0119c88a" style:font-style-asian="normal" style:font-style-complex="normal"/>
    </style:style>
    <style:style style:name="P58" style:family="paragraph" style:parent-style-name="Text_20_body" style:list-style-name="L1">
      <style:text-properties fo:font-size="11pt" fo:font-style="normal" officeooo:rsid="00ce0ad0" officeooo:paragraph-rsid="0125a804" style:font-size-asian="11pt" style:font-style-asian="normal" style:font-size-complex="11pt" style:font-style-complex="normal"/>
    </style:style>
    <style:style style:name="P59" style:family="paragraph" style:parent-style-name="Text_20_body" style:list-style-name="L2">
      <style:text-properties officeooo:rsid="00f75f4c" officeooo:paragraph-rsid="00f75f4c"/>
    </style:style>
    <style:style style:name="P60" style:family="paragraph" style:parent-style-name="Text_20_body" style:list-style-name="L2">
      <style:text-properties officeooo:rsid="00f88668" officeooo:paragraph-rsid="00f88668"/>
    </style:style>
    <style:style style:name="P61" style:family="paragraph" style:parent-style-name="Text_20_body" style:list-style-name="L3">
      <style:text-properties officeooo:paragraph-rsid="00f9da6b"/>
    </style:style>
    <style:style style:name="P62" style:family="paragraph" style:parent-style-name="Text_20_body" style:list-style-name="L4">
      <style:text-properties officeooo:paragraph-rsid="00d7ee12"/>
    </style:style>
    <style:style style:name="P63" style:family="paragraph" style:parent-style-name="Text_20_body" style:list-style-name="L4">
      <style:text-properties officeooo:paragraph-rsid="010180e8"/>
    </style:style>
    <style:style style:name="P64" style:family="paragraph" style:parent-style-name="Text_20_body" style:list-style-name="L4">
      <style:text-properties officeooo:rsid="00d29876" officeooo:paragraph-rsid="00d7ee12"/>
    </style:style>
    <style:style style:name="P65" style:family="paragraph" style:parent-style-name="Text_20_body" style:list-style-name="L4">
      <style:text-properties officeooo:rsid="00d29876" officeooo:paragraph-rsid="01051dfe"/>
    </style:style>
    <style:style style:name="P66" style:family="paragraph" style:parent-style-name="Text_20_body" style:list-style-name="L2">
      <style:text-properties officeooo:rsid="01033a0d" officeooo:paragraph-rsid="01033a0d"/>
    </style:style>
    <style:style style:name="P67" style:family="paragraph" style:parent-style-name="Text_20_body" style:list-style-name="L5"/>
    <style:style style:name="P68" style:family="paragraph" style:parent-style-name="Text_20_body" style:list-style-name="L6"/>
    <style:style style:name="P69" style:family="paragraph" style:parent-style-name="Text_20_body" style:list-style-name="L6">
      <style:text-properties officeooo:paragraph-rsid="01051dfe"/>
    </style:style>
    <style:style style:name="P70" style:family="paragraph" style:parent-style-name="Text_20_body" style:list-style-name="L6">
      <style:text-properties officeooo:paragraph-rsid="010ecee0"/>
    </style:style>
    <style:style style:name="P71" style:family="paragraph" style:parent-style-name="Text_20_body" style:list-style-name="L7">
      <style:text-properties officeooo:paragraph-rsid="01069c01"/>
    </style:style>
    <style:style style:name="P72" style:family="paragraph" style:parent-style-name="Text_20_body" style:list-style-name="L8">
      <style:text-properties officeooo:paragraph-rsid="0110f717"/>
    </style:style>
    <style:style style:name="P73" style:family="paragraph" style:parent-style-name="Text_20_body" style:list-style-name="L9"/>
    <style:style style:name="P74" style:family="paragraph" style:parent-style-name="Text_20_body" style:list-style-name="L9">
      <style:text-properties officeooo:paragraph-rsid="01128a35"/>
    </style:style>
    <style:style style:name="P75" style:family="paragraph" style:parent-style-name="Text_20_body" style:list-style-name="L9">
      <style:text-properties officeooo:paragraph-rsid="0113fdb0"/>
    </style:style>
    <style:style style:name="P76" style:family="paragraph" style:parent-style-name="Text_20_body" style:list-style-name="L10">
      <style:text-properties officeooo:paragraph-rsid="0125159b"/>
    </style:style>
    <style:style style:name="P77" style:family="paragraph" style:parent-style-name="Text_20_body" style:list-style-name="L11"/>
    <style:style style:name="P78" style:family="paragraph" style:parent-style-name="Text_20_body" style:list-style-name="L11">
      <style:text-properties officeooo:paragraph-rsid="01183f84"/>
    </style:style>
    <style:style style:name="P79" style:family="paragraph" style:parent-style-name="Text_20_body" style:list-style-name="L11">
      <style:text-properties officeooo:paragraph-rsid="011a432f"/>
    </style:style>
    <style:style style:name="P80" style:family="paragraph" style:parent-style-name="Text_20_body" style:list-style-name="L11">
      <style:text-properties officeooo:paragraph-rsid="01281091"/>
    </style:style>
    <style:style style:name="P81" style:family="paragraph" style:parent-style-name="Text_20_body" style:list-style-name="L12"/>
    <style:style style:name="P82" style:family="paragraph" style:parent-style-name="Text_20_body" style:list-style-name="L13"/>
    <style:style style:name="P83" style:family="paragraph" style:parent-style-name="Text_20_body" style:list-style-name="L14">
      <style:text-properties officeooo:paragraph-rsid="011a432f"/>
    </style:style>
    <style:style style:name="P84" style:family="paragraph" style:parent-style-name="Text_20_body" style:list-style-name="L15"/>
    <style:style style:name="P85" style:family="paragraph" style:parent-style-name="Text_20_body" style:list-style-name="L16"/>
    <style:style style:name="P86" style:family="paragraph" style:parent-style-name="Text_20_body" style:list-style-name="L17">
      <style:text-properties fo:font-weight="bold" style:font-weight-asian="bold" style:font-weight-complex="bold"/>
    </style:style>
    <style:style style:name="P87" style:family="paragraph" style:parent-style-name="Text_20_body" style:list-style-name="L18"/>
    <style:style style:name="P88" style:family="paragraph" style:parent-style-name="Text_20_body" style:list-style-name="L18">
      <style:text-properties officeooo:paragraph-rsid="011dd0a4"/>
    </style:style>
    <style:style style:name="P89" style:family="paragraph" style:parent-style-name="Text_20_body" style:list-style-name="L19"/>
    <style:style style:name="P90" style:family="paragraph" style:parent-style-name="Text_20_body" style:list-style-name="L20"/>
    <style:style style:name="P91" style:family="paragraph" style:parent-style-name="Text_20_body" style:list-style-name="L20">
      <style:text-properties officeooo:paragraph-rsid="01281091"/>
    </style:style>
    <style:style style:name="P92" style:family="paragraph" style:parent-style-name="Text_20_body" style:list-style-name="L21">
      <style:text-properties officeooo:paragraph-rsid="01281091"/>
    </style:style>
    <style:style style:name="P93" style:family="paragraph" style:parent-style-name="Text_20_body" style:list-style-name="L22">
      <style:text-properties officeooo:paragraph-rsid="01281091"/>
    </style:style>
    <style:style style:name="P94" style:family="paragraph" style:parent-style-name="Text_20_body" style:list-style-name="L22">
      <style:text-properties officeooo:rsid="01281091" officeooo:paragraph-rsid="01281091"/>
    </style:style>
    <style:style style:name="P95" style:family="paragraph" style:parent-style-name="Text_20_body">
      <style:text-properties officeooo:rsid="00d30fe1" officeooo:paragraph-rsid="013b04ea"/>
    </style:style>
    <style:style style:name="P96" style:family="paragraph" style:parent-style-name="Text_20_body">
      <style:text-properties officeooo:rsid="013b04ea" officeooo:paragraph-rsid="013b04ea"/>
    </style:style>
    <style:style style:name="P97" style:family="paragraph" style:parent-style-name="Text_20_body">
      <style:text-properties officeooo:paragraph-rsid="01163085"/>
    </style:style>
    <style:style style:name="P98" style:family="paragraph" style:parent-style-name="Text_20_body">
      <style:text-properties officeooo:rsid="013cf2e9" officeooo:paragraph-rsid="013cf2e9"/>
    </style:style>
    <style:style style:name="P99" style:family="paragraph" style:parent-style-name="Text_20_body" style:list-style-name="L27">
      <style:text-properties officeooo:rsid="013cf2e9" officeooo:paragraph-rsid="013cf2e9"/>
    </style:style>
    <style:style style:name="P100" style:family="paragraph" style:parent-style-name="Text_20_body" style:list-style-name="L23"/>
    <style:style style:name="P101" style:family="paragraph" style:parent-style-name="Text_20_body" style:list-style-name="L24"/>
    <style:style style:name="P102" style:family="paragraph" style:parent-style-name="Text_20_body" style:list-style-name="L25"/>
    <style:style style:name="P103" style:family="paragraph" style:parent-style-name="Text_20_body" style:list-style-name="L26"/>
    <style:style style:name="P104" style:family="paragraph" style:parent-style-name="Text_20_body" style:list-style-name="L28"/>
    <style:style style:name="P105" style:family="paragraph" style:parent-style-name="Text_20_body">
      <style:text-properties officeooo:paragraph-rsid="0116a7c2"/>
    </style:style>
    <style:style style:name="P106" style:family="paragraph" style:parent-style-name="Text_20_body">
      <style:text-properties officeooo:rsid="013f0452" officeooo:paragraph-rsid="013f0452"/>
    </style:style>
    <style:style style:name="P107" style:family="paragraph" style:parent-style-name="Text_20_body" style:list-style-name="L29"/>
    <style:style style:name="P108" style:family="paragraph" style:parent-style-name="Text_20_body" style:list-style-name="L30"/>
    <style:style style:name="P109" style:family="paragraph" style:parent-style-name="Text_20_body">
      <style:text-properties officeooo:paragraph-rsid="0125e824"/>
    </style:style>
    <style:style style:name="P110" style:family="paragraph" style:parent-style-name="Text_20_body">
      <style:text-properties officeooo:rsid="01408444" officeooo:paragraph-rsid="01408444"/>
    </style:style>
    <style:style style:name="P111" style:family="paragraph" style:parent-style-name="Text_20_body">
      <style:text-properties officeooo:rsid="014337a5" officeooo:paragraph-rsid="014337a5"/>
    </style:style>
    <style:style style:name="P112" style:family="paragraph" style:parent-style-name="Text_20_body">
      <style:text-properties officeooo:paragraph-rsid="014337a5"/>
    </style:style>
    <style:style style:name="P113" style:family="paragraph" style:parent-style-name="Text_20_body">
      <style:text-properties officeooo:rsid="01437014" officeooo:paragraph-rsid="01437014"/>
    </style:style>
    <style:style style:name="P114" style:family="paragraph" style:parent-style-name="Text_20_body" style:list-style-name="L31"/>
    <style:style style:name="P115" style:family="paragraph" style:list-style-name="L32"/>
    <style:style style:name="P116" style:family="paragraph" style:parent-style-name="Text_20_body" style:list-style-name="L32"/>
    <style:style style:name="P117" style:family="paragraph" style:parent-style-name="Text_20_body" style:list-style-name="L33"/>
    <style:style style:name="P118" style:family="paragraph" style:parent-style-name="Text_20_body" style:list-style-name="L34"/>
    <style:style style:name="P119" style:family="paragraph" style:parent-style-name="Text_20_body" style:list-style-name="L35"/>
    <style:style style:name="P120" style:family="paragraph" style:parent-style-name="Text_20_body" style:list-style-name="L35">
      <style:text-properties officeooo:paragraph-rsid="014c604e"/>
    </style:style>
    <style:style style:name="P121" style:family="paragraph" style:parent-style-name="Text_20_body" style:list-style-name="L35">
      <style:text-properties officeooo:paragraph-rsid="014d57cf"/>
    </style:style>
    <style:style style:name="P122" style:family="paragraph" style:parent-style-name="Text_20_body">
      <style:text-properties officeooo:rsid="014f4571" officeooo:paragraph-rsid="014f4571"/>
    </style:style>
    <style:style style:name="P123" style:family="paragraph" style:parent-style-name="Text_20_body">
      <style:text-properties officeooo:rsid="014f4571" officeooo:paragraph-rsid="015209df"/>
    </style:style>
    <style:style style:name="P124" style:family="paragraph" style:parent-style-name="Text_20_body" style:list-style-name="L36"/>
    <style:style style:name="P125" style:family="paragraph" style:parent-style-name="Text_20_body" style:list-style-name="L36">
      <style:text-properties officeooo:paragraph-rsid="015209df"/>
    </style:style>
    <style:style style:name="P126" style:family="paragraph" style:parent-style-name="Text_20_body">
      <style:text-properties officeooo:paragraph-rsid="015209df"/>
    </style:style>
    <style:style style:name="P127" style:family="paragraph" style:parent-style-name="Text_20_body" style:list-style-name="L37">
      <style:text-properties officeooo:paragraph-rsid="015209df"/>
    </style:style>
    <style:style style:name="P128" style:family="paragraph" style:parent-style-name="Text_20_body" style:list-style-name="L38"/>
    <style:style style:name="P129" style:family="paragraph" style:parent-style-name="Text_20_body" style:list-style-name="L39"/>
    <style:style style:name="P130" style:family="paragraph" style:parent-style-name="Text_20_body" style:list-style-name="L39">
      <style:text-properties officeooo:paragraph-rsid="015408e1"/>
    </style:style>
    <style:style style:name="P131" style:family="paragraph" style:parent-style-name="Text_20_body" style:list-style-name="L39">
      <style:paragraph-properties fo:text-align="start" style:justify-single-word="false"/>
    </style:style>
    <style:style style:name="P132" style:family="paragraph" style:parent-style-name="Text_20_body" style:list-style-name="L40">
      <style:text-properties officeooo:rsid="015c877a" officeooo:paragraph-rsid="015c877a"/>
    </style:style>
    <style:style style:name="P133" style:family="paragraph" style:parent-style-name="Text_20_body">
      <style:text-properties officeooo:rsid="015c877a" officeooo:paragraph-rsid="015e4bcd"/>
    </style:style>
    <style:style style:name="P134" style:family="paragraph" style:parent-style-name="Text_20_body" style:list-style-name="L40">
      <style:text-properties officeooo:paragraph-rsid="015c7399"/>
    </style:style>
    <style:style style:name="P135" style:family="paragraph" style:parent-style-name="Text_20_body" style:list-style-name="L40">
      <style:text-properties officeooo:paragraph-rsid="015c877a"/>
    </style:style>
    <style:style style:name="P136" style:family="paragraph" style:parent-style-name="Text_20_body">
      <style:text-properties officeooo:rsid="015e4bcd" officeooo:paragraph-rsid="015e4bcd"/>
    </style:style>
    <style:style style:name="P137" style:family="paragraph" style:parent-style-name="Text_20_body" style:list-style-name="L40">
      <style:text-properties officeooo:rsid="015e4bcd" officeooo:paragraph-rsid="015e4bcd"/>
    </style:style>
    <style:style style:name="P138" style:family="paragraph" style:parent-style-name="Text_20_body" style:list-style-name="L40">
      <style:text-properties officeooo:rsid="015fa4ae" officeooo:paragraph-rsid="015fa4ae"/>
    </style:style>
    <style:style style:name="P139" style:family="paragraph" style:parent-style-name="Text_20_body" style:list-style-name="L40">
      <style:text-properties officeooo:rsid="01615542" officeooo:paragraph-rsid="01615542"/>
    </style:style>
    <style:style style:name="P140" style:family="paragraph" style:parent-style-name="Text_20_body">
      <style:text-properties officeooo:rsid="01633c67" officeooo:paragraph-rsid="01633c67"/>
    </style:style>
    <style:style style:name="P141" style:family="paragraph" style:parent-style-name="Text_20_body">
      <style:text-properties officeooo:rsid="016534ab" officeooo:paragraph-rsid="016534ab"/>
    </style:style>
    <style:style style:name="P142" style:family="paragraph" style:parent-style-name="Text_20_body">
      <style:text-properties officeooo:rsid="01680cff" officeooo:paragraph-rsid="01680cff"/>
    </style:style>
    <style:style style:name="P143" style:family="paragraph" style:parent-style-name="Text_20_body">
      <style:text-properties officeooo:rsid="01680cff" officeooo:paragraph-rsid="016962bd"/>
    </style:style>
    <style:style style:name="P144" style:family="paragraph" style:parent-style-name="Text_20_body">
      <style:text-properties officeooo:rsid="016962bd" officeooo:paragraph-rsid="016962bd"/>
    </style:style>
    <style:style style:name="P145" style:family="paragraph" style:parent-style-name="Text_20_body">
      <style:text-properties officeooo:rsid="016992f0" officeooo:paragraph-rsid="016992f0"/>
    </style:style>
    <style:style style:name="P146" style:family="paragraph" style:parent-style-name="Text_20_body">
      <style:text-properties officeooo:rsid="016a1329" officeooo:paragraph-rsid="016a1329"/>
    </style:style>
    <style:style style:name="T1" style:family="text">
      <style:text-properties officeooo:rsid="0030dd01"/>
    </style:style>
    <style:style style:name="T2" style:family="text">
      <style:text-properties officeooo:rsid="00bc080c"/>
    </style:style>
    <style:style style:name="T3" style:family="text">
      <style:text-properties fo:font-weight="bold" style:font-weight-asian="bold" style:font-weight-complex="bold"/>
    </style:style>
    <style:style style:name="T4" style:family="text">
      <style:text-properties fo:font-weight="bold" officeooo:rsid="0071929a" style:font-weight-asian="bold" style:font-weight-complex="bold"/>
    </style:style>
    <style:style style:name="T5" style:family="text">
      <style:text-properties fo:font-weight="bold" officeooo:rsid="00f9da6b" style:font-weight-asian="bold" style:font-weight-complex="bold"/>
    </style:style>
    <style:style style:name="T6" style:family="text">
      <style:text-properties fo:font-weight="bold" officeooo:rsid="01281091" style:font-weight-asian="bold" style:font-weight-complex="bold"/>
    </style:style>
    <style:style style:name="T7" style:family="text">
      <style:text-properties fo:font-weight="bold" officeooo:rsid="015b860c" style:font-weight-asian="bold" style:font-weight-complex="bold"/>
    </style:style>
    <style:style style:name="T8" style:family="text">
      <style:text-properties officeooo:rsid="0071929a"/>
    </style:style>
    <style:style style:name="T9" style:family="text">
      <style:text-properties officeooo:rsid="00738963"/>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bold" officeooo:rsid="00d97b8e" style:font-style-asian="normal" style:font-weight-asian="bold" style:font-style-complex="normal" style:font-weight-complex="bold"/>
    </style:style>
    <style:style style:name="T12" style:family="text">
      <style:text-properties fo:font-style="normal" fo:font-weight="bold" officeooo:rsid="00fbf0ad" style:font-style-asian="normal" style:font-weight-asian="bold" style:font-style-complex="normal" style:font-weight-complex="bold"/>
    </style:style>
    <style:style style:name="T13" style:family="text">
      <style:text-properties fo:font-style="normal" fo:font-weight="bold" officeooo:rsid="00d9eb36" style:font-style-asian="normal" style:font-weight-asian="bold" style:font-style-complex="normal" style:font-weight-complex="bold"/>
    </style:style>
    <style:style style:name="T14" style:family="text">
      <style:text-properties fo:font-style="normal" fo:font-weight="bold" officeooo:rsid="0100d4fd" style:font-style-asian="normal" style:font-weight-asian="bold" style:font-style-complex="normal" style:font-weight-complex="bold"/>
    </style:style>
    <style:style style:name="T15" style:family="text">
      <style:text-properties fo:font-style="normal" style:font-style-asian="normal" style:font-style-complex="normal"/>
    </style:style>
    <style:style style:name="T16" style:family="text">
      <style:text-properties fo:font-style="normal" officeooo:rsid="00d97b8e" style:font-style-asian="normal" style:font-style-complex="normal"/>
    </style:style>
    <style:style style:name="T17" style:family="text">
      <style:text-properties fo:font-style="normal" officeooo:rsid="00d9eb36" style:font-style-asian="normal" style:font-style-complex="normal"/>
    </style:style>
    <style:style style:name="T18" style:family="text">
      <style:text-properties fo:font-style="normal" officeooo:rsid="00fbf0ad" style:font-style-asian="normal" style:font-style-complex="normal"/>
    </style:style>
    <style:style style:name="T19" style:family="text">
      <style:text-properties fo:font-style="normal" officeooo:rsid="00fdb0dc" style:font-style-asian="normal" style:font-style-complex="normal"/>
    </style:style>
    <style:style style:name="T20" style:family="text">
      <style:text-properties fo:font-style="normal" officeooo:rsid="00ff1030" style:font-style-asian="normal" style:font-style-complex="normal"/>
    </style:style>
    <style:style style:name="T21" style:family="text">
      <style:text-properties fo:font-style="normal" officeooo:rsid="00ff3e6a" style:font-style-asian="normal" style:font-style-complex="normal"/>
    </style:style>
    <style:style style:name="T22" style:family="text">
      <style:text-properties fo:font-style="normal" officeooo:rsid="0100d4fd" style:font-style-asian="normal" style:font-style-complex="normal"/>
    </style:style>
    <style:style style:name="T23" style:family="text">
      <style:text-properties fo:font-style="normal" officeooo:rsid="010180e8" style:font-style-asian="normal" style:font-style-complex="normal"/>
    </style:style>
    <style:style style:name="T24" style:family="text">
      <style:text-properties fo:font-style="normal" officeooo:rsid="0101c17a" style:font-style-asian="normal" style:font-style-complex="normal"/>
    </style:style>
    <style:style style:name="T25" style:family="text">
      <style:text-properties fo:font-style="normal" officeooo:rsid="00f6741f" style:font-style-asian="normal" style:font-style-complex="normal"/>
    </style:style>
    <style:style style:name="T26" style:family="text">
      <style:text-properties fo:font-style="normal" officeooo:rsid="01033a0d" style:font-style-asian="normal" style:font-style-complex="normal"/>
    </style:style>
    <style:style style:name="T27" style:family="text">
      <style:text-properties fo:font-style="normal" officeooo:rsid="01051dfe" style:font-style-asian="normal" style:font-style-complex="normal"/>
    </style:style>
    <style:style style:name="T28" style:family="text">
      <style:text-properties fo:font-style="normal" officeooo:rsid="01069c01" style:font-style-asian="normal" style:font-style-complex="normal"/>
    </style:style>
    <style:style style:name="T29" style:family="text">
      <style:text-properties fo:font-style="normal" officeooo:rsid="01078c2f" style:font-style-asian="normal" style:font-style-complex="normal"/>
    </style:style>
    <style:style style:name="T30" style:family="text">
      <style:text-properties fo:font-style="normal" officeooo:rsid="010c43f9" style:font-style-asian="normal" style:font-style-complex="normal"/>
    </style:style>
    <style:style style:name="T31" style:family="text">
      <style:text-properties fo:font-style="normal" officeooo:rsid="01163085" style:font-style-asian="normal" style:font-style-complex="normal"/>
    </style:style>
    <style:style style:name="T32" style:family="text">
      <style:text-properties fo:font-style="normal" officeooo:rsid="011c98ea" style:font-style-asian="normal" style:font-style-complex="normal"/>
    </style:style>
    <style:style style:name="T33" style:family="text">
      <style:text-properties fo:font-style="normal" officeooo:rsid="012d9e1b" style:font-style-asian="normal" style:font-style-complex="normal"/>
    </style:style>
    <style:style style:name="T34" style:family="text">
      <style:text-properties fo:font-style="normal" officeooo:rsid="013b04ea"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fdb0dc" style:font-style-asian="normal" style:font-weight-asian="normal" style:font-style-complex="normal" style:font-weight-complex="normal"/>
    </style:style>
    <style:style style:name="T37" style:family="text">
      <style:text-properties fo:font-style="normal" fo:font-weight="normal" officeooo:rsid="00ff1030" style:font-style-asian="normal" style:font-weight-asian="normal" style:font-style-complex="normal" style:font-weight-complex="normal"/>
    </style:style>
    <style:style style:name="T38" style:family="text">
      <style:text-properties fo:font-style="normal" fo:font-weight="normal" officeooo:rsid="00ff3e6a" style:font-style-asian="normal" style:font-weight-asian="normal" style:font-style-complex="normal" style:font-weight-complex="normal"/>
    </style:style>
    <style:style style:name="T39" style:family="text">
      <style:text-properties fo:font-style="normal" fo:font-weight="normal" officeooo:rsid="0100d4fd" style:font-style-asian="normal" style:font-weight-asian="normal" style:font-style-complex="normal" style:font-weight-complex="normal"/>
    </style:style>
    <style:style style:name="T40" style:family="text">
      <style:text-properties fo:font-style="normal" fo:font-weight="normal" officeooo:rsid="00d9eb36" style:font-style-asian="normal" style:font-weight-asian="normal" style:font-style-complex="normal" style:font-weight-complex="normal"/>
    </style:style>
    <style:style style:name="T41" style:family="text">
      <style:text-properties fo:font-style="normal" fo:font-weight="normal" officeooo:rsid="010180e8" style:font-style-asian="normal" style:font-weight-asian="normal" style:font-style-complex="normal" style:font-weight-complex="normal"/>
    </style:style>
    <style:style style:name="T42" style:family="text">
      <style:text-properties fo:font-style="normal" fo:font-weight="normal" officeooo:rsid="0101c17a" style:font-style-asian="normal" style:font-weight-asian="normal" style:font-style-complex="normal" style:font-weight-complex="normal"/>
    </style:style>
    <style:style style:name="T43" style:family="text">
      <style:text-properties officeooo:rsid="00cb482e"/>
    </style:style>
    <style:style style:name="T44" style:family="text">
      <style:text-properties officeooo:rsid="00ce0ad0"/>
    </style:style>
    <style:style style:name="T45" style:family="text">
      <style:text-properties fo:language="es" fo:country="ES"/>
    </style:style>
    <style:style style:name="T46" style:family="text">
      <style:text-properties fo:language="es" fo:country="ES" officeooo:rsid="00ce0ad0"/>
    </style:style>
    <style:style style:name="T47" style:family="text">
      <style:text-properties fo:language="es" fo:country="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officeooo:rsid="00fbf0ad" style:font-style-asian="italic" style:font-style-complex="italic"/>
    </style:style>
    <style:style style:name="T50" style:family="text">
      <style:text-properties fo:font-style="italic" officeooo:rsid="00d9eb36" style:font-style-asian="italic" style:font-style-complex="italic"/>
    </style:style>
    <style:style style:name="T51" style:family="text">
      <style:text-properties fo:font-style="italic" officeooo:rsid="01051dfe" style:font-style-asian="italic" style:font-style-complex="italic"/>
    </style:style>
    <style:style style:name="T52" style:family="text">
      <style:text-properties fo:font-style="italic" officeooo:rsid="01078c2f" style:font-style-asian="italic" style:font-style-complex="italic"/>
    </style:style>
    <style:style style:name="T53" style:family="text">
      <style:text-properties fo:font-style="italic" fo:font-weight="normal" style:font-style-asian="italic" style:font-weight-asian="normal" style:font-style-complex="italic" style:font-weight-complex="normal"/>
    </style:style>
    <style:style style:name="T54" style:family="text">
      <style:text-properties style:text-underline-style="none"/>
    </style:style>
    <style:style style:name="T55" style:family="text">
      <style:text-properties style:text-underline-style="none" officeooo:rsid="00f9daac"/>
    </style:style>
    <style:style style:name="T56" style:family="text">
      <style:text-properties style:text-underline-style="none" officeooo:rsid="0125a804"/>
    </style:style>
    <style:style style:name="T57" style:family="text">
      <style:text-properties style:text-underline-style="none" officeooo:rsid="01496a2c"/>
    </style:style>
    <style:style style:name="T58" style:family="text">
      <style:text-properties officeooo:rsid="00f56cb3"/>
    </style:style>
    <style:style style:name="T59" style:family="text">
      <style:text-properties officeooo:rsid="00f6741f"/>
    </style:style>
    <style:style style:name="T60" style:family="text">
      <style:text-properties officeooo:rsid="00f75f4c"/>
    </style:style>
    <style:style style:name="T61" style:family="text">
      <style:text-properties officeooo:rsid="00f88668"/>
    </style:style>
    <style:style style:name="T62" style:family="text">
      <style:text-properties officeooo:rsid="00f9da6b"/>
    </style:style>
    <style:style style:name="T63" style:family="text">
      <style:text-properties officeooo:rsid="00f9daac"/>
    </style:style>
    <style:style style:name="T64" style:family="text">
      <style:text-properties officeooo:rsid="00fbf0ad"/>
    </style:style>
    <style:style style:name="T65" style:family="text">
      <style:text-properties officeooo:rsid="0100d4fd"/>
    </style:style>
    <style:style style:name="T66" style:family="text">
      <style:text-properties officeooo:rsid="01033a0d"/>
    </style:style>
    <style:style style:name="T67" style:family="text">
      <style:text-properties officeooo:rsid="01051dfe"/>
    </style:style>
    <style:style style:name="T68" style:family="text">
      <style:text-properties officeooo:rsid="01069c01"/>
    </style:style>
    <style:style style:name="T69" style:family="text">
      <style:text-properties officeooo:rsid="01078c2f"/>
    </style:style>
    <style:style style:name="T70" style:family="text">
      <style:text-properties officeooo:rsid="010a8aab"/>
    </style:style>
    <style:style style:name="T71" style:family="text">
      <style:text-properties officeooo:rsid="010c43f9"/>
    </style:style>
    <style:style style:name="T72" style:family="text">
      <style:text-properties fo:font-weight="normal" style:font-weight-asian="normal" style:font-weight-complex="normal"/>
    </style:style>
    <style:style style:name="T73" style:family="text">
      <style:text-properties fo:font-weight="normal" officeooo:rsid="010c43f9" style:font-weight-asian="normal" style:font-weight-complex="normal"/>
    </style:style>
    <style:style style:name="T74" style:family="text">
      <style:text-properties fo:font-weight="normal" officeooo:rsid="010dd391" style:font-weight-asian="normal" style:font-weight-complex="normal"/>
    </style:style>
    <style:style style:name="T75" style:family="text">
      <style:text-properties fo:font-weight="normal" officeooo:rsid="010ecee0" style:font-weight-asian="normal" style:font-weight-complex="normal"/>
    </style:style>
    <style:style style:name="T76" style:family="text">
      <style:text-properties fo:font-weight="normal" officeooo:rsid="011a432f" style:font-weight-asian="normal" style:font-weight-complex="normal"/>
    </style:style>
    <style:style style:name="T77" style:family="text">
      <style:text-properties fo:font-weight="normal" officeooo:rsid="011a6d07" style:font-weight-asian="normal" style:font-weight-complex="normal"/>
    </style:style>
    <style:style style:name="T78" style:family="text">
      <style:text-properties fo:font-weight="normal" officeooo:rsid="011c98ea" style:font-weight-asian="normal" style:font-weight-complex="normal"/>
    </style:style>
    <style:style style:name="T79" style:family="text">
      <style:text-properties fo:font-weight="normal" officeooo:rsid="011dd0a4" style:font-weight-asian="normal" style:font-weight-complex="normal"/>
    </style:style>
    <style:style style:name="T80" style:family="text">
      <style:text-properties fo:font-weight="normal" officeooo:rsid="012eaeda" style:font-weight-asian="normal" style:font-weight-complex="normal"/>
    </style:style>
    <style:style style:name="T81" style:family="text">
      <style:text-properties fo:font-weight="normal" officeooo:rsid="01303536" style:font-weight-asian="normal" style:font-weight-complex="normal"/>
    </style:style>
    <style:style style:name="T82" style:family="text">
      <style:text-properties fo:font-weight="normal" officeooo:rsid="0132136d" style:font-weight-asian="normal" style:font-weight-complex="normal"/>
    </style:style>
    <style:style style:name="T83" style:family="text">
      <style:text-properties fo:font-weight="normal" officeooo:rsid="0132b911" style:font-weight-asian="normal" style:font-weight-complex="normal"/>
    </style:style>
    <style:style style:name="T84" style:family="text">
      <style:text-properties fo:font-weight="normal" officeooo:rsid="01383d01" style:font-weight-asian="normal" style:font-weight-complex="normal"/>
    </style:style>
    <style:style style:name="T85" style:family="text">
      <style:text-properties fo:font-weight="normal" officeooo:rsid="013aefbf" style:font-weight-asian="normal" style:font-weight-complex="normal"/>
    </style:style>
    <style:style style:name="T86" style:family="text">
      <style:text-properties fo:font-weight="normal" officeooo:rsid="013e016c" style:font-weight-asian="normal" style:font-weight-complex="normal"/>
    </style:style>
    <style:style style:name="T87" style:family="text">
      <style:text-properties fo:font-weight="normal" officeooo:rsid="013e0dc2" style:font-weight-asian="normal" style:font-weight-complex="normal"/>
    </style:style>
    <style:style style:name="T88" style:family="text">
      <style:text-properties fo:font-weight="normal" officeooo:rsid="013f0452" style:font-weight-asian="normal" style:font-weight-complex="normal"/>
    </style:style>
    <style:style style:name="T89" style:family="text">
      <style:text-properties fo:font-weight="normal" officeooo:rsid="014571a1" style:font-weight-asian="normal" style:font-weight-complex="normal"/>
    </style:style>
    <style:style style:name="T90" style:family="text">
      <style:text-properties fo:font-weight="normal" officeooo:rsid="01457335" style:font-weight-asian="normal" style:font-weight-complex="normal"/>
    </style:style>
    <style:style style:name="T91" style:family="text">
      <style:text-properties fo:font-weight="normal" officeooo:rsid="0145d66e" style:font-weight-asian="normal" style:font-weight-complex="normal"/>
    </style:style>
    <style:style style:name="T92" style:family="text">
      <style:text-properties fo:font-weight="normal" officeooo:rsid="0146f823" style:font-weight-asian="normal" style:font-weight-complex="normal"/>
    </style:style>
    <style:style style:name="T93" style:family="text">
      <style:text-properties fo:font-weight="normal" officeooo:rsid="0147819f" style:font-weight-asian="normal" style:font-weight-complex="normal"/>
    </style:style>
    <style:style style:name="T94" style:family="text">
      <style:text-properties fo:font-weight="normal" officeooo:rsid="014d57cf" style:font-weight-asian="normal" style:font-weight-complex="normal"/>
    </style:style>
    <style:style style:name="T95" style:family="text">
      <style:text-properties fo:font-weight="normal" officeooo:rsid="014db3aa" style:font-weight-asian="normal" style:font-weight-complex="normal"/>
    </style:style>
    <style:style style:name="T96" style:family="text">
      <style:text-properties fo:font-weight="normal" officeooo:rsid="014f5c68" style:font-weight-asian="normal" style:font-weight-complex="normal"/>
    </style:style>
    <style:style style:name="T97" style:family="text">
      <style:text-properties fo:font-weight="normal" officeooo:rsid="015209df" style:font-weight-asian="normal" style:font-weight-complex="normal"/>
    </style:style>
    <style:style style:name="T98" style:family="text">
      <style:text-properties fo:font-weight="normal" officeooo:rsid="0155ccfb" style:font-weight-asian="normal" style:font-weight-complex="normal"/>
    </style:style>
    <style:style style:name="T99" style:family="text">
      <style:text-properties fo:font-weight="normal" officeooo:rsid="0156eb4c" style:font-weight-asian="normal" style:font-weight-complex="normal"/>
    </style:style>
    <style:style style:name="T100" style:family="text">
      <style:text-properties fo:font-weight="normal" officeooo:rsid="01582f5e" style:font-weight-asian="normal" style:font-weight-complex="normal"/>
    </style:style>
    <style:style style:name="T101" style:family="text">
      <style:text-properties fo:font-weight="normal" officeooo:rsid="015963cc" style:font-weight-asian="normal" style:font-weight-complex="normal"/>
    </style:style>
    <style:style style:name="T102" style:family="text">
      <style:text-properties fo:font-weight="normal" officeooo:rsid="015e4bcd" style:font-weight-asian="normal" style:font-weight-complex="normal"/>
    </style:style>
    <style:style style:name="T103" style:family="text">
      <style:text-properties officeooo:rsid="010d7cc5"/>
    </style:style>
    <style:style style:name="T104" style:family="text">
      <style:text-properties officeooo:rsid="010ecee0"/>
    </style:style>
    <style:style style:name="T105" style:family="text">
      <style:text-properties officeooo:rsid="010f80d0"/>
    </style:style>
    <style:style style:name="T106" style:family="text">
      <style:text-properties officeooo:rsid="0110f717"/>
    </style:style>
    <style:style style:name="T107" style:family="text">
      <style:text-properties officeooo:rsid="01128a35"/>
    </style:style>
    <style:style style:name="T108" style:family="text">
      <style:text-properties officeooo:rsid="01134388"/>
    </style:style>
    <style:style style:name="T109" style:family="text">
      <style:text-properties officeooo:rsid="0113fdb0"/>
    </style:style>
    <style:style style:name="T110" style:family="text">
      <style:text-properties officeooo:rsid="01140be7"/>
    </style:style>
    <style:style style:name="T111" style:family="text">
      <style:text-properties officeooo:rsid="01163085"/>
    </style:style>
    <style:style style:name="T112" style:family="text">
      <style:text-properties officeooo:rsid="01183f84"/>
    </style:style>
    <style:style style:name="T113" style:family="text">
      <style:text-properties officeooo:rsid="01185ea0"/>
    </style:style>
    <style:style style:name="T114" style:family="text">
      <style:text-properties officeooo:rsid="01195bd6"/>
    </style:style>
    <style:style style:name="T115" style:family="text">
      <style:text-properties officeooo:rsid="011a432f"/>
    </style:style>
    <style:style style:name="T116" style:family="text">
      <style:text-properties officeooo:rsid="011a6d07"/>
    </style:style>
    <style:style style:name="T117" style:family="text">
      <style:text-properties officeooo:rsid="011c98ea"/>
    </style:style>
    <style:style style:name="T118" style:family="text">
      <style:text-properties officeooo:rsid="012325f4"/>
    </style:style>
    <style:style style:name="T119" style:family="text">
      <style:text-properties officeooo:rsid="01234736"/>
    </style:style>
    <style:style style:name="T120" style:family="text">
      <style:text-properties officeooo:rsid="0125159b"/>
    </style:style>
    <style:style style:name="T121" style:family="text">
      <style:text-properties officeooo:rsid="0125a804"/>
    </style:style>
    <style:style style:name="T122" style:family="text">
      <style:text-properties officeooo:rsid="0125e824"/>
    </style:style>
    <style:style style:name="T123" style:family="text">
      <style:text-properties officeooo:rsid="01281091"/>
    </style:style>
    <style:style style:name="T124" style:family="text">
      <style:text-properties officeooo:rsid="012bec1a"/>
    </style:style>
    <style:style style:name="T125" style:family="text">
      <style:text-properties officeooo:rsid="012d9e1b"/>
    </style:style>
    <style:style style:name="T126" style:family="text">
      <style:text-properties officeooo:rsid="01303536"/>
    </style:style>
    <style:style style:name="T127" style:family="text">
      <style:text-properties officeooo:rsid="0132136d"/>
    </style:style>
    <style:style style:name="T128" style:family="text">
      <style:text-properties officeooo:rsid="0132b911"/>
    </style:style>
    <style:style style:name="T129" style:family="text">
      <style:text-properties officeooo:rsid="0133539f"/>
    </style:style>
    <style:style style:name="T130" style:family="text">
      <style:text-properties officeooo:rsid="0133ff86"/>
    </style:style>
    <style:style style:name="T131" style:family="text">
      <style:text-properties officeooo:rsid="01383d01"/>
    </style:style>
    <style:style style:name="T132" style:family="text">
      <style:text-properties officeooo:rsid="0139f12f"/>
    </style:style>
    <style:style style:name="T133" style:family="text">
      <style:text-properties officeooo:rsid="013a51ba"/>
    </style:style>
    <style:style style:name="T134" style:family="text">
      <style:text-properties officeooo:rsid="013aefbf"/>
    </style:style>
    <style:style style:name="T135" style:family="text">
      <style:text-properties officeooo:rsid="013b04ea"/>
    </style:style>
    <style:style style:name="T136" style:family="text">
      <style:text-properties officeooo:rsid="013cf2e9"/>
    </style:style>
    <style:style style:name="T137" style:family="text">
      <style:text-properties officeooo:rsid="013e016c"/>
    </style:style>
    <style:style style:name="T138" style:family="text">
      <style:text-properties officeooo:rsid="013e0dc2"/>
    </style:style>
    <style:style style:name="T139" style:family="text">
      <style:text-properties officeooo:rsid="013f0452"/>
    </style:style>
    <style:style style:name="T140" style:family="text">
      <style:text-properties officeooo:rsid="013fe4b0"/>
    </style:style>
    <style:style style:name="T141" style:family="text">
      <style:text-properties officeooo:rsid="014259cd"/>
    </style:style>
    <style:style style:name="T142" style:family="text">
      <style:text-properties officeooo:rsid="01437014"/>
    </style:style>
    <style:style style:name="T143" style:family="text">
      <style:text-properties officeooo:rsid="0143f696"/>
    </style:style>
    <style:style style:name="T144" style:family="text">
      <style:text-properties officeooo:rsid="014571a1"/>
    </style:style>
    <style:style style:name="T145" style:family="text">
      <style:text-properties officeooo:rsid="01457335"/>
    </style:style>
    <style:style style:name="T146" style:family="text">
      <style:text-properties officeooo:rsid="0145d66e"/>
    </style:style>
    <style:style style:name="T147" style:family="text">
      <style:text-properties officeooo:rsid="0146f823"/>
    </style:style>
    <style:style style:name="T148" style:family="text">
      <style:text-properties officeooo:rsid="0147819f"/>
    </style:style>
    <style:style style:name="T149" style:family="text">
      <style:text-properties officeooo:rsid="014ad30c"/>
    </style:style>
    <style:style style:name="T150" style:family="text">
      <style:text-properties officeooo:rsid="014af01b"/>
    </style:style>
    <style:style style:name="T151" style:family="text">
      <style:text-properties officeooo:rsid="014c604e"/>
    </style:style>
    <style:style style:name="T152" style:family="text">
      <style:text-properties officeooo:rsid="014d57cf"/>
    </style:style>
    <style:style style:name="T153" style:family="text">
      <style:text-properties officeooo:rsid="014db3aa"/>
    </style:style>
    <style:style style:name="T154" style:family="text">
      <style:text-properties officeooo:rsid="014f5c68"/>
    </style:style>
    <style:style style:name="T155" style:family="text">
      <style:text-properties officeooo:rsid="0150b859"/>
    </style:style>
    <style:style style:name="T156" style:family="text">
      <style:text-properties officeooo:rsid="015209df"/>
    </style:style>
    <style:style style:name="T157" style:family="text">
      <style:text-properties officeooo:rsid="01533f3c"/>
    </style:style>
    <style:style style:name="T158" style:family="text">
      <style:text-properties officeooo:rsid="015408e1"/>
    </style:style>
    <style:style style:name="T159" style:family="text">
      <style:text-properties officeooo:rsid="0155ccfb"/>
    </style:style>
    <style:style style:name="T160" style:family="text">
      <style:text-properties officeooo:rsid="0156eb4c"/>
    </style:style>
    <style:style style:name="T161" style:family="text">
      <style:text-properties officeooo:rsid="01582f5e"/>
    </style:style>
    <style:style style:name="T162" style:family="text">
      <style:text-properties officeooo:rsid="015963cc"/>
    </style:style>
    <style:style style:name="T163" style:family="text">
      <style:text-properties officeooo:rsid="0159dc7a"/>
    </style:style>
    <style:style style:name="T164" style:family="text">
      <style:text-properties officeooo:rsid="015c7399"/>
    </style:style>
    <style:style style:name="T165" style:family="text">
      <style:text-properties officeooo:rsid="015c877a"/>
    </style:style>
    <style:style style:name="T166" style:family="text">
      <style:text-properties officeooo:rsid="015e4bcd"/>
    </style:style>
    <style:style style:name="T167" style:family="text">
      <style:text-properties officeooo:rsid="015fa4ae"/>
    </style:style>
    <style:style style:name="T168" style:family="text">
      <style:text-properties officeooo:rsid="01615542"/>
    </style:style>
    <style:style style:name="T169" style:family="text">
      <style:text-properties officeooo:rsid="01633c67"/>
    </style:style>
    <style:style style:name="T170" style:family="text">
      <style:text-properties officeooo:rsid="016534ab"/>
    </style:style>
    <style:style style:name="T171" style:family="text">
      <style:text-properties officeooo:rsid="016962bd"/>
    </style:style>
    <style:style style:name="T172" style:family="text">
      <style:text-properties officeooo:rsid="016a1329"/>
    </style:style>
    <style:style style:name="T173" style:family="text">
      <style:text-properties officeooo:rsid="016b72b0"/>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text:span text:style-name="T43">Red </text:span>Reto <text:span text:style-name="T58">2</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4">Estudiante</text:span><text:span text:style-name="T3">:</text:span> Jose Javier Bailón Ortiz</text:p>
      <text:p text:style-name="P5"><text:span text:style-name="T4">Asignatura</text:span><text:span text:style-name="T3">:</text:span> Programación<text:span text:style-name="T8"> de servicios y procesos</text:span></text:p>
      <text:p text:style-name="P5"><text:span text:style-name="T4">Convocatoria</text:span><text:span text:style-name="T3">: </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1">Sumario</text:p>
          </text:index-title>
          <text:p text:style-name="P27"><text:a xlink:type="simple" xlink:href="#__RefHeading___Toc836_2601721642" text:style-name="Index_20_Link" text:visited-style-name="Index_20_Link">A – Estudiar clases<text:tab/>4</text:a></text:p>
          <text:p text:style-name="P28"><text:a xlink:type="simple" xlink:href="#__RefHeading___Toc774_2935577233" text:style-name="Index_20_Link" text:visited-style-name="Index_20_Link">A.1 Objetivo<text:tab/>4</text:a></text:p>
          <text:p text:style-name="P28"><text:a xlink:type="simple" xlink:href="#__RefHeading___Toc611_4230470922" text:style-name="Index_20_Link" text:visited-style-name="Index_20_Link">A.2 Socket<text:tab/>4</text:a></text:p>
          <text:p text:style-name="P29"><text:a xlink:type="simple" xlink:href="#__RefHeading___Toc1086_2782863212" text:style-name="Index_20_Link" text:visited-style-name="Index_20_Link">Constructores<text:tab/>4</text:a></text:p>
          <text:p text:style-name="P29"><text:a xlink:type="simple" xlink:href="#__RefHeading___Toc811_391211046" text:style-name="Index_20_Link" text:visited-style-name="Index_20_Link">Métodos estáticos<text:tab/>5</text:a></text:p>
          <text:p text:style-name="P29"><text:a xlink:type="simple" xlink:href="#__RefHeading___Toc813_391211046" text:style-name="Index_20_Link" text:visited-style-name="Index_20_Link"><text:span text:style-name="T15">M</text:span><text:span text:style-name="T15">étodos de instancia</text:span><text:tab/>5</text:a></text:p>
          <text:p text:style-name="P28"><text:a xlink:type="simple" xlink:href="#__RefHeading___Toc611_4230470922%20Copy%201" text:style-name="Index_20_Link" text:visited-style-name="Index_20_Link"><text:span text:style-name="T15">A.</text:span><text:span text:style-name="T15">3</text:span><text:span text:style-name="T15"> </text:span><text:span text:style-name="T15">Server</text:span><text:span text:style-name="T15">Socket</text:span><text:tab/>7</text:a></text:p>
          <text:p text:style-name="P29"><text:a xlink:type="simple" xlink:href="#__RefHeading___Toc1088_2782863212" text:style-name="Index_20_Link" text:visited-style-name="Index_20_Link">Constructores<text:tab/>7</text:a></text:p>
          <text:p text:style-name="P29"><text:a xlink:type="simple" xlink:href="#__RefHeading___Toc811_391211046%20Copy%201" text:style-name="Index_20_Link" text:visited-style-name="Index_20_Link">Métodos estáticos<text:tab/>8</text:a></text:p>
          <text:p text:style-name="P29"><text:a xlink:type="simple" xlink:href="#__RefHeading___Toc1090_2782863212" text:style-name="Index_20_Link" text:visited-style-name="Index_20_Link"><text:span text:style-name="T15">M</text:span><text:span text:style-name="T15">étodos de instancia</text:span><text:tab/>8</text:a></text:p>
          <text:p text:style-name="P28"><text:a xlink:type="simple" xlink:href="#__RefHeading___Toc611_4230470922%20Copy%201%20Copy%201" text:style-name="Index_20_Link" text:visited-style-name="Index_20_Link"><text:span text:style-name="T15">A.</text:span><text:span text:style-name="T15">4</text:span><text:span text:style-name="T15"> </text:span><text:span text:style-name="T15">InputStream</text:span><text:tab/>9</text:a></text:p>
          <text:p text:style-name="P29"><text:a xlink:type="simple" xlink:href="#__RefHeading___Toc1092_2782863212" text:style-name="Index_20_Link" text:visited-style-name="Index_20_Link">Constructor<text:tab/>9</text:a></text:p>
          <text:p text:style-name="P29"><text:a xlink:type="simple" xlink:href="#__RefHeading___Toc1094_2782863212" text:style-name="Index_20_Link" text:visited-style-name="Index_20_Link">Métodos estáticos<text:tab/>9</text:a></text:p>
          <text:p text:style-name="P29"><text:a xlink:type="simple" xlink:href="#__RefHeading___Toc1096_2782863212" text:style-name="Index_20_Link" text:visited-style-name="Index_20_Link">Métodos de instancia<text:tab/>9</text:a></text:p>
          <text:p text:style-name="P29"><text:a xlink:type="simple" xlink:href="#__RefHeading___Toc1106_2782863212%20Copy%201%20Copy%201" text:style-name="Index_20_Link" text:visited-style-name="Index_20_Link">A.4.1 FilterInputStream<text:tab/>10</text:a></text:p>
          <text:p text:style-name="P29"><text:a xlink:type="simple" xlink:href="#__RefHeading___Toc1098_2782863212" text:style-name="Index_20_Link" text:visited-style-name="Index_20_Link">A.4.2 BufferedInputStream<text:tab/>11</text:a></text:p>
          <text:p text:style-name="P30"><text:a xlink:type="simple" xlink:href="#__RefHeading___Toc1100_2782863212" text:style-name="Index_20_Link" text:visited-style-name="Index_20_Link">Atributos<text:tab/>11</text:a></text:p>
          <text:p text:style-name="P30"><text:a xlink:type="simple" xlink:href="#__RefHeading___Toc1102_2782863212" text:style-name="Index_20_Link" text:visited-style-name="Index_20_Link">Constructores<text:tab/>11</text:a></text:p>
          <text:p text:style-name="P30"><text:a xlink:type="simple" xlink:href="#__RefHeading___Toc1104_2782863212" text:style-name="Index_20_Link" text:visited-style-name="Index_20_Link">Métodos de instancia<text:tab/>11</text:a></text:p>
          <text:p text:style-name="P29"><text:a xlink:type="simple" xlink:href="#__RefHeading___Toc1106_2782863212" text:style-name="Index_20_Link" text:visited-style-name="Index_20_Link">A.4.3 ByteArrayInputStream<text:tab/>12</text:a></text:p>
          <text:p text:style-name="P30"><text:a xlink:type="simple" xlink:href="#__RefHeading___Toc1100_2782863212%20Copy%201" text:style-name="Index_20_Link" text:visited-style-name="Index_20_Link">Atributos<text:tab/>12</text:a></text:p>
          <text:p text:style-name="P30"><text:a xlink:type="simple" xlink:href="#__RefHeading___Toc2107_1299742894" text:style-name="Index_20_Link" text:visited-style-name="Index_20_Link">Constructores<text:tab/>12</text:a></text:p>
          <text:p text:style-name="P30"><text:a xlink:type="simple" xlink:href="#__RefHeading___Toc2109_1299742894" text:style-name="Index_20_Link" text:visited-style-name="Index_20_Link">Métodos de instancia<text:tab/>12</text:a></text:p>
          <text:p text:style-name="P29"><text:a xlink:type="simple" xlink:href="#__RefHeading___Toc1106_2782863212%20Copy%201" text:style-name="Index_20_Link" text:visited-style-name="Index_20_Link">A.4.4 DataInputStream<text:tab/>13</text:a></text:p>
          <text:p text:style-name="P30"><text:a xlink:type="simple" xlink:href="#__RefHeading___Toc2111_1299742894" text:style-name="Index_20_Link" text:visited-style-name="Index_20_Link">Constructor<text:tab/>13</text:a></text:p>
          <text:p text:style-name="P30"><text:a xlink:type="simple" xlink:href="#__RefHeading___Toc2113_1299742894" text:style-name="Index_20_Link" text:visited-style-name="Index_20_Link">Métodos estáticos<text:tab/>13</text:a></text:p>
          <text:p text:style-name="P30"><text:a xlink:type="simple" xlink:href="#__RefHeading___Toc2115_1299742894" text:style-name="Index_20_Link" text:visited-style-name="Index_20_Link">Métodos de instancia<text:tab/>13</text:a></text:p>
          <text:p text:style-name="P29"><text:a xlink:type="simple" xlink:href="#__RefHeading___Toc1106_2782863212%20Copy%201%20Copy%201%20Copy%201" text:style-name="Index_20_Link" text:visited-style-name="Index_20_Link">A.4.5 PushbackInputStream<text:tab/>14</text:a></text:p>
          <text:p text:style-name="P30"><text:a xlink:type="simple" xlink:href="#__RefHeading___Toc2117_1299742894" text:style-name="Index_20_Link" text:visited-style-name="Index_20_Link">Atributos<text:tab/>14</text:a></text:p>
          <text:p text:style-name="P30"><text:a xlink:type="simple" xlink:href="#__RefHeading___Toc2119_1299742894" text:style-name="Index_20_Link" text:visited-style-name="Index_20_Link">Constructores<text:tab/>14</text:a></text:p>
          <text:p text:style-name="P30"><text:a xlink:type="simple" xlink:href="#__RefHeading___Toc2121_1299742894" text:style-name="Index_20_Link" text:visited-style-name="Index_20_Link">Métodos de instancia<text:tab/>14</text:a></text:p>
          <text:p text:style-name="P29"><text:a xlink:type="simple" xlink:href="#__RefHeading___Toc1106_2782863212%20Copy%201%20Copy%201%20Copy%201%20Copy%202" text:style-name="Index_20_Link" text:visited-style-name="Index_20_Link">A.4.6 FileInputStream<text:tab/>15</text:a></text:p>
          <text:p text:style-name="P30"><text:a xlink:type="simple" xlink:href="#__RefHeading___Toc2123_1299742894" text:style-name="Index_20_Link" text:visited-style-name="Index_20_Link">Constructores<text:tab/>15</text:a></text:p>
          <text:p text:style-name="P30"><text:a xlink:type="simple" xlink:href="#__RefHeading___Toc2125_1299742894" text:style-name="Index_20_Link" text:visited-style-name="Index_20_Link">Métodos de instancia<text:tab/>15</text:a></text:p>
          <text:p text:style-name="P29"><text:a xlink:type="simple" xlink:href="#__RefHeading___Toc3198_1299742894" text:style-name="Index_20_Link" text:visited-style-name="Index_20_Link">A.4.7 ObjectInputStream<text:tab/>16</text:a></text:p>
          <text:p text:style-name="P30"><text:a xlink:type="simple" xlink:href="#__RefHeading___Toc3200_1299742894" text:style-name="Index_20_Link" text:visited-style-name="Index_20_Link">Constructores<text:tab/>16</text:a></text:p>
          <text:p text:style-name="P30"><text:a xlink:type="simple" xlink:href="#__RefHeading___Toc3202_1299742894" text:style-name="Index_20_Link" text:visited-style-name="Index_20_Link">Métodos de instancia<text:tab/>16</text:a></text:p>
          <text:p text:style-name="P28"><text:a xlink:type="simple" xlink:href="#__RefHeading___Toc611_4230470922%20Copy%201%20Copy%201%20Copy%201" text:style-name="Index_20_Link" text:visited-style-name="Index_20_Link"><text:span text:style-name="T15">A.</text:span><text:span text:style-name="T15">5</text:span><text:span text:style-name="T15"> </text:span><text:span text:style-name="T15">OutputStream</text:span><text:tab/>18</text:a></text:p>
          <text:p text:style-name="P29"><text:a xlink:type="simple" xlink:href="#__RefHeading___Toc3204_1299742894" text:style-name="Index_20_Link" text:visited-style-name="Index_20_Link"><text:span text:style-name="T15">C</text:span><text:span text:style-name="T15">onstructor</text:span><text:tab/>18</text:a></text:p>
          <text:p text:style-name="P29"><text:a xlink:type="simple" xlink:href="#__RefHeading___Toc3206_1299742894" text:style-name="Index_20_Link" text:visited-style-name="Index_20_Link">Métodos estáticos<text:tab/>18</text:a></text:p>
          <text:p text:style-name="P29"><text:a xlink:type="simple" xlink:href="#__RefHeading___Toc3208_1299742894" text:style-name="Index_20_Link" text:visited-style-name="Index_20_Link">Métodos de instancia<text:tab/>18</text:a></text:p>
          <text:p text:style-name="P29"><text:a xlink:type="simple" xlink:href="#__RefHeading___Toc1106_2782863212%20Copy%201%20Copy%201%20Copy%202%20Copy%201%20Copy%201%20Copy%201" text:style-name="Index_20_Link" text:visited-style-name="Index_20_Link">A.5.1 FilterOutputStream<text:tab/>18</text:a></text:p>
          <text:p text:style-name="P29"><text:a xlink:type="simple" xlink:href="#__RefHeading___Toc1106_2782863212%20Copy%201%20Copy%201%20Copy%202" text:style-name="Index_20_Link" text:visited-style-name="Index_20_Link">A.5.2 BufferedOutputStream<text:tab/>19</text:a></text:p>
          <text:p text:style-name="P30"><text:a xlink:type="simple" xlink:href="#__RefHeading___Toc3210_1299742894" text:style-name="Index_20_Link" text:visited-style-name="Index_20_Link">Atributos<text:tab/>19</text:a></text:p>
          <text:p text:style-name="P30"><text:a xlink:type="simple" xlink:href="#__RefHeading___Toc3212_1299742894" text:style-name="Index_20_Link" text:visited-style-name="Index_20_Link">Constructores<text:tab/>19</text:a></text:p>
          <text:p text:style-name="P30"><text:a xlink:type="simple" xlink:href="#__RefHeading___Toc3214_1299742894" text:style-name="Index_20_Link" text:visited-style-name="Index_20_Link">Métodos de instancia<text:tab/>19</text:a></text:p>
          <text:p text:style-name="P29"><text:a xlink:type="simple" xlink:href="#__RefHeading___Toc1106_2782863212%20Copy%201%20Copy%201%20Copy%202%20Copy%201" text:style-name="Index_20_Link" text:visited-style-name="Index_20_Link">A.5.3 ByteArrayOutputStream<text:tab/>19</text:a></text:p>
          <text:p text:style-name="P30"><text:a xlink:type="simple" xlink:href="#__RefHeading___Toc3216_1299742894" text:style-name="Index_20_Link" text:visited-style-name="Index_20_Link">Atributos<text:tab/>19</text:a></text:p>
          <text:p text:style-name="P30"><text:a xlink:type="simple" xlink:href="#__RefHeading___Toc3218_1299742894" text:style-name="Index_20_Link" text:visited-style-name="Index_20_Link"><text:soft-page-break/>Métodos de instancia<text:tab/>19</text:a></text:p>
          <text:p text:style-name="P29"><text:a xlink:type="simple" xlink:href="#__RefHeading___Toc1106_2782863212%20Copy%201%20Copy%201%20Copy%202%20Copy%201%20Copy%201" text:style-name="Index_20_Link" text:visited-style-name="Index_20_Link">A.5.4 DataOutputStream<text:tab/>20</text:a></text:p>
          <text:p text:style-name="P30"><text:a xlink:type="simple" xlink:href="#__RefHeading___Toc3220_1299742894" text:style-name="Index_20_Link" text:visited-style-name="Index_20_Link">Atributos<text:tab/>20</text:a></text:p>
          <text:p text:style-name="P30"><text:a xlink:type="simple" xlink:href="#__RefHeading___Toc3222_1299742894" text:style-name="Index_20_Link" text:visited-style-name="Index_20_Link">Constructor<text:tab/>20</text:a></text:p>
          <text:p text:style-name="P30"><text:a xlink:type="simple" xlink:href="#__RefHeading___Toc3224_1299742894" text:style-name="Index_20_Link" text:visited-style-name="Index_20_Link">Métodos de instancia<text:tab/>20</text:a></text:p>
          <text:p text:style-name="P29"><text:a xlink:type="simple" xlink:href="#__RefHeading___Toc1106_2782863212%20Copy%201%20Copy%201%20Copy%202%20Copy%201%20Copy%201%20Copy%202" text:style-name="Index_20_Link" text:visited-style-name="Index_20_Link">A.5.5 FileOutputStream<text:tab/>21</text:a></text:p>
          <text:p text:style-name="P30"><text:a xlink:type="simple" xlink:href="#__RefHeading___Toc3226_1299742894" text:style-name="Index_20_Link" text:visited-style-name="Index_20_Link">Constructores<text:tab/>21</text:a></text:p>
          <text:p text:style-name="P30"><text:a xlink:type="simple" xlink:href="#__RefHeading___Toc3228_1299742894" text:style-name="Index_20_Link" text:visited-style-name="Index_20_Link">Métodos de instancia<text:tab/>22</text:a></text:p>
          <text:p text:style-name="P29"><text:a xlink:type="simple" xlink:href="#__RefHeading___Toc1106_2782863212%20Copy%201%20Copy%201%20Copy%202%20Copy%201%20Copy%201%20Copy%202%20Copy%201" text:style-name="Index_20_Link" text:visited-style-name="Index_20_Link">A.5.6 ObjectOutputStream<text:tab/>22</text:a></text:p>
          <text:p text:style-name="P30"><text:a xlink:type="simple" xlink:href="#__RefHeading___Toc3230_1299742894" text:style-name="Index_20_Link" text:visited-style-name="Index_20_Link">Constructores<text:tab/>22</text:a></text:p>
          <text:p text:style-name="P30"><text:a xlink:type="simple" xlink:href="#__RefHeading___Toc3232_1299742894" text:style-name="Index_20_Link" text:visited-style-name="Index_20_Link">Métodos de instancia<text:tab/>22</text:a></text:p>
          <text:p text:style-name="P27"><text:a xlink:type="simple" xlink:href="#__RefHeading___Toc3234_1299742894" text:style-name="Index_20_Link" text:visited-style-name="Index_20_Link">B – Interfaz serializable<text:tab/>25</text:a></text:p>
          <text:p text:style-name="P28"><text:a xlink:type="simple" xlink:href="#__RefHeading___Toc3236_1299742894" text:style-name="Index_20_Link" text:visited-style-name="Index_20_Link">Serializar objetos compuestos<text:tab/>26</text:a></text:p>
          <text:p text:style-name="P28"><text:a xlink:type="simple" xlink:href="#__RefHeading___Toc3238_1299742894" text:style-name="Index_20_Link" text:visited-style-name="Index_20_Link">Excluir atributos de la serialización<text:tab/>26</text:a></text:p>
          <text:p text:style-name="P27"><text:a xlink:type="simple" xlink:href="#__RefHeading___Toc3240_1299742894" text:style-name="Index_20_Link" text:visited-style-name="Index_20_Link">C – Copia superficial y copia profunda<text:tab/>27</text:a></text:p>
        </text:index-body>
      </text:table-of-content>
      <text:p text:style-name="P5"/>
      <text:h text:style-name="P32" text:outline-level="1" text:is-list-header="true"><text:bookmark-start text:name="__RefHeading___Toc836_2601721642"/><text:span text:style-name="T9">A</text:span> – <text:span text:style-name="T44">Estudiar clases</text:span><text:bookmark-end text:name="__RefHeading___Toc836_2601721642"/></text:h>
      <text:h text:style-name="Heading_20_2" text:outline-level="2" text:is-list-header="true"><text:bookmark-start text:name="__RefHeading___Toc774_2935577233"/><text:span text:style-name="T46">A</text:span><text:span text:style-name="T45">.1 </text:span><text:span text:style-name="T46">Objetivo</text:span><text:bookmark-end text:name="__RefHeading___Toc774_2935577233"/></text:h>
      <text:p text:style-name="P10"><text:span text:style-name="T45">Estudio de ciertas clases del paquete </text:span><text:span text:style-name="T47">java.net :</text:span></text:p>
      <text:list text:style-name="L1">
        <text:list-item>
          <text:p text:style-name="P54">Socket</text:p>
        </text:list-item>
        <text:list-item>
          <text:p text:style-name="P54">ServerSocket</text:p>
        </text:list-item>
        <text:list-item>
          <text:p text:style-name="P55">InputStream y wrappers: FilterInputStream, BufferedInputStream, ByteArrayInputStream, DataInputStream, PushbackInputStream, <text:span text:style-name="T121">FileInputStream, </text:span><text:span text:style-name="T141">ObjectInputStream</text:span>.</text:p>
        </text:list-item>
        <text:list-item>
          <text:p text:style-name="P58">OutputStream y wrappers: <text:span text:style-name="T54">FilterOutputStream , </text:span>BufferedOutputStream, <text:s text:c="2"/>ByteArrayOutputStream, <text:s/><text:span text:style-name="T54">DataOutputStream, </text:span><text:span text:style-name="T56">FileOutputStream, </text:span><text:span text:style-name="T57">ObjectOutputStream.</text:span></text:p>
        </text:list-item>
      </text:list>
      <text:h text:style-name="P34" text:outline-level="2" text:is-list-header="true"><text:bookmark-start text:name="__RefHeading___Toc611_4230470922"/>A.2 <text:span text:style-name="T59">Socket</text:span><text:bookmark-end text:name="__RefHeading___Toc611_4230470922"/></text:h>
      <text:p text:style-name="P6">Información obtenida de:</text:p>
      <text:p text:style-name="P6"><text:a xlink:type="simple" xlink:href="https://docs.oracle.com/en/java/javase/21/docs/api/java.base/java/net/Socket.html" text:style-name="Internet_20_link" text:visited-style-name="Visited_20_Internet_20_Link">https://docs.oracle.com/en/java/javase/21/docs/api/java.base/java/net/Socket.html</text:a></text:p>
      <text:p text:style-name="P6"><text:span text:style-name="T59">Es una implementación de un socket de cliente como </text:span><text:span text:style-name="T60">punto de comunicación entre dos máquinas.</text:span></text:p>
      <text:p text:style-name="P12">Tiene las siguientes opciones que se pueden establecer y obtener con las funciones <text:span text:style-name="T48">setOption</text:span><text:span text:style-name="T10"> </text:span><text:span text:style-name="T35">y</text:span><text:span text:style-name="T53"> getOption</text:span>:</text:p>
      <text:list xml:id="list1314903763" text:style-name="L2">
        <text:list-item>
          <text:p text:style-name="P59">SO_SNDBUF: Tamaño del buffer de envío.</text:p>
        </text:list-item>
        <text:list-item>
          <text:p text:style-name="P59">SO_RCVBUF: Tamaño del buffer de recepción.</text:p>
        </text:list-item>
        <text:list-item>
          <text:p text:style-name="P59">SO_KEEPALIVE: Mantener la conexión viva <text:span text:style-name="T61">(el SO mantendrá viva la conexión viva aun cuando esté en reposo)</text:span></text:p>
        </text:list-item>
        <text:list-item>
          <text:p text:style-name="P60">SO_REUSEADDRE: Si se reusa la dirección(permitir varios programas a usar el puerto).</text:p>
        </text:list-item>
        <text:list-item>
          <text:p text:style-name="P60">SO_LINGER: Cuando se cierra el socket esperará los segundos especificados si quedan datos por enviar. Una vez pasados esos segundos se cerrará aunque queden datos por enviar.</text:p>
        </text:list-item>
        <text:list-item>
          <text:p text:style-name="P60">TCP_NODELAY: <text:span text:style-name="T62">Activa/d</text:span>esactiva el algoritmo Nagle. <text:span text:style-name="T62">Este algoritmo junta segmentos cortos para mayor eficiencia.</text:span></text:p>
        </text:list-item>
      </text:list>
      <text:h text:style-name="fake_20_titulo3" text:outline-level="3" text:is-list-header="true"><text:bookmark-start text:name="__RefHeading___Toc1086_2782863212"/>Constructores<text:bookmark-end text:name="__RefHeading___Toc1086_2782863212"/></text:h>
      <text:list text:style-name="L3">
        <text:list-item>
          <text:p text:style-name="P61"><text:span text:style-name="T3">Socket(): </text:span>Crea <text:span text:style-name="T63">un socket sin conectarlo</text:span>.</text:p>
        </text:list-item>
        <text:list-item>
          <text:p text:style-name="P61"><text:span text:style-name="T3">Socket(String host, int port):</text:span> <text:span text:style-name="T63">Crea un socket y lo conecta a la direccion y puerto especificados</text:span>.</text:p>
        </text:list-item>
        <text:list-item>
          <text:p text:style-name="P61"><text:span text:style-name="T3">Socket(String host, int port, boolean stream):</text:span> Depreca<text:span text:style-name="T63">do</text:span>. <text:span text:style-name="T63">Usa DatagramSocket para transporete UDP.</text:span></text:p>
        </text:list-item>
        <text:list-item>
          <text:p text:style-name="P61"><text:soft-page-break/><text:span text:style-name="T3">Socket(String host, int port, InetAddress localAddr, int localPort):</text:span> <text:span text:style-name="T63">Crea un socket y lo conecta con el host remoto en el puerto remoto especificados</text:span>.</text:p>
        </text:list-item>
        <text:list-item>
          <text:p text:style-name="P61"><text:span text:style-name="T3">Socket(InetAddress address, int port):</text:span> <text:span text:style-name="T63">Crea un socket y lo contecta al puerto e IP especificados</text:span>. </text:p>
        </text:list-item>
        <text:list-item>
          <text:p text:style-name="P61"><text:span text:style-name="T3">Socket(InetAddress host, int port, boolean stream):</text:span> Depreca<text:span text:style-name="T63">do</text:span>. Us<text:span text:style-name="T63">a</text:span> DatagramSocket <text:span text:style-name="T63">para </text:span><text:span text:style-name="T55">transporte</text:span><text:span text:style-name="T63"> </text:span>UDP.</text:p>
        </text:list-item>
        <text:list-item>
          <text:p text:style-name="P61"><text:span text:style-name="T3">Socket(InetAddress address, int port, InetAddress localAddr, int localPort):</text:span> <text:span text:style-name="T64">Crea un socket y lo conecta con la direccion remota y puerto remoto especificados</text:span>.</text:p>
        </text:list-item>
        <text:list-item>
          <text:p text:style-name="P61"><text:span text:style-name="T3">Socket(Proxy proxy):</text:span> Creates <text:span text:style-name="T64">un socket sin conectarlo especificando el tipo de proxy, si hay, que debería usarse.</text:span></text:p>
        </text:list-item>
        <text:list-item>
          <text:p text:style-name="P61"><text:span text:style-name="T5">p</text:span><text:span text:style-name="T3">rotected Socket(SocketImpl impl):</text:span> Crea <text:span text:style-name="T64">un socket no conectado usando una implementacion especifica de </text:span><text:span text:style-name="T49">SocketImpl</text:span>.</text:p>
        </text:list-item>
      </text:list>
      <text:h text:style-name="Heading_20_3" text:outline-level="3" text:is-list-header="true"><text:bookmark-start text:name="__RefHeading___Toc811_391211046"/>Métodos estáticos<text:bookmark-end text:name="__RefHeading___Toc811_391211046"/></text:h>
      <text:p text:style-name="Destacado_20_no_20_sumario"/>
      <text:list xml:id="list4169055045" text:style-name="L4">
        <text:list-item>
          <text:p text:style-name="P64"><text:span text:style-name="T11">setSocketImplFactory(SocketImplFactory fac): </text:span><text:span text:style-name="T16">Depreca</text:span><text:span text:style-name="T18">do. </text:span><text:span text:style-name="T16">Us</text:span><text:span text:style-name="T18">a</text:span><text:span text:style-name="T16"> </text:span><text:span text:style-name="T18">un</text:span><text:span text:style-name="T16"> SocketFactory </text:span><text:span text:style-name="T18">espeficado por el usuario</text:span><text:span text:style-name="T16">.</text:span></text:p>
        </text:list-item>
      </text:list>
      <text:h text:style-name="Heading_20_3" text:outline-level="3" text:is-list-header="true"><text:bookmark-start text:name="__RefHeading___Toc813_391211046"/><text:span text:style-name="T16">M</text:span><text:span text:style-name="T15">étodos de instancia</text:span><text:bookmark-end text:name="__RefHeading___Toc813_391211046"/></text:h>
      <text:list xml:id="list220214020429691" text:continue-numbering="true" text:style-name="L4">
        <text:list-item>
          <text:p text:style-name="P62"><text:span text:style-name="T12">v</text:span><text:span text:style-name="T13">oid bind(SocketAddress bindpoint): </text:span><text:span text:style-name="T36">Asocia el socket a la direccion local.</text:span></text:p>
        </text:list-item>
        <text:list-item>
          <text:p text:style-name="P62"><text:span text:style-name="T12">v</text:span><text:span text:style-name="T13">oid close():</text:span><text:span text:style-name="T17"> </text:span><text:span text:style-name="T19">Cierra el socket</text:span><text:span text:style-name="T17">.</text:span></text:p>
        </text:list-item>
        <text:list-item>
          <text:p text:style-name="P62"><text:span text:style-name="T13">void connect(SocketAddress endpoint):</text:span><text:span text:style-name="T17"> </text:span><text:span text:style-name="T19">Conecta el socet al servidor</text:span><text:span text:style-name="T17">.</text:span></text:p>
        </text:list-item>
        <text:list-item>
          <text:p text:style-name="P62"><text:span text:style-name="T13">void connect(SocketAddress endpoint, int timeout):</text:span><text:span text:style-name="T17"> </text:span><text:span text:style-name="T19">Conecta el socket al servidor con un tiempo de espera limite (0 es infinito).</text:span></text:p>
        </text:list-item>
        <text:list-item>
          <text:p text:style-name="P62"><text:span text:style-name="T13">SocketChannel getChannel():</text:span><text:span text:style-name="T17"> </text:span><text:span text:style-name="T20">Devuelve el </text:span><text:span text:style-name="T50">SocketChannel </text:span><text:span text:style-name="T20">asociado con el socket, si hay.</text:span></text:p>
        </text:list-item>
        <text:list-item>
          <text:p text:style-name="P62"><text:span text:style-name="T13">InetAddress getInetAddress(): </text:span><text:span text:style-name="T37">Devuelve la direccion a la que el socket está conectado</text:span><text:span text:style-name="T17">.</text:span></text:p>
        </text:list-item>
        <text:list-item>
          <text:p text:style-name="P62"><text:span text:style-name="T13">InputStream getInputStream():</text:span><text:span text:style-name="T17"> </text:span><text:span text:style-name="T21">Devuelve el input stream del socket</text:span><text:span text:style-name="T17">.</text:span></text:p>
        </text:list-item>
        <text:list-item>
          <text:p text:style-name="P62"><text:span text:style-name="T13">boolean getKeepAlive(): </text:span><text:span text:style-name="T38">True si</text:span><text:span text:style-name="T17"> SO_KEEPALIVE </text:span><text:span text:style-name="T21">está habilitado</text:span><text:span text:style-name="T17">.</text:span></text:p>
        </text:list-item>
        <text:list-item>
          <text:p text:style-name="P62"><text:span text:style-name="T13">InetAddress getLocalAddress():</text:span><text:span text:style-name="T17"> </text:span><text:span text:style-name="T21">Devuelve la direción local a la que el socket está asociado.</text:span></text:p>
        </text:list-item>
        <text:list-item>
          <text:p text:style-name="P62"><text:span text:style-name="T13">int getLocalPort():</text:span><text:span text:style-name="T17"> </text:span><text:span text:style-name="T21">Devuelve el puerto local al que el socket está asociado.</text:span></text:p>
        </text:list-item>
        <text:list-item>
          <text:p text:style-name="P62"><text:span text:style-name="T13">SocketAddress getLocalSocketAddress(): </text:span><text:span text:style-name="T38">Devuelve la dirección del endpoint al que el socket está asociado (local)</text:span><text:span text:style-name="T17">.</text:span></text:p>
        </text:list-item>
        <text:list-item>
          <text:p text:style-name="P62"><text:span text:style-name="T13">boolean getOOBInline(): </text:span><text:span text:style-name="T38">True si</text:span><text:span text:style-name="T17"> SO_OOBINLINE </text:span><text:span text:style-name="T21">está habilitado</text:span><text:span text:style-name="T17">.</text:span></text:p>
        </text:list-item>
        <text:list-item>
          <text:p text:style-name="P62"><text:span text:style-name="T17">&lt;</text:span><text:span text:style-name="T13">T&gt; T getOption(SocketOption&lt;T&gt; name): </text:span><text:span text:style-name="T38">Devuelve el valor de una opcion del socket.</text:span></text:p>
        </text:list-item>
        <text:list-item>
          <text:p text:style-name="P62"><text:soft-page-break/><text:span text:style-name="T13">OutputStream getOutputStream(): </text:span><text:span text:style-name="T38">Devuelve el ouput stream del socket.</text:span></text:p>
        </text:list-item>
        <text:list-item>
          <text:p text:style-name="P62"><text:span text:style-name="T13">int getPort(): </text:span><text:span text:style-name="T38">Devuelve el puerto remoto al que está conectado.</text:span></text:p>
        </text:list-item>
        <text:list-item>
          <text:p text:style-name="P62"><text:span text:style-name="T13">int getReceiveBufferSize(): </text:span><text:span text:style-name="T38">Devuelve el valor de la opción </text:span><text:span text:style-name="T17">SO_RCVBUF. </text:span><text:span text:style-name="T21">(Tamaño del buffer de recepción)</text:span><text:span text:style-name="T17">.</text:span></text:p>
        </text:list-item>
        <text:list-item>
          <text:p text:style-name="P62"><text:span text:style-name="T13">SocketAddress getRemoteSocketAddress():</text:span><text:span text:style-name="T17"> </text:span><text:span text:style-name="T21">Devuelve la dirección del endpoint al que el socket está conectado o null si no está conectado(remoto).</text:span></text:p>
        </text:list-item>
        <text:list-item>
          <text:p text:style-name="P62"><text:span text:style-name="T13">boolean getReuseAddress():</text:span><text:span text:style-name="T17"> </text:span><text:span text:style-name="T21">True si la opción</text:span><text:span text:style-name="T17"> SO_REUSEADDR </text:span><text:span text:style-name="T21">está habilitada</text:span><text:span text:style-name="T17">.</text:span></text:p>
        </text:list-item>
        <text:list-item>
          <text:p text:style-name="P62"><text:span text:style-name="T13">int getSendBufferSize():</text:span><text:span text:style-name="T17"> </text:span><text:span text:style-name="T21">Devuelve el valor de</text:span><text:span text:style-name="T17"> </text:span><text:span text:style-name="T21">la opción </text:span><text:span text:style-name="T17">SO_SNDBUF </text:span><text:span text:style-name="T21">(Tamaño del buffer de envío).</text:span></text:p>
        </text:list-item>
        <text:list-item>
          <text:p text:style-name="P62"><text:span text:style-name="T13">int getSoLinger(): </text:span><text:span text:style-name="T38">Devuelve el estado de </text:span><text:span text:style-name="T17">SO_LINGER.</text:span></text:p>
        </text:list-item>
        <text:list-item>
          <text:p text:style-name="P62"><text:span text:style-name="T13">int getSoTimeout():</text:span><text:span text:style-name="T17"> </text:span><text:span text:style-name="T21">Devuelve el estado de </text:span><text:span text:style-name="T17">SO_TIMEOUT. 0 </text:span><text:span text:style-name="T21">significa que está deshabilitada la opción, o sea infinito</text:span></text:p>
        </text:list-item>
        <text:list-item>
          <text:p text:style-name="P62"><text:span text:style-name="T13">boolean getTcpNoDelay():</text:span><text:span text:style-name="T17"> </text:span><text:span text:style-name="T21">True si </text:span><text:span text:style-name="T17">TCP_NODELAY </text:span><text:span text:style-name="T21">está habilitado</text:span><text:span text:style-name="T17">.</text:span></text:p>
        </text:list-item>
        <text:list-item>
          <text:p text:style-name="P62"><text:span text:style-name="T13">int getTrafficClass():</text:span><text:span text:style-name="T17"> </text:span><text:span text:style-name="T21">Devuelve </text:span><text:span text:style-name="T22">el tipo de servicio en la cabecera IP de los paquetes enviados por este socket.</text:span></text:p>
        </text:list-item>
        <text:list-item>
          <text:p text:style-name="P62"><text:span text:style-name="T13">boolean isBound():</text:span><text:span text:style-name="T14"> </text:span><text:span text:style-name="T39">True si está asociado.</text:span></text:p>
        </text:list-item>
        <text:list-item>
          <text:p text:style-name="P62"><text:span text:style-name="T13">boolean isClosed():</text:span><text:span text:style-name="T17"> </text:span><text:span text:style-name="T22">True si está cerrado</text:span></text:p>
        </text:list-item>
        <text:list-item>
          <text:p text:style-name="P62"><text:span text:style-name="T13">boolean isConnected():</text:span><text:span text:style-name="T17"> <text:s/></text:span><text:span text:style-name="T22">True si está conectado.</text:span></text:p>
        </text:list-item>
        <text:list-item>
          <text:p text:style-name="P62"><text:span text:style-name="T13">boolean isInputShutdown():</text:span><text:span text:style-name="T17"> </text:span><text:span text:style-name="T22">True si la entrada se ha cerrado</text:span><text:span text:style-name="T17">.</text:span></text:p>
        </text:list-item>
        <text:list-item>
          <text:p text:style-name="P62"><text:span text:style-name="T13">boolean isOutputShutdown(): </text:span><text:span text:style-name="T39">True si la salida se ha cerrado.</text:span></text:p>
        </text:list-item>
        <text:list-item>
          <text:p text:style-name="P62"><text:span text:style-name="T13">void sendUrgentData(int data):</text:span><text:span text:style-name="T40"> </text:span>Envía un <text:s/>byte <text:span text:style-name="T65">urgente</text:span><text:span text:style-name="T17">.</text:span></text:p>
        </text:list-item>
        <text:list-item>
          <text:p text:style-name="P62"><text:span text:style-name="T13">void setKeepAlive(boolean on):</text:span><text:span text:style-name="T17"> </text:span><text:span text:style-name="T22">Habilita</text:span><text:span text:style-name="T17">/</text:span><text:span text:style-name="T22">deshabilita </text:span><text:span text:style-name="T17">SO_KEEPALIVE.</text:span></text:p>
        </text:list-item>
        <text:list-item>
          <text:p text:style-name="P62"><text:span text:style-name="T13">void setOOBInline(boolean on): </text:span><text:span text:style-name="T40">Habilita/deshabilita </text:span><text:span text:style-name="T17">SO_OOBINLINE (</text:span><text:span text:style-name="T22">recepcion de datos urgentes</text:span><text:span text:style-name="T17">) </text:span><text:span text:style-name="T22">Por defecto deshabilitado.</text:span></text:p>
        </text:list-item>
        <text:list-item>
          <text:p text:style-name="P62"><text:span text:style-name="T13">&lt;T&gt; Socket setOption(SocketOption&lt;T&gt; name, T value):</text:span><text:span text:style-name="T17"> </text:span><text:span text:style-name="T22">Define el valor de una opción</text:span><text:span text:style-name="T17">.</text:span></text:p>
        </text:list-item>
        <text:list-item>
          <text:p text:style-name="P62"><text:span text:style-name="T13">void setPerformancePreferences(int connectionTime, int latency, int bandwidth):</text:span><text:span text:style-name="T17"> </text:span><text:span text:style-name="T23">Define preferencias sobre rendimiento del socket.</text:span></text:p>
        </text:list-item>
        <text:list-item>
          <text:p text:style-name="P62"><text:span text:style-name="T13">void setReceiveBufferSize(int size):</text:span><text:span text:style-name="T40"> </text:span>Define la opción<text:span text:style-name="T40"> </text:span><text:span text:style-name="T17">SO_RCVBUF.</text:span></text:p>
        </text:list-item>
        <text:list-item>
          <text:p text:style-name="P63"><text:span text:style-name="T13">void setReuseAddress(boolean on):</text:span><text:span text:style-name="T17"> </text:span><text:span text:style-name="T22">Habilita</text:span><text:span text:style-name="T17">/</text:span><text:span text:style-name="T22">deshabilita </text:span><text:span text:style-name="T23">la opción</text:span><text:span text:style-name="T17"> SO_REUSEADDR.</text:span></text:p>
        </text:list-item>
        <text:list-item>
          <text:p text:style-name="P62"><text:span text:style-name="T13">void setSendBufferSize(int size):</text:span><text:span text:style-name="T17"> </text:span><text:span text:style-name="T23">Define la opción </text:span><text:span text:style-name="T17">SO_SNDBUF.</text:span></text:p>
        </text:list-item>
        <text:list-item>
          <text:p text:style-name="P62"><text:span text:style-name="T13">void setSoLinger(boolean on, int linger):</text:span><text:span text:style-name="T17"> Habilita/deshabilita SO_LINGER </text:span><text:span text:style-name="T23">con un valor especificado en segundos</text:span><text:span text:style-name="T17">.</text:span></text:p>
        </text:list-item>
        <text:list-item>
          <text:p text:style-name="P63"><text:soft-page-break/><text:span text:style-name="T13">void setSoTimeout(int timeout): </text:span>Habilita/deshabilita la opción <text:span text:style-name="T17">SO_TIMEOUT </text:span><text:span text:style-name="T23">con un valor en milisegundos.</text:span></text:p>
        </text:list-item>
        <text:list-item>
          <text:p text:style-name="P62"><text:span text:style-name="T13">void setTcpNoDelay(boolean on):</text:span><text:span text:style-name="T17"> Habilita/deshabilita TCP_NODELAY (</text:span><text:span text:style-name="T23">algoritmo N</text:span><text:span text:style-name="T17">agle).</text:span></text:p>
        </text:list-item>
        <text:list-item>
          <text:p text:style-name="P62"><text:span text:style-name="T13">void setTrafficClass(int tc): </text:span><text:span text:style-name="T41">Define el tipo de servicio en la cabecera IP para los paquetes enviados por el socket.</text:span></text:p>
        </text:list-item>
        <text:list-item>
          <text:p text:style-name="P62"><text:span text:style-name="T13">void shutdownInput():</text:span><text:span text:style-name="T17"> </text:span><text:span text:style-name="T23">Deshabilita el stream de recepción. Cualquier dato que se envío al stream de recepción será dado por recibido y descartado. </text:span><text:span text:style-name="T24">Si se intenta leer el stream retornará fin del stream.</text:span></text:p>
        </text:list-item>
        <text:list-item>
          <text:p text:style-name="P63"><text:span text:style-name="T13">void shutdownOutput():</text:span><text:span text:style-name="T17"> </text:span><text:span text:style-name="T23">Deshabilita el stream de envio enviando los datos pendientes de envío para seguidamente termina la conexión.</text:span></text:p>
        </text:list-item>
        <text:list-item>
          <text:p text:style-name="P62"><text:span text:style-name="T13">Set&lt;SocketOption&lt;?&gt;&gt; supportedOptions(): </text:span><text:span text:style-name="T42">Devuelve un conjunto de opciones soportadas por el socket.</text:span></text:p>
        </text:list-item>
      </text:list>
      <text:p text:style-name="P15"/>
      <text:h text:style-name="P35" text:outline-level="2" text:is-list-header="true"><text:bookmark-start text:name="__RefHeading___Toc611_4230470922 Copy 1"/><text:span text:style-name="T17">A.</text:span><text:span text:style-name="T26">3</text:span><text:span text:style-name="T17"> </text:span><text:span text:style-name="T26">Server</text:span><text:span text:style-name="T25">Socket</text:span><text:bookmark-end text:name="__RefHeading___Toc611_4230470922 Copy 1"/></text:h>
      <text:p text:style-name="P7">Información obtenida de:</text:p>
      <text:p text:style-name="P7"><text:a xlink:type="simple" xlink:href="https://docs.oracle.com/en/java/javase/21/docs/api/java.base/java/net/ServerSocket.html" text:style-name="Internet_20_link" text:visited-style-name="Visited_20_Internet_20_Link">https://docs.oracle.com/en/java/javase/21/docs/api/java.base/java/net/ServerSocket.html</text:a></text:p>
      <text:p text:style-name="P7"><text:span text:style-name="T66">I</text:span><text:span text:style-name="T59">mplementa </text:span><text:span text:style-name="T66">un socket de servidor. El socket espera a peticiones y puede retornar </text:span><text:span text:style-name="T70">un resultado</text:span><text:span text:style-name="T66"> a quien hace la petición. </text:span><text:span text:style-name="T67">Cuando un </text:span><text:span text:style-name="T51">ServerSocket</text:span><text:span text:style-name="T27">acepta una conexión se crea un socket para esa conexión y el </text:span><text:span text:style-name="T51">ServerSocket</text:span><text:span text:style-name="T27"> queda libre para aceptar mas conexiones.</text:span></text:p>
      <text:p text:style-name="P13">Tiene las siguientes opciones que se pueden establecer y obtener con las funciones <text:span text:style-name="T48">setOption</text:span><text:span text:style-name="T10"> </text:span><text:span text:style-name="T35">y</text:span><text:span text:style-name="T53"> getOption</text:span>:</text:p>
      <text:list xml:id="list220215057592176" text:continue-list="list1314903763" text:style-name="L2">
        <text:list-item>
          <text:p text:style-name="P56">SO_RCVBUF: Tamaño del buffer de recepción.</text:p>
        </text:list-item>
        <text:list-item>
          <text:p text:style-name="P66"><text:span text:style-name="T25">S</text:span><text:span text:style-name="T15">O_REUSEADDR: Reutilizar la dirección.</text:span></text:p>
        </text:list-item>
      </text:list>
      <text:h text:style-name="Heading_20_3" text:outline-level="3" text:is-list-header="true"><text:bookmark-start text:name="__RefHeading___Toc1088_2782863212"/>Constructores<text:bookmark-end text:name="__RefHeading___Toc1088_2782863212"/></text:h>
      <text:list text:style-name="L5">
        <text:list-item>
          <text:p text:style-name="P67"><text:span text:style-name="T3">ServerSocket(): </text:span>Crea <text:span text:style-name="T66">un </text:span>server socket <text:span text:style-name="T66">sin asociar</text:span>.</text:p>
        </text:list-item>
        <text:list-item>
          <text:p text:style-name="P67"><text:span text:style-name="T3"><text:s/>ServerSocket(int port): </text:span>Crea <text:span text:style-name="T66">un</text:span> server socket <text:span text:style-name="T66">asociado al puerto específico.</text:span></text:p>
        </text:list-item>
        <text:list-item>
          <text:p text:style-name="P67"><text:span text:style-name="T3">ServerSocket(int port, int backlog): </text:span>Crea <text:span text:style-name="T66">un</text:span> server socket <text:span text:style-name="T66">y lo asocia al puerto específico y el backlog específico. </text:span><text:span text:style-name="T67">El backlog es la longitud máxima que puede tener la cola de conexiones pendientes.</text:span><text:span text:style-name="T66"> </text:span></text:p>
        </text:list-item>
        <text:list-item>
          <text:p text:style-name="P67"><text:span text:style-name="T3">ServerSocket(int port, int backlog, InetAddress bindAddr):</text:span> Crea <text:span text:style-name="T67">un server socket con un puerto, backlog especificos asociados a una dirección IP local.</text:span></text:p>
        </text:list-item>
        <text:list-item>
          <text:p text:style-name="P67"><text:span text:style-name="T3">protected ServerSocket(SocketImpl impl):</text:span> Create <text:span text:style-name="T67">un</text:span> server socket with <text:span text:style-name="T67">un </text:span>SocketImpl <text:span text:style-name="T67">especificado por el usuario</text:span>.</text:p>
        </text:list-item>
      </text:list>
      <text:h text:style-name="P39" text:outline-level="3" text:is-list-header="true"><text:bookmark-start text:name="__RefHeading___Toc811_391211046 Copy 1"/><text:soft-page-break/>Métodos estáticos<text:bookmark-end text:name="__RefHeading___Toc811_391211046 Copy 1"/></text:h>
      <text:p text:style-name="P11"/>
      <text:list xml:id="list220215297588601" text:continue-list="list220214020429691" text:style-name="L4">
        <text:list-item>
          <text:p text:style-name="P65"><text:span text:style-name="T11">setSocketImplFactory(SocketImplFactory fac): </text:span><text:span text:style-name="T16">Depreca</text:span><text:span text:style-name="T18">do. </text:span><text:span text:style-name="T16">Us</text:span><text:span text:style-name="T18">a</text:span><text:span text:style-name="T16"> </text:span><text:span text:style-name="T18">un</text:span><text:span text:style-name="T16"> SocketFactory </text:span><text:span text:style-name="T18">espe</text:span><text:span text:style-name="T30">ci</text:span><text:span text:style-name="T18">ficado por el usuario</text:span><text:span text:style-name="T16">.</text:span></text:p>
        </text:list-item>
      </text:list>
      <text:h text:style-name="Heading_20_3" text:outline-level="3" text:is-list-header="true"><text:bookmark-start text:name="__RefHeading___Toc1090_2782863212"/><text:span text:style-name="T16">M</text:span><text:span text:style-name="T15">étodos de instancia</text:span><text:bookmark-end text:name="__RefHeading___Toc1090_2782863212"/></text:h>
      <text:list text:style-name="L6">
        <text:list-item>
          <text:p text:style-name="P68"><text:span text:style-name="T3">Socket accept():</text:span> <text:span text:style-name="T71">Espera a que una conexión llegue al serverSocket y la acepta devolviendo un socket de la conexión.</text:span></text:p>
        </text:list-item>
        <text:list-item>
          <text:p text:style-name="P68"><text:span text:style-name="T3">void bind(SocketAddress endpoint): </text:span><text:span text:style-name="T73">Asocia el serversocket a una dirección específica y puerto específico</text:span>.</text:p>
        </text:list-item>
        <text:list-item>
          <text:p text:style-name="P68"><text:span text:style-name="T3">void bind(SocketAddress endpoint, int backlog):</text:span> <text:span text:style-name="T71">Asocia el ServerSocket a una dirección y puertos específicos con un backlog determinado.</text:span></text:p>
        </text:list-item>
        <text:list-item>
          <text:p text:style-name="P68"><text:span text:style-name="T3">void close():</text:span> <text:span text:style-name="T71">Cierra el socket.</text:span></text:p>
        </text:list-item>
        <text:list-item>
          <text:p text:style-name="P68"><text:span text:style-name="T3">ServerSocketChannel getChannel():</text:span> <text:span text:style-name="T71">Devuelve </text:span><text:span text:style-name="T103">el ServerSocketChannel asociado con el socket. Un ServerSocketChannel ofrece la posibilidad de manejar multiples conexiones sin bloqueo.</text:span></text:p>
        </text:list-item>
        <text:list-item>
          <text:p text:style-name="P68"><text:span text:style-name="T3">InetAddress getInetAddress(): </text:span><text:span text:style-name="T74">Devuelve la direccion local del server socket.</text:span></text:p>
        </text:list-item>
        <text:list-item>
          <text:p text:style-name="P68"><text:span text:style-name="T3">int getLocalPort():</text:span> <text:span text:style-name="T104">Devuelve el puerto al que el socket escucha.</text:span></text:p>
        </text:list-item>
        <text:list-item>
          <text:p text:style-name="P68"><text:span text:style-name="T3">SocketAddress getLocalSocketAddress():</text:span> <text:span text:style-name="T104">Devuelve la direccion local a la que está asociado el socket.</text:span></text:p>
        </text:list-item>
        <text:list-item>
          <text:p text:style-name="P68"><text:span text:style-name="T3">&lt;T&gt; T getOption(SocketOption&lt;T&gt; name):</text:span> <text:span text:style-name="T104">Devuelve el valor de una opcion del socket.</text:span></text:p>
        </text:list-item>
        <text:list-item>
          <text:p text:style-name="P68"><text:span text:style-name="T3">int getReceiveBufferSize():</text:span> <text:span text:style-name="T104">Devuelve el valor de la opción SO_RCVBUF.</text:span></text:p>
        </text:list-item>
        <text:list-item>
          <text:p text:style-name="P68"><text:span text:style-name="T3">boolean getReuseAddress():</text:span> <text:span text:style-name="T104">True si</text:span> <text:span text:style-name="T104">la opción </text:span>SO_REUSEADDR <text:span text:style-name="T104">esta habilitada.</text:span></text:p>
        </text:list-item>
        <text:list-item>
          <text:p text:style-name="P68"><text:span text:style-name="T3">int getSoTimeout():</text:span> <text:span text:style-name="T104">Devuelve la opción de </text:span>SO_TIMEOUT. 0 <text:span text:style-name="T104">implica que está deshabilitada(infinita)</text:span>.</text:p>
        </text:list-item>
        <text:list-item>
          <text:p text:style-name="P68"><text:span text:style-name="T3">protected final void implAccept(Socket s):</text:span> <text:span text:style-name="T104">Método para que las subclases sobreescriban este método en sustitución de accept(). Y devuelvan un socket propio.</text:span></text:p>
        </text:list-item>
        <text:list-item>
          <text:p text:style-name="P68"><text:span text:style-name="T3">boolean isBound(): </text:span><text:span text:style-name="T75">True si está asociado</text:span>.</text:p>
        </text:list-item>
        <text:list-item>
          <text:p text:style-name="P68"><text:span text:style-name="T3">boolean isClosed():</text:span> <text:span text:style-name="T104">True si está cerrado</text:span>.</text:p>
        </text:list-item>
        <text:list-item>
          <text:p text:style-name="P68"><text:span text:style-name="T3">&lt;T&gt; ServerSocket setOption(SocketOption&lt;T&gt; name, T value):</text:span> <text:span text:style-name="T104">Define el valor de una opción.</text:span></text:p>
        </text:list-item>
        <text:list-item>
          <text:p text:style-name="P69"><text:span text:style-name="T3">void setPerformancePreferences(int connectionTime, int latency, int bandwidth):</text:span> <text:span text:style-name="T104">Define las preferencias sobre rendimiento del ServerSocket</text:span>.</text:p>
        </text:list-item>
        <text:list-item>
          <text:p text:style-name="P68"><text:span text:style-name="T3">void setReceiveBufferSize(int size):</text:span> <text:span text:style-name="T104">Establece un valor por defecto para SO_RCVBUF para los sockets.</text:span></text:p>
        </text:list-item>
        <text:list-item>
          <text:p text:style-name="P68"><text:soft-page-break/><text:span text:style-name="T3">void setReuseAddress(boolean on):</text:span> <text:span text:style-name="T104">Habilita/deshabilita la opcion</text:span> SO_REUSEADDR.</text:p>
        </text:list-item>
        <text:list-item>
          <text:p text:style-name="P70"><text:span text:style-name="T3">void setSoTimeout(int timeout):</text:span> <text:span text:style-name="T104">Habilita/deshabilita <text:s/>la opción </text:span>SO_TIMEOUT <text:span text:style-name="T104">en milisegundos</text:span>.</text:p>
        </text:list-item>
        <text:list-item>
          <text:p text:style-name="P68"><text:span text:style-name="T3">Set&lt;SocketOption&lt;?&gt;&gt; supportedOptions():</text:span> <text:s/><text:span text:style-name="T104">Devuelve el conjunto de opciones soportadas por el server socket.</text:span></text:p>
        </text:list-item>
      </text:list>
      <text:p text:style-name="P14"/>
      <text:h text:style-name="P36" text:outline-level="2" text:is-list-header="true"><text:bookmark-start text:name="__RefHeading___Toc611_4230470922 Copy 1 Copy 1"/><text:span text:style-name="T17">A.</text:span><text:span text:style-name="T28">4</text:span><text:span text:style-name="T17"> </text:span><text:span text:style-name="T28">InputStream</text:span><text:bookmark-end text:name="__RefHeading___Toc611_4230470922 Copy 1 Copy 1"/></text:h>
      <text:p text:style-name="P8">Información obtenida de:</text:p>
      <text:p text:style-name="P8"><text:a xlink:type="simple" xlink:href="https://docs.oracle.com/en/java/javase/21/docs/api/java.base/java/io/InputStream.html" text:style-name="Internet_20_link" text:visited-style-name="Visited_20_Internet_20_Link">https://docs.oracle.com/en/java/javase/21/docs/api/java.base/java/io/InputStream.html</text:a></text:p>
      <text:p text:style-name="P8"><text:span text:style-name="T68">Clase abstracta superclase de todas las implementaciones de input stream</text:span><text:span text:style-name="T26">. </text:span><text:span text:style-name="T28">Será un flujo de bytes que pueden ser leídos.</text:span></text:p>
      <text:h text:style-name="P40" text:outline-level="3" text:is-list-header="true"><text:bookmark-start text:name="__RefHeading___Toc1092_2782863212"/>Constructor<text:bookmark-end text:name="__RefHeading___Toc1092_2782863212"/></text:h>
      <text:list text:style-name="L7">
        <text:list-item>
          <text:p text:style-name="P71"><text:span text:style-name="T3">InputStream():</text:span> Constructor <text:span text:style-name="T105">que deben llamar las subclases</text:span></text:p>
        </text:list-item>
      </text:list>
      <text:h text:style-name="Heading_20_3" text:outline-level="3" text:is-list-header="true"><text:bookmark-start text:name="__RefHeading___Toc1094_2782863212"/>Métodos estáticos<text:bookmark-end text:name="__RefHeading___Toc1094_2782863212"/></text:h>
      <text:list text:style-name="L8">
        <text:list-item>
          <text:p text:style-name="P72"><text:span text:style-name="T3">InputStream nullInputStream():</text:span> <text:span text:style-name="T105">Devuelve un InputStream que no lee. Pos</text:span><text:span text:style-name="T106">i</text:span><text:span text:style-name="T105">ble uso puede ser para </text:span><text:span text:style-name="T106">implementar un patron de objeto nulo</text:span><text:span text:style-name="T105">. <text:s text:c="33"/><text:line-break/>(Ver </text:span><text:a xlink:type="simple" xlink:href="https://en.wikipedia.org/wiki/Null_object_pattern" text:style-name="Internet_20_link" text:visited-style-name="Visited_20_Internet_20_Link"><text:span text:style-name="T105">https://en.wikipedia.org/wiki/Null_object_pattern</text:span></text:a><text:span text:style-name="T105">)</text:span></text:p>
        </text:list-item>
      </text:list>
      <text:h text:style-name="Heading_20_3" text:outline-level="3" text:is-list-header="true"><text:bookmark-start text:name="__RefHeading___Toc1096_2782863212"/>Métodos de instancia<text:bookmark-end text:name="__RefHeading___Toc1096_2782863212"/></text:h>
      <text:list text:style-name="L9">
        <text:list-item>
          <text:p text:style-name="P73"><text:span text:style-name="T3">int available():</text:span> <text:span text:style-name="T106">Devuelve una estimación del número de bytes que pueden ser leidos o ignorados si llegar al bloqueo. Puede ser 0 cuando se llegue al final del stream.</text:span></text:p>
        </text:list-item>
        <text:list-item>
          <text:p text:style-name="P73"><text:span text:style-name="T3">void close():</text:span> <text:span text:style-name="T106">Cierra el input stream y libera recursos del sistema.</text:span></text:p>
        </text:list-item>
        <text:list-item>
          <text:p text:style-name="P73"><text:span text:style-name="T3">void mark(int readlimit):</text:span> Mar<text:span text:style-name="T106">ca la posicion actual para poder volver a ella con <text:s/>el método reset() y así poder releer una sección.</text:span></text:p>
        </text:list-item>
        <text:list-item>
          <text:p text:style-name="P73"><text:span text:style-name="T3">boolean markSupported():</text:span> <text:span text:style-name="T106">True si la implementación soporta los métodos mark y reset.</text:span></text:p>
        </text:list-item>
        <text:list-item>
          <text:p text:style-name="P74"><text:span text:style-name="T3">abstract int read():</text:span> <text:span text:style-name="T107">Lee el siguiente byte del stream. <text:s/>Si no hay bytes disponibles por llegarse al final del stream devuelve -1. Si actualmente no hay datos bloquea la hebra hasta que lleguen más datos, se detecte el fin del stream o salte una excepción.</text:span></text:p>
        </text:list-item>
        <text:list-item>
          <text:p text:style-name="P73"><text:span text:style-name="T3">int read(byte[] b):</text:span> <text:span text:style-name="T107">Lee un número determinado de bytes y los almacena en el byte[] especificado</text:span>.</text:p>
        </text:list-item>
        <text:list-item>
          <text:p text:style-name="P73"><text:span text:style-name="T3">int read(byte[] b, int off, int len):</text:span> <text:span text:style-name="T107">Lee bytes hasta la cantidad especificada </text:span><text:span text:style-name="T108">en “len” esperando a la llegada de datos si <text:s/>es necesario o se detecta fin de archivo o salta una excepción. Devuelve el número de bytes leidos. Almacena los bytes leidos en “b” empezando en el desfase especificado, o sea el primer byte leido se guarda en b[off]</text:span>.</text:p>
        </text:list-item>
        <text:list-item>
          <text:p text:style-name="P73"><text:soft-page-break/><text:span text:style-name="T3">byte[] readAllBytes():</text:span> <text:span text:style-name="T108">Lee todos los bytes restantes del inputstream bloqueando hasta llegar al final del stream</text:span>.</text:p>
        </text:list-item>
        <text:list-item>
          <text:p text:style-name="P75"><text:span text:style-name="T3">int readNBytes(byte[] b, int off, int len):</text:span> <text:span text:style-name="T107">Lee bytes hasta la cantidad especificada </text:span><text:span text:style-name="T108">en “len” esperando a la llegada de datos si <text:s/>es necesario o se detecta fin de archivo o salta una excepción. Devuelve el número de bytes leidos. Almacena los bytes leidos en “b” empezando en el desfase especificado, o sea el primer byte leido se guarda en b[off]</text:span>.</text:p>
        </text:list-item>
        <text:list-item>
          <text:p text:style-name="P75"><text:span text:style-name="T3">byte[] readNBytes(int len):</text:span> <text:s/><text:span text:style-name="T107">Lee bytes hasta la cantidad especificada </text:span><text:span text:style-name="T108">en “len” </text:span><text:span text:style-name="T109">y los devuelve com oun array byte[].</text:span></text:p>
        </text:list-item>
        <text:list-item>
          <text:p text:style-name="P73"><text:span text:style-name="T3">void reset():</text:span> <text:span text:style-name="T109">Reposiciona el stream a la posición en la que el método mark() fue ejecutado.</text:span></text:p>
        </text:list-item>
        <text:list-item>
          <text:p text:style-name="P73"><text:span text:style-name="T7">l</text:span><text:span text:style-name="T3">ong skip(long n):</text:span> <text:span text:style-name="T109">Ig</text:span><text:span text:style-name="T110">n</text:span><text:span text:style-name="T109">ora y descarta n bytes del inputstream</text:span>. <text:span text:style-name="T110">Si por algun motivo(por ejemplo el fin del stream) no se llega a esa longitud se habrán ignorado menos bytes. Devuelve el número de bytes ignorados/descartados.</text:span></text:p>
        </text:list-item>
        <text:list-item>
          <text:p text:style-name="P73"><text:span text:style-name="T3">void skipNBytes(long n):</text:span> S<text:span text:style-name="T110">imilar al anterior pero lanzando la excepción EOF si se llega al final del stream</text:span>.</text:p>
        </text:list-item>
        <text:list-item>
          <text:p text:style-name="P73"><text:span text:style-name="T7">l</text:span><text:span text:style-name="T3">ong transferTo(OutputStream out):</text:span> <text:span text:style-name="T110">Lee todos los bytes de un stream y los escribe en un OutputStream. Devuelve la cantidad de bytes transferidos o Long.MAX_VALUE si se ha alcanzado</text:span>.</text:p>
        </text:list-item>
      </text:list>
      <text:h text:style-name="P41" text:outline-level="3" text:is-list-header="true"/>
      <text:h text:style-name="P41" text:outline-level="3"/>
      <text:h text:style-name="P41" text:outline-level="3" text:is-list-header="true"><text:bookmark-start text:name="__RefHeading___Toc1106_2782863212 Copy 1 Copy 1"/>A.4.<text:span text:style-name="T120">1</text:span> FilterInputStream<text:bookmark-end text:name="__RefHeading___Toc1106_2782863212 Copy 1 Copy 1"/></text:h>
      <text:p text:style-name="P19">Información obtenida de:</text:p>
      <text:list text:style-name="L10">
        <text:list-item>
          <text:p text:style-name="P76"><text:a xlink:type="simple" xlink:href="https://docs.oracle.com/en/java/javase/21/docs/api/java.base/java/io/FilterInputStream.html" text:style-name="Internet_20_link" text:visited-style-name="Visited_20_Internet_20_Link">https://docs.oracle.com/en/java/javase/21/docs/api/java.base/java/io/FilterInputStream.html</text:a></text:p>
        </text:list-item>
        <text:list-item>
          <text:p text:style-name="P76"><text:a xlink:type="simple" xlink:href="https://stackoverflow.com/questions/17494629/java-filterinputstream-what-are-the-advantages-and-use-compared-to-other-stream" text:style-name="Internet_20_link" text:visited-style-name="Visited_20_Internet_20_Link">https://stackoverflow.com/questions/17494629/java-filterinputstream-what-are-the-advantages-and-use-compared-to-other-stream</text:a></text:p>
        </text:list-item>
        <text:list-item>
          <text:p text:style-name="P76"><text:a xlink:type="simple" xlink:href="https://es.wikipedia.org/wiki/Decorator_(patrón_de_diseño)" text:style-name="Internet_20_link" text:visited-style-name="Visited_20_Internet_20_Link">https://es.wikipedia.org/wiki/Decorator_(patr%C3%B3n_de_dise%C3%B1o)</text:a></text:p>
        </text:list-item>
      </text:list>
      <text:p text:style-name="P24">Dado que su único constructor es protected, esta clase está pensada para crear otras subclases. <text:span text:style-name="T118">Posiblemente para implementar un patrón decorator </text:span><text:span text:style-name="T119">con</text:span><text:span text:style-name="T118"> inputStreams ya que permite tener como atributo de entrada </text:span><text:span text:style-name="T121">en el constructor su</text:span><text:span text:style-name="T118"> clase padre.</text:span></text:p>
      <text:p text:style-name="P18"><text:span text:style-name="T119">Algunos wrappers de InputStream heredan de esta clase</text:span>:</text:p>
      <text:p text:style-name="P18">BufferedInputStream, CheckedInputStream, CipherInputStream, DataInputStream, DeflaterInputStream, DigestInputStream, InflaterInputStream, LineNumberInputStream, ProgressMonitorInputStream, PushbackInputStream</text:p>
      <text:h text:style-name="Heading_20_3" text:outline-level="3" text:is-list-header="true"/>
      <text:h text:style-name="P42" text:outline-level="3" text:is-list-header="true"><text:bookmark-start text:name="__RefHeading___Toc1098_2782863212"/>A.4.<text:span text:style-name="T120">2</text:span> BufferedInputStream<text:bookmark-end text:name="__RefHeading___Toc1098_2782863212"/></text:h>
      <text:p text:style-name="Text_20_body">Información obtenida de:</text:p>
      <text:p text:style-name="Text_20_body"><text:a xlink:type="simple" xlink:href="https://docs.oracle.com/en/java/javase/21/docs/api/java.base/java/io/BufferedInputStream.html" text:style-name="Internet_20_link" text:visited-style-name="Visited_20_Internet_20_Link">https://docs.oracle.com/en/java/javase/21/docs/api/java.base/java/io/BufferedInputStream.html</text:a></text:p>
      <text:p text:style-name="Text_20_body"><text:span text:style-name="T68">Wrapper de InputStream que agrega la habilidad </text:span><text:span text:style-name="T69">de almacenar en un bufer la entrada de datos y dar soporte a las acciones </text:span><text:span text:style-name="T52">mark</text:span><text:span text:style-name="T69"> </text:span><text:span text:style-name="T52"><text:s/></text:span><text:span text:style-name="T29">y </text:span><text:span text:style-name="T52">reset </text:span><text:span text:style-name="T29">(opciones que permitirán marcar puntos desde los que releer los datos).</text:span></text:p>
      <text:h text:style-name="Heading_20_4" text:outline-level="4" text:is-list-header="true"><text:bookmark-start text:name="__RefHeading___Toc1100_2782863212"/>Atributos<text:bookmark-end text:name="__RefHeading___Toc1100_2782863212"/></text:h>
      <text:list xml:id="list3406848183" text:style-name="L11">
        <text:list-item>
          <text:p text:style-name="P77"><text:span text:style-name="T3">protected byte[] buf:</text:span> <text:span text:style-name="T112">El buffer interno donde se almacenan los datos.</text:span></text:p>
        </text:list-item>
        <text:list-item>
          <text:p text:style-name="P77"><text:span text:style-name="T3">protected int count:</text:span> <text:span text:style-name="T112">El indice +1 del ultimo byte.</text:span></text:p>
        </text:list-item>
        <text:list-item>
          <text:p text:style-name="P78"><text:span text:style-name="T3">protected int pos:</text:span> <text:span text:style-name="T112">Posicion actual del buffer.</text:span></text:p>
        </text:list-item>
        <text:list-item>
          <text:p text:style-name="P77"><text:span text:style-name="T3">protected int markpos:</text:span> <text:span text:style-name="T112">Valor de “pos” en el momento de ejecutar el método mark().</text:span></text:p>
        </text:list-item>
      </text:list>
      <text:h text:style-name="Heading_20_4" text:outline-level="4" text:is-list-header="true"><text:bookmark-start text:name="__RefHeading___Toc1102_2782863212"/>Constructores<text:bookmark-end text:name="__RefHeading___Toc1102_2782863212"/></text:h>
      <text:list text:style-name="L12">
        <text:list-item>
          <text:p text:style-name="P81"><text:span text:style-name="T3">BufferedInputStream(InputStream in):</text:span> Crea <text:span text:style-name="T112">un</text:span> BufferedInputStream <text:span text:style-name="T112">y guarda el inputStream para su uso posterior.</text:span></text:p>
        </text:list-item>
        <text:list-item>
          <text:p text:style-name="P81"><text:span text:style-name="T3">BufferedInputStream(InputStream in, int size):</text:span> <text:span text:style-name="T112">Crea un </text:span>BufferedInputStream <text:span text:style-name="T112">con un tamaño de buffer especificado y guarda el inputStream para su uso posterior.</text:span></text:p>
        </text:list-item>
      </text:list>
      <text:h text:style-name="Heading_20_4" text:outline-level="4" text:is-list-header="true"><text:bookmark-start text:name="__RefHeading___Toc1104_2782863212"/>Métodos de instancia<text:bookmark-end text:name="__RefHeading___Toc1104_2782863212"/></text:h>
      <text:list text:style-name="L13">
        <text:list-item>
          <text:p text:style-name="P82"><text:span text:style-name="T3">int available():</text:span> <text:span text:style-name="T112">Devuelve una estimación del número de bytes disponibles </text:span><text:span text:style-name="T113">para leer sin bloqueo.</text:span></text:p>
        </text:list-item>
        <text:list-item>
          <text:p text:style-name="P82"><text:span text:style-name="T3">void close():</text:span> <text:span text:style-name="T113">Cierra el input stream y libera los recursos del sistema.</text:span></text:p>
        </text:list-item>
        <text:list-item>
          <text:p text:style-name="P82"><text:span text:style-name="T3">void mark(int readlimit):</text:span> <text:span text:style-name="T113">Marca una posición del stream a la que se puede volver con el método reset(). Como parámetro tiene un número máximo de bytes antes de que la marca sea inválida.</text:span></text:p>
        </text:list-item>
        <text:list-item>
          <text:p text:style-name="P82"><text:span text:style-name="T3">boolean markSupported():</text:span> <text:span text:style-name="T113">True si soporta los metodos mark() y reset()</text:span>. <text:span text:style-name="T116">En este caso True.</text:span></text:p>
        </text:list-item>
        <text:list-item>
          <text:p text:style-name="P82"><text:span text:style-name="T3">int read():</text:span> <text:span text:style-name="T113">Lo mismo que el método read de InputStream()</text:span>. <text:span text:style-name="T113">Lee un byte del stream.</text:span></text:p>
        </text:list-item>
        <text:list-item>
          <text:p text:style-name="P82"><text:span text:style-name="T3">int read(byte[] b, int off, int len):</text:span> <text:span text:style-name="T113">Lee bytes del stream guardándolos en un array byte[] empezando a guardar en la posicion del array especificado por “off”.</text:span></text:p>
        </text:list-item>
        <text:list-item>
          <text:p text:style-name="P82"><text:span text:style-name="T3">void reset():</text:span> <text:span text:style-name="T114">Vuelve a la posicion maracada con el método mark().</text:span></text:p>
        </text:list-item>
        <text:list-item>
          <text:p text:style-name="P82"><text:span text:style-name="T7">l</text:span><text:span text:style-name="T3">ong skip(long n):</text:span> <text:span text:style-name="T114">Lo msmo que inputStream. Ignora y descarta un numero de bytes.</text:span></text:p>
        </text:list-item>
      </text:list>
      <text:p text:style-name="Text_20_body"/>
      <text:h text:style-name="P43" text:outline-level="3" text:is-list-header="true"/>
      <text:h text:style-name="P44" text:outline-level="3" text:is-list-header="true"><text:bookmark-start text:name="__RefHeading___Toc1106_2782863212"/>A.4.<text:span text:style-name="T120">3</text:span> ByteArrayInputStream<text:bookmark-end text:name="__RefHeading___Toc1106_2782863212"/></text:h>
      <text:p text:style-name="P16">Información obtenida de:</text:p>
      <text:p text:style-name="P16"><text:a xlink:type="simple" xlink:href="https://docs.oracle.com/en/java/javase/21/docs/api/java.base/java/io/ByteArrayInputStream.html" text:style-name="Internet_20_link" text:visited-style-name="Visited_20_Internet_20_Link">https://docs.oracle.com/en/java/javase/21/docs/api/java.base/java/io/ByteArrayInputStream.html</text:a></text:p>
      <text:p text:style-name="P21"><text:span text:style-name="T29">T</text:span><text:span text:style-name="T15">iene un buffer interno que contiene los bytes que pueden ser leidos. Un contador lleva el seguimiento del siguiente byte a suministrar al leer.</text:span></text:p>
      <text:p text:style-name="P57">Cerrarlo no tiene efecto. Se pueden llamar a sus métodos tras cerrarlo sin generar una IOException.</text:p>
      <text:p text:style-name="P57">Su uso puede ser para simular otros stream durante las pruebas o para asegurar que se suministran unos bytes no modificables ya que no tiene métodos para alterarlos.</text:p>
      <text:h text:style-name="P49" text:outline-level="4" text:is-list-header="true"><text:bookmark-start text:name="__RefHeading___Toc1100_2782863212 Copy 1"/>Atributos<text:bookmark-end text:name="__RefHeading___Toc1100_2782863212 Copy 1"/></text:h>
      <text:list xml:id="list220214561928028" text:continue-list="list3406848183" text:style-name="L11">
        <text:list-item>
          <text:p text:style-name="P79"><text:span text:style-name="T3">protected byte[] buf:</text:span> <text:span text:style-name="T115">Array de bytes que proporciona el creador del stream.</text:span></text:p>
        </text:list-item>
        <text:list-item>
          <text:p text:style-name="P79"><text:span text:style-name="T3">protected int count:</text:span> <text:span text:style-name="T112">El indice +1 del ultimo byte.</text:span></text:p>
        </text:list-item>
        <text:list-item>
          <text:p text:style-name="P79"><text:span text:style-name="T3">protected int pos:</text:span> <text:span text:style-name="T112">Posicion actual de </text:span><text:span text:style-name="T115">lectura del</text:span><text:span text:style-name="T112"> buffer.</text:span></text:p>
        </text:list-item>
        <text:list-item>
          <text:p text:style-name="P79"><text:span text:style-name="T3">protected int markpos:</text:span> <text:span text:style-name="T112">Valor de “pos” en el momento de ejecutar el método mark().</text:span></text:p>
        </text:list-item>
      </text:list>
      <text:h text:style-name="Heading_20_4" text:outline-level="4" text:is-list-header="true"><text:bookmark-start text:name="__RefHeading___Toc2107_1299742894"/>Constructores<text:bookmark-end text:name="__RefHeading___Toc2107_1299742894"/></text:h>
      <text:list text:style-name="L14">
        <text:list-item>
          <text:p text:style-name="P83"><text:span text:style-name="T3">ByteArrayInputStream(byte[] buf):</text:span> <text:span text:style-name="T115">Crea un</text:span> ByteArrayInputStream <text:span text:style-name="T115">que usa “buf” como su buffer</text:span>.</text:p>
        </text:list-item>
        <text:list-item>
          <text:p text:style-name="P83"><text:span text:style-name="T3">ByteArrayInputStream(byte[] buf, int offset, int length): </text:span><text:span text:style-name="T72">Crea un ByteArrayInputStream que usa “buf” como su buffer. </text:span><text:span text:style-name="T76">“offset” especifica el indice del primer byte a ser leido y “lenght” la cantidad final a ser leida.</text:span></text:p>
        </text:list-item>
      </text:list>
      <text:h text:style-name="Heading_20_4" text:outline-level="4" text:is-list-header="true"><text:bookmark-start text:name="__RefHeading___Toc2109_1299742894"/>Métodos de instancia<text:bookmark-end text:name="__RefHeading___Toc2109_1299742894"/></text:h>
      <text:list text:style-name="L15">
        <text:list-item>
          <text:p text:style-name="P84"><text:span text:style-name="T3">int available(): </text:span><text:span text:style-name="T77">Devuelve el número de bytes restantes que pueden ser leidos/ignorados.</text:span></text:p>
        </text:list-item>
        <text:list-item>
          <text:p text:style-name="P84"><text:span text:style-name="T3">void close(): </text:span><text:span text:style-name="T77">Cierra el stream(no tiene efecto)</text:span>.</text:p>
        </text:list-item>
        <text:list-item>
          <text:p text:style-name="P84"><text:span text:style-name="T3">void mark(int readAheadLimit):</text:span> <text:span text:style-name="T116">Igual que en clases pasadas marca la posicion para volver usando el método reset(). Establece un limite de bytes tras los cuales deja de ser válida la marca.</text:span></text:p>
        </text:list-item>
        <text:list-item>
          <text:p text:style-name="P84"><text:span text:style-name="T3">boolean markSupported():</text:span> <text:span text:style-name="T116">Siempre devuelve true. </text:span></text:p>
        </text:list-item>
        <text:list-item>
          <text:p text:style-name="P84"><text:span text:style-name="T3">int read():</text:span> <text:span text:style-name="T116">Lee el siguiente byte del stream</text:span>.</text:p>
        </text:list-item>
        <text:list-item>
          <text:p text:style-name="P84"><text:span text:style-name="T3">int read(byte[] b, int off, int len):</text:span> <text:span text:style-name="T116">Lo mismo que en clases pasadas</text:span>. <text:span text:style-name="T116">Lectura a un buffer con limitación y desfase devolviendo la cantidad real de bytes leidos.</text:span></text:p>
        </text:list-item>
        <text:list-item>
          <text:p text:style-name="P84"><text:span text:style-name="T3">byte[] readAllBytes():</text:span> <text:span text:style-name="T116">Lee los bytes restantes del stream</text:span>.</text:p>
        </text:list-item>
        <text:list-item>
          <text:p text:style-name="P84"><text:span text:style-name="T3">int readNBytes(byte[] b, int off, int len):</text:span> <text:span text:style-name="T116">Lee la cantidad de bytes solicitados poniendoloes en el buffer que se suministra</text:span>.</text:p>
        </text:list-item>
        <text:list-item>
          <text:p text:style-name="P84"><text:soft-page-break/><text:span text:style-name="T3">void reset(): </text:span><text:span text:style-name="T77">Reset de la posicion al punto marcado con mark().</text:span></text:p>
        </text:list-item>
        <text:list-item>
          <text:p text:style-name="P84"><text:span text:style-name="T7">l</text:span><text:span text:style-name="T3">ong skip(long n):</text:span> <text:span text:style-name="T116">Ignora/descarta n bytes</text:span>.</text:p>
        </text:list-item>
      </text:list>
      <text:h text:style-name="P43" text:outline-level="3" text:is-list-header="true"><text:bookmark-start text:name="__RefHeading___Toc1106_2782863212 Copy 1"/>A.4.<text:span text:style-name="T120">4</text:span> DataInputStream<text:bookmark-end text:name="__RefHeading___Toc1106_2782863212 Copy 1"/></text:h>
      <text:p text:style-name="P16">Información obtenida de:</text:p>
      <text:p text:style-name="P16"><text:a xlink:type="simple" xlink:href="https://docs.oracle.com/en/java/javase/21/docs/api/java.base/java/io/DataInputStream.html" text:style-name="Internet_20_link" text:visited-style-name="Visited_20_Internet_20_Link">https://docs.oracle.com/en/java/javase/21/docs/api/java.base/java/io/DataInputStream.html</text:a></text:p>
      <text:p text:style-name="P22"><text:span text:style-name="T29">E</text:span><text:span text:style-name="T15">ste wrapper de input </text:span><text:span text:style-name="T32">s</text:span><text:span text:style-name="T15">tream agrega métodos para la lectura de tipos de dato primitivos y </text:span><text:span text:style-name="T32">strings en formato UTF-8 según la interfaz DataInput </text:span><text:span text:style-name="T33">con lo que puede leer según escribe la interfaz DataOutput</text:span><text:span text:style-name="T32">:</text:span></text:p>
      <text:p text:style-name="P23"><text:span text:style-name="T32">(</text:span><text:a xlink:type="simple" xlink:href="https://docs.oracle.com/en/java/javase/21/docs/api/java.base/java/io/DataInput.html" text:style-name="Internet_20_link" text:visited-style-name="Visited_20_Internet_20_Link"><text:span text:style-name="T32">https://docs.oracle.com/en/java/javase/21/docs/api/java.base/java/io/DataInput.html</text:span></text:a><text:span text:style-name="T32">).</text:span></text:p>
      <text:p text:style-name="P22"><text:span text:style-name="T32">No es capaz de manejar la concurrencia por lo que debe establecerse los mecanismos de exclusión necesarios si se quiere usar con varias hebras.</text:span><text:span text:style-name="T15"> </text:span></text:p>
      <text:h text:style-name="Heading_20_4" text:outline-level="4" text:is-list-header="true"><text:bookmark-start text:name="__RefHeading___Toc2111_1299742894"/>Constructor<text:bookmark-end text:name="__RefHeading___Toc2111_1299742894"/></text:h>
      <text:list text:style-name="L16">
        <text:list-item>
          <text:p text:style-name="P85"><text:span text:style-name="T3">DataInputStream(InputStream in): </text:span><text:span text:style-name="T78">Crea un </text:span>DataInputStream <text:span text:style-name="T117">que envuelve el InputStream suministrado</text:span>.</text:p>
        </text:list-item>
      </text:list>
      <text:h text:style-name="Heading_20_4" text:outline-level="4" text:is-list-header="true"><text:bookmark-start text:name="__RefHeading___Toc2113_1299742894"/>Métodos estáticos<text:bookmark-end text:name="__RefHeading___Toc2113_1299742894"/></text:h>
      <text:list text:style-name="L17">
        <text:list-item>
          <text:p text:style-name="P86">public static final String readUTF(DataInput in): <text:span text:style-name="T79">Devuelve un string en formato UTF-8 del DataInput suministrado.</text:span></text:p>
        </text:list-item>
      </text:list>
      <text:h text:style-name="Heading_20_4" text:outline-level="4" text:is-list-header="true"><text:bookmark-start text:name="__RefHeading___Toc2115_1299742894"/>Métodos de instancia<text:bookmark-end text:name="__RefHeading___Toc2115_1299742894"/></text:h>
      <text:list text:style-name="L18">
        <text:list-item>
          <text:p text:style-name="P87"><text:span text:style-name="T3">final int read(byte[] b):</text:span> <text:span text:style-name="T124">Lee bytes del stream hasta llenar el array pasado como parámetro</text:span>.</text:p>
        </text:list-item>
        <text:list-item>
          <text:p text:style-name="P87"><text:span text:style-name="T3">final int read(byte[] b, int off, int len):</text:span> <text:span text:style-name="T124">Lee hasta una cantidad igual a “len” de bytes y los almacena en el array “b” empezando por el índice “off” del array.</text:span></text:p>
        </text:list-item>
        <text:list-item>
          <text:p text:style-name="P87"><text:span text:style-name="T3">final boolean readBoolean():</text:span> <text:span text:style-name="T125">Lee un byte y devuelve False si es 0 o True en cualquier otro caso.</text:span></text:p>
        </text:list-item>
        <text:list-item>
          <text:p text:style-name="P87"><text:span text:style-name="T3">final byte readByte(): </text:span><text:span text:style-name="T80">Lee un byte </text:span><text:span text:style-name="T81">y lo devuelve.</text:span></text:p>
        </text:list-item>
        <text:list-item>
          <text:p text:style-name="P87"><text:span text:style-name="T3">final char readChar(): </text:span><text:span text:style-name="T81">Lee 2 bytes y devuelve un char.</text:span></text:p>
        </text:list-item>
        <text:list-item>
          <text:p text:style-name="P88"><text:span text:style-name="T3">final double readDouble():</text:span> <text:span text:style-name="T126">Lee 8 bytes y devuelve un double.</text:span></text:p>
        </text:list-item>
        <text:list-item>
          <text:p text:style-name="P87"><text:span text:style-name="T3">final float readFloat(): </text:span><text:span text:style-name="T81">Lee bytes, construye un int y lo convierte a float tal y como hace Float.intBitsToFloat. Devuelve el float calculado.</text:span></text:p>
        </text:list-item>
        <text:list-item>
          <text:p text:style-name="P88"><text:span text:style-name="T3">final void readFully(byte[] b):</text:span> <text:span text:style-name="T126">Lee bytes hasta llenar el array “b”.</text:span> </text:p>
        </text:list-item>
        <text:list-item>
          <text:p text:style-name="P88"><text:span text:style-name="T3">final void readFully(byte[] b, int off, int len): </text:span><text:span text:style-name="T81">Lee bytes hasta llenar el arary “b” o llegar a “len” cantidad de bytes. Los almacena empezando por el indice “off” del array</text:span>.</text:p>
        </text:list-item>
        <text:list-item>
          <text:p text:style-name="P87"><text:span text:style-name="T3">final int readInt(): </text:span><text:span text:style-name="T81">Lee 4 bytes y devuelve un int.</text:span></text:p>
        </text:list-item>
        <text:list-item>
          <text:p text:style-name="P87"><text:soft-page-break/><text:span text:style-name="T3">final String readLine():</text:span> Depreca<text:span text:style-name="T126">do</text:span>. <text:s/><text:span text:style-name="T126">No convierte bien bytes to character. Para eso mejor </text:span><text:span text:style-name="T127">envolver el stream en un reader con InputStreamReader.</text:span></text:p>
        </text:list-item>
        <text:list-item>
          <text:p text:style-name="P87"><text:span text:style-name="T3">final long readLong(): </text:span><text:span text:style-name="T82">Lee 8 bytes y devuelve un long.</text:span></text:p>
        </text:list-item>
        <text:list-item>
          <text:p text:style-name="P87"><text:span text:style-name="T3">final short readShort():</text:span> <text:span text:style-name="T127">Lee 2 bytes y devuelve un short.</text:span></text:p>
        </text:list-item>
        <text:list-item>
          <text:p text:style-name="P87"><text:span text:style-name="T3">final int readUnsignedByte():</text:span> <text:span text:style-name="T127">Lee un byte y los transforma a int completando los bytes que faltarían con 0. El resultado es un int entre 0 y 255 que devuelve.</text:span></text:p>
        </text:list-item>
        <text:list-item>
          <text:p text:style-name="P87"><text:span text:style-name="T3">final int readUnsignedShort():</text:span> <text:span text:style-name="T127">Lee 2 bytes y devuelve un int entre 0 y 65365.</text:span></text:p>
        </text:list-item>
        <text:list-item>
          <text:p text:style-name="P87"><text:span text:style-name="T3">final String readUTF():</text:span> <text:span text:style-name="T127">Lee un string que ha sido codificado con DataOutputStream.</text:span></text:p>
        </text:list-item>
        <text:list-item>
          <text:p text:style-name="P87"><text:span text:style-name="T3">final int skipBytes(int n):</text:span> <text:span text:style-name="T127">Ignora/descarta n bytes.</text:span></text:p>
        </text:list-item>
      </text:list>
      <text:h text:style-name="P45" text:outline-level="3" text:is-list-header="true"/>
      <text:h text:style-name="P46" text:outline-level="3" text:is-list-header="true"><text:bookmark-start text:name="__RefHeading___Toc1106_2782863212 Copy 1 Copy 1 Copy 1"/>A.4.<text:span text:style-name="T111">5</text:span> PushbackInputStream<text:bookmark-end text:name="__RefHeading___Toc1106_2782863212 Copy 1 Copy 1 Copy 1"/></text:h>
      <text:p text:style-name="P20">Información obtenida de:</text:p>
      <text:p text:style-name="P20"><text:a xlink:type="simple" xlink:href="https://docs.oracle.com/en/java/javase/21/docs/api/java.base/java/io/PushbackInputStream.html" text:style-name="Internet_20_link" text:visited-style-name="Visited_20_Internet_20_Link">https://docs.oracle.com/en/java/javase/21/docs/api/java.base/java/io/PushbackInputStream.html</text:a></text:p>
      <text:p text:style-name="P25">Permite moverse por un input stream leyéndolo y volviendo hacia atrás cuando se quiera para volver a leer. En su constructor se establece la cantidad de bytes <text:span text:style-name="T123">máximos </text:span>que se puede retroceder en la lectura. </text:p>
      <text:h text:style-name="Heading_20_4" text:outline-level="4" text:is-list-header="true"><text:bookmark-start text:name="__RefHeading___Toc2117_1299742894"/><text:span text:style-name="T123">A</text:span>tributos<text:bookmark-end text:name="__RefHeading___Toc2117_1299742894"/></text:h>
      <text:list xml:id="list220215179319614" text:continue-list="list220214561928028" text:style-name="L11">
        <text:list-item>
          <text:p text:style-name="P80"><text:span text:style-name="T3">protected byte[] buf:</text:span> <text:span text:style-name="T123">Buffer para poder retroceder en la lectura</text:span><text:span text:style-name="T115">.</text:span></text:p>
        </text:list-item>
        <text:list-item>
          <text:p text:style-name="P80"><text:span text:style-name="T3">protected int pos:</text:span> <text:span text:style-name="T112">Posicion actual </text:span><text:span text:style-name="T123">que se va a leer del buffer</text:span><text:span text:style-name="T112">.</text:span></text:p>
        </text:list-item>
      </text:list>
      <text:h text:style-name="Heading_20_4" text:outline-level="4" text:is-list-header="true"><text:bookmark-start text:name="__RefHeading___Toc2119_1299742894"/>Constructores<text:bookmark-end text:name="__RefHeading___Toc2119_1299742894"/></text:h>
      <text:list text:style-name="L19">
        <text:list-item>
          <text:p text:style-name="P89"><text:span text:style-name="T3">PushbackInputStream(InputStream in): </text:span><text:span text:style-name="T83">Crea un</text:span> PushbackInputStream <text:span text:style-name="T128">con un buffer de retroceso de la lectura de 1 solo byte.</text:span></text:p>
        </text:list-item>
        <text:list-item>
          <text:p text:style-name="P89"><text:span text:style-name="T3">PushbackInputStream(InputStream in, int size):</text:span> <text:span text:style-name="T83">Crea un </text:span>PushbackInputStream <text:span text:style-name="T128">con un buffer de retroceso de la lectura de cantidad de bytes especificados en “size”.</text:span></text:p>
        </text:list-item>
      </text:list>
      <text:h text:style-name="Heading_20_4" text:outline-level="4" text:is-list-header="true"><text:bookmark-start text:name="__RefHeading___Toc2121_1299742894"/>Métodos de instancia<text:bookmark-end text:name="__RefHeading___Toc2121_1299742894"/></text:h>
      <text:list text:style-name="L20">
        <text:list-item>
          <text:p text:style-name="P90"><text:span text:style-name="T3">int available():</text:span> <text:span text:style-name="T128">Devuelve la cantidad de bytes que se pueden leer sin llegar a una situación de bloqueo.</text:span></text:p>
        </text:list-item>
        <text:list-item>
          <text:p text:style-name="P90"><text:span text:style-name="T3">void close():</text:span> <text:span text:style-name="T128">Cierra el stream y libera los recursos del sistema.</text:span></text:p>
        </text:list-item>
        <text:list-item>
          <text:p text:style-name="P90"><text:span text:style-name="T3">void mark(int readlimit):</text:span> <text:span text:style-name="T128">No hace nada.</text:span></text:p>
        </text:list-item>
        <text:list-item>
          <text:p text:style-name="P90"><text:span text:style-name="T3">boolean markSupported():</text:span> <text:span text:style-name="T128">Devuelve false ya que no soporta el sistema de mark() reset().</text:span></text:p>
        </text:list-item>
        <text:list-item>
          <text:p text:style-name="P90"><text:span text:style-name="T3">int read():</text:span> <text:span text:style-name="T128">Lee el siguiente byte </text:span><text:span text:style-name="T129">devolviendolo como int entre 0 y 255.</text:span></text:p>
        </text:list-item>
        <text:list-item>
          <text:p text:style-name="P90"><text:soft-page-break/><text:span text:style-name="T3">int read(byte[] b, int off, int len):</text:span> <text:span text:style-name="T129">Como en otras clases lee hasta “len” bytes almacenándolos en el array “b” empezando por la posicion “off” del array.</text:span></text:p>
        </text:list-item>
        <text:list-item>
          <text:p text:style-name="P90"><text:span text:style-name="T3">void reset():</text:span> <text:span text:style-name="T129">No hace nada salvo lanzar excepcion IOException.</text:span></text:p>
        </text:list-item>
        <text:list-item>
          <text:p text:style-name="P90"><text:span text:style-name="T7">l</text:span><text:span text:style-name="T3">ong skip(long n):</text:span> <text:span text:style-name="T129">Ignora/descarta n bytes.</text:span></text:p>
        </text:list-item>
        <text:list-item>
          <text:p text:style-name="P91"><text:span text:style-name="T3">void unread(byte[] b):</text:span> <text:span text:style-name="T129">Retocede en la lectura </text:span><text:span text:style-name="T130">copiando el contenido del array “b” al final del buffer. El siguiente byte en ser leido será b[0].</text:span></text:p>
        </text:list-item>
        <text:list-item>
          <text:p text:style-name="P90"><text:span text:style-name="T3">void unread(byte[] b, int off, int len):</text:span> <text:span text:style-name="T130">Igual que el anterior pero empezando en el indice off del array “b” con una longitud máxima de ”len”.</text:span></text:p>
        </text:list-item>
        <text:list-item>
          <text:p text:style-name="P90"><text:span text:style-name="T3">void unread(int b):</text:span> <text:span text:style-name="T130">Retrocede la lectura de un solo byte.</text:span></text:p>
        </text:list-item>
      </text:list>
      <text:h text:style-name="P46" text:outline-level="3" text:is-list-header="true"><text:bookmark-start text:name="__RefHeading___Toc1106_2782863212 Copy 1 Copy 1 Copy 1 Copy 2"/>A.4.<text:span text:style-name="T122">6</text:span> <text:span text:style-name="T122">File</text:span>InputStream<text:bookmark-end text:name="__RefHeading___Toc1106_2782863212 Copy 1 Copy 1 Copy 1 Copy 2"/></text:h>
      <text:p text:style-name="P20">Información obtenida de:</text:p>
      <text:p text:style-name="P20"><text:a xlink:type="simple" xlink:href="https://docs.oracle.com/en/java/javase/21/docs/api/java.base/java/io/FileInputStream.html" text:style-name="Internet_20_link" text:visited-style-name="Visited_20_Internet_20_Link">https://docs.oracle.com/en/java/javase/21/docs/api/java.base/java/io/FileInputStream.html</text:a></text:p>
      <text:p text:style-name="P26">Lee los bytes de un archivo del sistema. Lee los bytes directamente. No es la clase adecuada para leer texto de archivo, <text:span text:style-name="T131">mejor usar FileInputReader para ello.</text:span></text:p>
      <text:h text:style-name="Heading_20_4" text:outline-level="4" text:is-list-header="true"><text:bookmark-start text:name="__RefHeading___Toc2123_1299742894"/>Constructores<text:bookmark-end text:name="__RefHeading___Toc2123_1299742894"/></text:h>
      <text:list text:style-name="L21">
        <text:list-item>
          <text:p text:style-name="P92"><text:span text:style-name="T3">FileInputStream(File file): </text:span><text:span text:style-name="T84">Crea un </text:span>FileInputStream <text:span text:style-name="T131">abriendo una conexión con un archivo real especificado en el objeto File</text:span>.</text:p>
        </text:list-item>
        <text:list-item>
          <text:p text:style-name="P92"><text:span text:style-name="T3">FileInputStream(FileDescriptor fdObj):</text:span> <text:span text:style-name="T131">Crea un </text:span>FileInputStream <text:span text:style-name="T131">usando el descriptor de archivo </text:span>fdObj <text:span text:style-name="T131">que representa la conexión real con el archivo real en el sistema.</text:span></text:p>
        </text:list-item>
        <text:list-item>
          <text:p text:style-name="P92"><text:span text:style-name="T3">FileInputStream(String name):</text:span> Crea <text:span text:style-name="T132">un</text:span> FileInputStream <text:span text:style-name="T132">abriendo una conexión con un archivo real especificado con la ruta y nombre suministrados.</text:span></text:p>
        </text:list-item>
      </text:list>
      <text:h text:style-name="Heading_20_4" text:outline-level="4" text:is-list-header="true"><text:bookmark-start text:name="__RefHeading___Toc2125_1299742894"/>Métodos de instancia<text:bookmark-end text:name="__RefHeading___Toc2125_1299742894"/></text:h>
      <text:list text:style-name="L22">
        <text:list-item>
          <text:p text:style-name="P94"><text:span text:style-name="T3">int available():</text:span> <text:span text:style-name="T132">Devuelve una estimacion de la cantidad de bytes que quedan por leer.</text:span></text:p>
        </text:list-item>
        <text:list-item>
          <text:p text:style-name="P94"><text:span text:style-name="T3">void close():</text:span> <text:span text:style-name="T133">Cierra el stream liberando los recursos del sistema.</text:span></text:p>
        </text:list-item>
        <text:list-item>
          <text:p text:style-name="P94"><text:span text:style-name="T3">FileChannel getChannel():</text:span> <text:span text:style-name="T133">Devuelve el objeto </text:span>FileChannel <text:span text:style-name="T133">asociado al stream.</text:span></text:p>
        </text:list-item>
        <text:list-item>
          <text:p text:style-name="P93"><text:span text:style-name="T6">final FileDescriptor getFD():</text:span><text:span text:style-name="T123"> </text:span><text:span text:style-name="T134">Devuelve el </text:span><text:span text:style-name="T123">FileDescriptor </text:span><text:span text:style-name="T134">que representa la conexión con el archivo real de sistema</text:span><text:span text:style-name="T123">. </text:span></text:p>
        </text:list-item>
        <text:list-item>
          <text:p text:style-name="P94"><text:span text:style-name="T3">int read(): </text:span><text:span text:style-name="T85">Lee un byte del stream</text:span>.</text:p>
        </text:list-item>
        <text:list-item>
          <text:p text:style-name="P94"><text:span text:style-name="T3">int read(byte[] b):</text:span> <text:span text:style-name="T134">Lee hasta </text:span>b.length bytes <text:span text:style-name="T134">del stream y los coloca en el array “b”</text:span>.</text:p>
        </text:list-item>
        <text:list-item>
          <text:p text:style-name="P94"><text:span text:style-name="T3">int read(byte[] b, int off, int len):</text:span> <text:span text:style-name="T134">Como en otros casos lee hasta len bytes del stream y los coloca en el array “b” empezando por la posicion b[off]</text:span>.</text:p>
        </text:list-item>
        <text:list-item>
          <text:p text:style-name="P93"><text:span text:style-name="T7">l</text:span><text:span text:style-name="T6">ong skip(long n):</text:span><text:span text:style-name="T123"> </text:span><text:span text:style-name="T134">Ignora/descarta n bytes</text:span><text:span text:style-name="T123">.</text:span><text:span text:style-name="T17"/></text:p>
        </text:list-item>
      </text:list>
      <text:h text:style-name="Heading_20_3" text:outline-level="3" text:is-list-header="true"><text:bookmark-start text:name="__RefHeading___Toc3198_1299742894"/><text:soft-page-break/>A.4.7 ObjectInputStream<text:bookmark-end text:name="__RefHeading___Toc3198_1299742894"/><text:span text:style-name="T17"/></text:h>
      <text:p text:style-name="P112">Información obtenida de:</text:p>
      <text:p text:style-name="P112"><text:a xlink:type="simple" xlink:href="https://docs.oracle.com/en/java/javase/21/docs/api/java.base/java/io/ObjectInputStream.html" text:style-name="Internet_20_link" text:visited-style-name="Visited_20_Internet_20_Link">https://docs.oracle.com/en/java/javase/21/docs/api/java.base/java/io/ObjectInputStream.html</text:a></text:p>
      <text:p text:style-name="P111">Deserializa objetos serializables escritos con ObjectOutputStream. Los objetos deben implementar la interfaz Serializable. <text:span text:style-name="T142">Para evitar ataques de des</text:span><text:span text:style-name="T144">er</text:span><text:span text:style-name="T142">ialización solo deben deserializarse streams confiables. No obstante es recomendable agregar un ObjectInputFilter para hacer las comprobaciones de seguridad apropiadas:</text:span></text:p>
      <text:p text:style-name="P111"><text:a xlink:type="simple" xlink:href="https://docs.oracle.com/en/java/javase/21/docs/api/java.base/java/io/ObjectInputFilter.html" text:style-name="Internet_20_link" text:visited-style-name="Visited_20_Internet_20_Link">https://docs.oracle.com/en/java/javase/21/docs/api/java.base/java/io/ObjectInputFilter.html</text:a></text:p>
      <text:p text:style-name="P111"/>
      <text:p text:style-name="P113">El método ObjectInputStream.readObject() debe usarse junto con el casting apropiado del objeto esperado. <text:span text:style-name="T143">Los tipos de datos primitivos pueden leerse usando un DataInput para leer del stream.</text:span></text:p>
      <text:h text:style-name="Heading_20_4" text:outline-level="4" text:is-list-header="true"><text:bookmark-start text:name="__RefHeading___Toc3200_1299742894"/>Constructores<text:bookmark-end text:name="__RefHeading___Toc3200_1299742894"/></text:h>
      <text:list text:style-name="L31">
        <text:list-item>
          <text:p text:style-name="P114"><text:span text:style-name="T3">protected ObjectInputStream(): </text:span><text:span text:style-name="T143">Constructor para subclases.</text:span> </text:p>
        </text:list-item>
        <text:list-item>
          <text:p text:style-name="P114"><text:span text:style-name="T3">ObjectInputStream(InputStream in): </text:span><text:span text:style-name="T143">Crea un ObjectInputStreamque lee de un InputStream suministrado.</text:span></text:p>
        </text:list-item>
      </text:list>
      <text:h text:style-name="Heading_20_4" text:outline-level="4" text:is-list-header="true"><text:bookmark-start text:name="__RefHeading___Toc3202_1299742894"/>Métodos de instancia<text:bookmark-end text:name="__RefHeading___Toc3202_1299742894"/></text:h>
      <text:list text:style-name="L32">
        <text:list-item>
          <text:p text:style-name="P116"><text:span text:style-name="T3">int available(): </text:span><text:span text:style-name="T89">Devuelve el número de bytes que pueden ser leidos sin bloqueo.</text:span></text:p>
        </text:list-item>
        <text:list-item>
          <text:p text:style-name="P116"><text:span text:style-name="T3">void close():</text:span> <text:span text:style-name="T144">Cierra el input stream y libera los recursos del sistema.</text:span></text:p>
        </text:list-item>
        <text:list-item>
          <text:p text:style-name="P116"><text:span text:style-name="T3">void defaultReadObject(): </text:span><text:span text:style-name="T90">Lee los atributos </text:span><text:span text:style-name="T102">usando la deserializacion estandar. </text:span></text:p>
        </text:list-item>
        <text:list-item>
          <text:p text:style-name="P116"><text:span text:style-name="T3">protected boolean enableResolveObject(boolean enable):</text:span><text:span text:style-name="T72"> </text:span><text:span text:style-name="T90">Habilita el reemplazo de objetos en el stream</text:span>.</text:p>
        </text:list-item>
        <text:list-item>
          <text:p text:style-name="P116"><text:span text:style-name="T3">final ObjectInputFilter getObjectInputFilter():</text:span> <text:span text:style-name="T145">Devuelve el filtro de deserializacion</text:span>.</text:p>
        </text:list-item>
        <text:list-item>
          <text:p text:style-name="P116"><text:span text:style-name="T3">int read(): </text:span><text:span text:style-name="T90">Lee un byte</text:span>.</text:p>
        </text:list-item>
        <text:list-item>
          <text:p text:style-name="P116"><text:span text:style-name="T3">int read(byte[] buf, int off, int len): </text:span><text:span text:style-name="T90">Lee “len” bytes y los coloca en el array “buf” a partir de la posicion ”off”</text:span>.</text:p>
        </text:list-item>
        <text:list-item>
          <text:p text:style-name="P116"><text:span text:style-name="T3">boolean readBoolean(): </text:span><text:span text:style-name="T90">Lee un byte y devuelve false si es 0</text:span>. <text:span text:style-name="T145">True en otro caso.</text:span></text:p>
        </text:list-item>
        <text:list-item>
          <text:p text:style-name="P116"><text:span text:style-name="T3">byte readByte(): </text:span><text:span text:style-name="T90">Lee un byte</text:span>.</text:p>
        </text:list-item>
        <text:list-item>
          <text:p text:style-name="P116"><text:span text:style-name="T3">char readChar():</text:span> <text:span text:style-name="T145">Lee dos bytes y devuelve un char</text:span>.</text:p>
        </text:list-item>
        <text:list-item>
          <text:p text:style-name="P116"><text:span text:style-name="T3">protected ObjectStreamClass readClassDescriptor(): </text:span><text:span text:style-name="T90">Lee un descriptor de clase. </text:span><text:span text:style-name="T91">Por defecto lee el descriptor según el formato de la especificación de Serializacion. Si se quiere usar otro formato debe ser sobreescrito.</text:span></text:p>
        </text:list-item>
        <text:list-item>
          <text:p text:style-name="P116"><text:span text:style-name="T7">d</text:span><text:span text:style-name="T3">ouble readDouble():</text:span> <text:span text:style-name="T146">Lee 8 bytes y devuelve un double</text:span>.</text:p>
        </text:list-item>
        <text:list-item>
          <text:p text:style-name="P116"><text:soft-page-break/><text:span text:style-name="T3">ObjectInputStream.GetField readFields():</text:span> <text:span text:style-name="T146">Lee los campos persistentes y los hace accesibles por nombre.</text:span></text:p>
        </text:list-item>
        <text:list-item>
          <text:p text:style-name="P116"><text:span text:style-name="T3">float readFloat(): </text:span><text:span text:style-name="T91">Lee 4 bytes y devuelve un Float</text:span>.</text:p>
        </text:list-item>
        <text:list-item>
          <text:p text:style-name="P116"><text:span text:style-name="T3">void readFully(byte[] buf): </text:span><text:span text:style-name="T91">Lee buf.length </text:span>bytes <text:span text:style-name="T146">bloqueando hasta que se lean.</text:span></text:p>
        </text:list-item>
        <text:list-item>
          <text:p text:style-name="P116"><text:span text:style-name="T3">void readFully(byte[] buf, int off, int len):</text:span> <text:span text:style-name="T146">Lee len bytes colocandolos en el array “buf” desde su posicion “off”.</text:span></text:p>
        </text:list-item>
        <text:list-item>
          <text:p text:style-name="P116"><text:span text:style-name="T3">int readInt():</text:span> <text:span text:style-name="T146">Lee 4 bytes y devuelve un int</text:span>.</text:p>
        </text:list-item>
        <text:list-item>
          <text:p text:style-name="P116"><text:span text:style-name="T3">String readLine():</text:span> Depreca<text:span text:style-name="T146">do</text:span>. <text:span text:style-name="T146">No convierte correctametne bytes a caracteres.</text:span></text:p>
        </text:list-item>
        <text:list-item>
          <text:p text:style-name="P116"><text:span text:style-name="T7">l</text:span><text:span text:style-name="T3">ong readLong():</text:span> <text:span text:style-name="T146">Lee 8 bytes y devuelve un long</text:span>.</text:p>
        </text:list-item>
        <text:list-item>
          <text:p text:style-name="P116"><text:span text:style-name="T3">final Object readObject():</text:span> <text:span text:style-name="T146">Lee un objeto del stream</text:span>.</text:p>
        </text:list-item>
        <text:list-item>
          <text:p text:style-name="P116"><text:span text:style-name="T3">protected Object readObjectOverride(): </text:span><text:span text:style-name="T91">Método usado por sublcases de ObjectInputStream usando el constructor sin argumentos.</text:span></text:p>
        </text:list-item>
        <text:list-item>
          <text:p text:style-name="P116"><text:span text:style-name="T7">s</text:span><text:span text:style-name="T3">hort readShort():</text:span> <text:span text:style-name="T146">Lee 2 bytes y devuelve un short.</text:span></text:p>
        </text:list-item>
        <text:list-item>
          <text:p text:style-name="P116"><text:span text:style-name="T3">protected void readStreamHeader():</text:span> <text:span text:style-name="T146">Metodo para permitir a las subclases verificar sus propias cabeceras.</text:span></text:p>
        </text:list-item>
        <text:list-item>
          <text:p text:style-name="P116"><text:span text:style-name="T3">Object readUnshared(): </text:span><text:span text:style-name="T91">Lee </text:span><text:span text:style-name="T92">un objeto unico (sin referencias de serialización a objetos anteriores)</text:span>.</text:p>
        </text:list-item>
        <text:list-item>
          <text:p text:style-name="P116"><text:span text:style-name="T3">int <text:s/>readUnsignedByte(): </text:span><text:span text:style-name="T92">Lee un byte y lo devuelve como int de 0 a 255.</text:span></text:p>
        </text:list-item>
        <text:list-item>
          <text:p text:style-name="P116"><text:span text:style-name="T3">int readUnsignedShort(): </text:span><text:span text:style-name="T92">Lee dos bytes y los devuelve como un short de 0 a 65535</text:span>.</text:p>
        </text:list-item>
        <text:list-item>
          <text:p text:style-name="P116"><text:span text:style-name="T3">String readUTF():</text:span> <text:span text:style-name="T147">Lee un string en formato UTF-8.</text:span></text:p>
        </text:list-item>
        <text:list-item>
          <text:p text:style-name="P116"><text:span text:style-name="T3">void registerValidation(ObjectInputValidation obj, int prio):</text:span> <text:span text:style-name="T147">Registra un objeto para ser validado para la serializacion.</text:span></text:p>
        </text:list-item>
        <text:list-item>
          <text:p text:style-name="P116"><text:span text:style-name="T3">protected Class&lt;?&gt; resolveClass(ObjectStreamClass desc): </text:span><text:span text:style-name="T92">Carga la clase local especificada en el descriptor de clase. Debe ejectuarse solo una vez por clase. Las subclases que quieran implementar un mecanismo alternativo de carga de clases deben sobreescribirlo.</text:span></text:p>
        </text:list-item>
        <text:list-item>
          <text:p text:style-name="P116"><text:span text:style-name="T3">protected Object resolveObject(Object obj): </text:span><text:span text:style-name="T93">Permite sustituir objectos por otros durante la deserializacion.</text:span></text:p>
        </text:list-item>
        <text:list-item>
          <text:p text:style-name="P116"><text:span text:style-name="T3">protected Class&lt;?&gt; resolveProxyClass(String[] interfaces): </text:span><text:span text:style-name="T93">Devuelve una clase proxy que implementa las interfaces especificadas en el descriptor. Las clases proxy son clases creadas en tiempo de ejecución que implementan una lista concreta de interfaces.</text:span></text:p>
        </text:list-item>
        <text:list-item>
          <text:p text:style-name="P116"><text:span text:style-name="T3">final void setObjectInputFilter(ObjectInputFilter filter):</text:span> <text:span text:style-name="T148">Define el filtro de deserializacion.</text:span></text:p>
        </text:list-item>
        <text:list-item>
          <text:p text:style-name="P116"><text:span text:style-name="T3">int skipBytes(int len): </text:span><text:span text:style-name="T93">Ignora/descarta len bytes</text:span>.</text:p>
        </text:list-item>
      </text:list>
      <text:p text:style-name="P113"/>
      <text:h text:style-name="P37" text:outline-level="2" text:is-list-header="true"><text:bookmark-start text:name="__RefHeading___Toc611_4230470922 Copy 1 Copy 1 Copy 1"/><text:span text:style-name="T17">A.</text:span><text:span text:style-name="T31">5</text:span><text:span text:style-name="T17"> </text:span><text:span text:style-name="T28">OutputStream</text:span><text:bookmark-end text:name="__RefHeading___Toc611_4230470922 Copy 1 Copy 1 Copy 1"/></text:h>
      <text:p text:style-name="P9">Información obtenida de:</text:p>
      <text:p text:style-name="P9"><text:a xlink:type="simple" xlink:href="https://docs.oracle.com/en/java/javase/21/docs/api/java.base/java/io/OutputStream.html" text:style-name="Internet_20_link" text:visited-style-name="Visited_20_Internet_20_Link"><text:span text:style-name="T29">https://docs.oracle.com/en/java/javase/21/docs/api/java.base/java/io/OutputStream.html</text:span></text:a></text:p>
      <text:p text:style-name="P95"><text:span text:style-name="T68">Clase abstracta superclase de todas las implementaciones de </text:span><text:span text:style-name="T135">output</text:span><text:span text:style-name="T68"> stream</text:span><text:span text:style-name="T26">. </text:span><text:span text:style-name="T28">Será un flujo de bytes que pueden ser </text:span><text:span text:style-name="T34">escritos</text:span><text:span text:style-name="T28">.</text:span></text:p>
      <text:h text:style-name="Heading_20_3" text:outline-level="3" text:is-list-header="true"><text:bookmark-start text:name="__RefHeading___Toc3204_1299742894"/><text:span text:style-name="T28">C</text:span><text:span text:style-name="T15">onstructor</text:span><text:bookmark-end text:name="__RefHeading___Toc3204_1299742894"/></text:h>
      <text:list text:style-name="L24">
        <text:list-item>
          <text:p text:style-name="P101"><text:span text:style-name="T3">OutputStream():</text:span> <text:span text:style-name="T136">Constructor que deben llamar todas las subclases.</text:span></text:p>
        </text:list-item>
      </text:list>
      <text:h text:style-name="Heading_20_3" text:outline-level="3" text:is-list-header="true"><text:bookmark-start text:name="__RefHeading___Toc3206_1299742894"/>Métodos estáticos<text:bookmark-end text:name="__RefHeading___Toc3206_1299742894"/></text:h>
      <text:list text:style-name="L25">
        <text:list-item>
          <text:p text:style-name="P102"><text:span text:style-name="T3">static OutputStream nullOutputStream():</text:span> Devuelve un <text:span text:style-name="T136">Output</text:span>Stream que <text:span text:style-name="T136">descarta todo lo que se escribe</text:span>. <text:span text:style-name="T136">Estará abierto desde su creación. Se puede cerrar con el metodo close(). </text:span>Posible uso puede ser para implementar un patron de objeto nulo. <text:line-break/>(Ver <text:a xlink:type="simple" xlink:href="https://en.wikipedia.org/wiki/Null_object_pattern" text:style-name="Internet_20_link" text:visited-style-name="Visited_20_Internet_20_Link">https://en.wikipedia.org/wiki/Null_object_pattern</text:a>)</text:p>
        </text:list-item>
      </text:list>
      <text:h text:style-name="Heading_20_3" text:outline-level="3" text:is-list-header="true"><text:bookmark-start text:name="__RefHeading___Toc3208_1299742894"/>Métodos de instancia<text:bookmark-end text:name="__RefHeading___Toc3208_1299742894"/></text:h>
      <text:list text:style-name="L26">
        <text:list-item>
          <text:p text:style-name="P103"><text:span text:style-name="T3">void close():</text:span> <text:span text:style-name="T137">Cierra el </text:span>output stream <text:span text:style-name="T137">y libera los recursos del sistema</text:span>.</text:p>
        </text:list-item>
        <text:list-item>
          <text:p text:style-name="P103"><text:span text:style-name="T3">void flush():</text:span> <text:span text:style-name="T137">Envia contenido y vacia el <text:s/></text:span>output stream <text:span text:style-name="T137">forzando que se escr</text:span><text:span text:style-name="T151">i</text:span><text:span text:style-name="T137">ban los bytes almacenados.</text:span></text:p>
        </text:list-item>
        <text:list-item>
          <text:p text:style-name="P103"><text:span text:style-name="T3">void write(byte[] b):</text:span> <text:span text:style-name="T137">Escribe </text:span>b.length bytes <text:span text:style-name="T137">del array al stream.</text:span></text:p>
        </text:list-item>
        <text:list-item>
          <text:p text:style-name="P103"><text:span text:style-name="T3">void write(byte[] b, int off, int len):</text:span> <text:span text:style-name="T137">Escribe </text:span>len bytes <text:span text:style-name="T137">del array empezando en la posicion off del array con una longitud máxima de len.</text:span></text:p>
        </text:list-item>
        <text:list-item>
          <text:p text:style-name="P103"><text:span text:style-name="T3">abstract void write(int b): </text:span><text:span text:style-name="T86">Escribe un byte al stream.</text:span></text:p>
        </text:list-item>
      </text:list>
      <text:p text:style-name="Text_20_body"><text:span text:style-name="T86"/></text:p>
      <text:h text:style-name="P46" text:outline-level="3" text:is-list-header="true"><text:bookmark-start text:name="__RefHeading___Toc1106_2782863212 Copy 1 Copy 1 Copy 2 Copy 1 Copy 1 Copy 1"/>A.<text:span text:style-name="T111">5</text:span>.<text:span text:style-name="T122">1</text:span> FilterOutputStream<text:bookmark-end text:name="__RefHeading___Toc1106_2782863212 Copy 1 Copy 1 Copy 2 Copy 1 Copy 1 Copy 1"/></text:h>
      <text:p text:style-name="P20">Información obtenida de:</text:p>
      <text:p text:style-name="P20"><text:a xlink:type="simple" xlink:href="https://docs.oracle.com/en/java/javase/21/docs/api/java.base/java/io/FilterOutputStream.html" text:style-name="Internet_20_link" text:visited-style-name="Visited_20_Internet_20_Link"><text:span text:style-name="T29">https://docs.oracle.com/en/java/javase/21/docs/api/java.base/java/io/FilterOutputStream.html</text:span></text:a></text:p>
      <text:p text:style-name="P96">El equivalente a FilterInputStream pero para los OutputStreams. Siendo abstracta no puede instanciarse y debe ser heredada. Sirve para implementar un patron Decorator con OutputStreams.<text:span text:style-name="T29"/></text:p>
      <text:p text:style-name="P96">La clases que heredan de esta clase son:<text:span text:style-name="T29"/></text:p>
      <text:p text:style-name="P96">BufferedOutputStream, CheckedOutputStream, CipherOutputStream, DataOutputStream, DeflaterOutputStream, DigestOutputStream, InflaterOutputStream, PrintStream<text:span text:style-name="T29"/></text:p>
      <text:h text:style-name="P43" text:outline-level="3" text:is-list-header="true"/>
      <text:h text:style-name="P44" text:outline-level="3" text:is-list-header="true"><text:bookmark-start text:name="__RefHeading___Toc1106_2782863212 Copy 1 Copy 1 Copy 2"/>A.<text:span text:style-name="T111">5</text:span>.<text:span text:style-name="T122">2 </text:span>BufferedOutputStream<text:bookmark-end text:name="__RefHeading___Toc1106_2782863212 Copy 1 Copy 1 Copy 2"/></text:h>
      <text:p text:style-name="P16">Información obtenida de:</text:p>
      <text:p text:style-name="P16"><text:a xlink:type="simple" xlink:href="https://docs.oracle.com/en/java/javase/21/docs/api/java.base/java/io/BufferedOutputStream.html" text:style-name="Internet_20_link" text:visited-style-name="Visited_20_Internet_20_Link">https://docs.oracle.com/en/java/javase/21/docs/api/java.base/java/io/BufferedOutputStream.html</text:a></text:p>
      <text:p text:style-name="P98">Implementa un output stream con buffer. Los datos no se envian al stream de manera inmediata si no que entran a su buffer y son enviados cuando el sistema decide o se ejecuta el método flush().</text:p>
      <text:h text:style-name="Heading_20_4" text:outline-level="4" text:is-list-header="true"><text:bookmark-start text:name="__RefHeading___Toc3210_1299742894"/>Atributos<text:bookmark-end text:name="__RefHeading___Toc3210_1299742894"/></text:h>
      <text:list text:style-name="L23">
        <text:list-item>
          <text:p text:style-name="P100">protected byte[] buf: <text:span text:style-name="T136">El buffer donde se almacenan los datos.</text:span></text:p>
        </text:list-item>
        <text:list-item>
          <text:p text:style-name="P100">protected int count: <text:span text:style-name="T136">La cantidad de bytes en el buffer.</text:span></text:p>
        </text:list-item>
      </text:list>
      <text:h text:style-name="Heading_20_4" text:outline-level="4" text:is-list-header="true"><text:bookmark-start text:name="__RefHeading___Toc3212_1299742894"/>Constructores<text:bookmark-end text:name="__RefHeading___Toc3212_1299742894"/></text:h>
      <text:list text:style-name="L27">
        <text:list-item>
          <text:p text:style-name="P99"><text:span text:style-name="T3">BufferedOutputStream(OutputStream out): </text:span><text:span text:style-name="T86">Crea un </text:span>buffered output stream <text:span text:style-name="T137">basado en el output stream suministrado.</text:span></text:p>
        </text:list-item>
        <text:list-item>
          <text:p text:style-name="P99"><text:span text:style-name="T3">BufferedOutputStream(OutputStream out, int size):</text:span> <text:span text:style-name="T137">Crea un </text:span>buffered output stream <text:span text:style-name="T137">basado en el <text:s/></text:span>output stream <text:span text:style-name="T137">suministrado con un bufer del tamaño definido en “size”</text:span>.</text:p>
        </text:list-item>
      </text:list>
      <text:h text:style-name="Heading_20_4" text:outline-level="4" text:is-list-header="true"><text:bookmark-start text:name="__RefHeading___Toc3214_1299742894"/>Métodos de instancia<text:bookmark-end text:name="__RefHeading___Toc3214_1299742894"/></text:h>
      <text:list text:style-name="L28">
        <text:list-item>
          <text:p text:style-name="P104"><text:span text:style-name="T3">void flush(): </text:span><text:span text:style-name="T87">Fuerza la escritura de los bytes almacenados y vacía el stream.</text:span></text:p>
        </text:list-item>
        <text:list-item>
          <text:p text:style-name="P104"><text:span text:style-name="T3">void write(byte[] b, int off, int len): </text:span><text:span text:style-name="T87">Escribe </text:span>len bytes <text:span text:style-name="T138">del array especificado empezando en la posición off del array b</text:span>.</text:p>
        </text:list-item>
        <text:list-item>
          <text:p text:style-name="P104"><text:span text:style-name="T3">void write(int b): </text:span><text:span text:style-name="T87">Escribe un byte en el stream</text:span>.</text:p>
        </text:list-item>
      </text:list>
      <text:h text:style-name="P47" text:outline-level="3" text:is-list-header="true"><text:bookmark-start text:name="__RefHeading___Toc1106_2782863212 Copy 1 Copy 1 Copy 2 Copy 1"/>A.<text:span text:style-name="T111">5</text:span>.<text:span text:style-name="T122">3 </text:span>ByteArrayOutputStream<text:bookmark-end text:name="__RefHeading___Toc1106_2782863212 Copy 1 Copy 1 Copy 2 Copy 1"/></text:h>
      <text:p text:style-name="P17">Información obtenida de:</text:p>
      <text:p text:style-name="P17"><text:a xlink:type="simple" xlink:href="https://docs.oracle.com/en/java/javase/21/docs/api/java.base/java/io/ByteArrayOutputStream.html" text:style-name="Internet_20_link" text:visited-style-name="Visited_20_Internet_20_Link">https://docs.oracle.com/en/java/javase/21/docs/api/java.base/java/io/ByteArrayOutputStream.html</text:a></text:p>
      <text:p text:style-name="P106">Implementa un output stream en el que los datos se escriben a un array. El buffer crece automaticamente conforme se escriben los datos en él. Los datos pueden ser recuperados usando toByteArray() y toString(). Cerrarlo no tiene ningún efecto. Se pueden llamar sus métodos tras cerrarlo sin generar excepción IOException.</text:p>
      <text:h text:style-name="Heading_20_4" text:outline-level="4" text:is-list-header="true"><text:bookmark-start text:name="__RefHeading___Toc3216_1299742894"/>Atributos<text:bookmark-end text:name="__RefHeading___Toc3216_1299742894"/></text:h>
      <text:list text:style-name="L29">
        <text:list-item>
          <text:p text:style-name="P107"><text:span text:style-name="T3">protected byte[] buf: </text:span><text:span text:style-name="T88">Buffer en el que se almacenan los datos.</text:span></text:p>
        </text:list-item>
        <text:list-item>
          <text:p text:style-name="P107"><text:span text:style-name="T3">protected int count:</text:span> <text:span text:style-name="T139">Numero de bytes en el buffer.</text:span></text:p>
        </text:list-item>
      </text:list>
      <text:h text:style-name="Heading_20_4" text:outline-level="4" text:is-list-header="true"><text:bookmark-start text:name="__RefHeading___Toc3218_1299742894"/>Métodos de instancia<text:bookmark-end text:name="__RefHeading___Toc3218_1299742894"/></text:h>
      <text:list text:style-name="L30">
        <text:list-item>
          <text:p text:style-name="P108"><text:span text:style-name="T3">void close():</text:span> <text:span text:style-name="T139">Sin efecto.</text:span></text:p>
        </text:list-item>
        <text:list-item>
          <text:p text:style-name="P108"><text:span text:style-name="T3">void reset():</text:span> <text:span text:style-name="T140">Reinicia el contador de bytes a 0 descartando los datos que tiene actualmente. El stream puede ser reusado aprovechando el espacio ya reservado por el buffer.</text:span></text:p>
        </text:list-item>
        <text:list-item>
          <text:p text:style-name="P108"><text:soft-page-break/><text:span text:style-name="T3">int size():</text:span> <text:span text:style-name="T140">Devuelve el tamaño actual del buffer.</text:span></text:p>
        </text:list-item>
        <text:list-item>
          <text:p text:style-name="P108"><text:span text:style-name="T3">byte[] toByteArray():</text:span> <text:span text:style-name="T140">Crea un nuevo array a partir de los datos del buffer.</text:span></text:p>
        </text:list-item>
        <text:list-item>
          <text:p text:style-name="P108"><text:span text:style-name="T3">String toString():</text:span> <text:span text:style-name="T140">Convierte los contenidos del buffer a String decodificando con el charset por defecto.</text:span></text:p>
        </text:list-item>
        <text:list-item>
          <text:p text:style-name="P108"><text:span text:style-name="T3">String toString(int hibyte):</text:span> Depreca<text:span text:style-name="T140">do</text:span>. <text:span text:style-name="T140">Este método no convierte correctamente los bytes en caracteres.</text:span></text:p>
        </text:list-item>
        <text:list-item>
          <text:p text:style-name="P108"><text:span text:style-name="T3">String toString(String charsetName)</text:span>: Conv<text:span text:style-name="T140">ierte el contenido del buffer en un String usando el charset con nombre como el suministrado.</text:span></text:p>
        </text:list-item>
        <text:list-item>
          <text:p text:style-name="P108"><text:span text:style-name="T3">String toString(Charset charset):</text:span> <text:span text:style-name="T140">Convierte el contenido del buffer en un String usando el charset suministrado.</text:span></text:p>
        </text:list-item>
        <text:list-item>
          <text:p text:style-name="P108"><text:span text:style-name="T3">void write(byte[] b, int off, int len):</text:span> <text:span text:style-name="T140">Escribe en el stream <text:s/></text:span>len bytes <text:span text:style-name="T140">del array b empezando por la posicion off.</text:span></text:p>
        </text:list-item>
        <text:list-item>
          <text:p text:style-name="P108"><text:span text:style-name="T3">void write(int b):</text:span> <text:span text:style-name="T140">Escribe un byte en el stream.</text:span></text:p>
        </text:list-item>
        <text:list-item>
          <text:p text:style-name="P108"><text:span text:style-name="T3">void writeBytes(byte[] b):</text:span> <text:span text:style-name="T140">Escribe el contenido del array b en el stream.</text:span></text:p>
        </text:list-item>
        <text:list-item>
          <text:p text:style-name="P108"><text:span text:style-name="T3">void writeTo(OutputStream out):</text:span> <text:span text:style-name="T140">Escribe el contenido completo del stream a otro output stream usando su método </text:span>out.write(buf, 0, count).</text:p>
        </text:list-item>
      </text:list>
      <text:h text:style-name="P46" text:outline-level="3" text:is-list-header="true"><text:bookmark-start text:name="__RefHeading___Toc1106_2782863212 Copy 1 Copy 1 Copy 2 Copy 1 Copy 1"/>A.<text:span text:style-name="T111">5</text:span>.<text:span text:style-name="T122">4</text:span> DataOutputStream<text:bookmark-end text:name="__RefHeading___Toc1106_2782863212 Copy 1 Copy 1 Copy 2 Copy 1 Copy 1"/></text:h>
      <text:p text:style-name="P20">Información obtenida de:</text:p>
      <text:p text:style-name="P20"><text:a xlink:type="simple" xlink:href="https://docs.oracle.com/en/java/javase/21/docs/api/java.base/java/io/DataOutputStream.html" text:style-name="Internet_20_link" text:visited-style-name="Visited_20_Internet_20_Link">https://docs.oracle.com/en/java/javase/21/docs/api/java.base/java/io/DataOutputStream.html</text:a></text:p>
      <text:p text:style-name="P110">Esa implementacion implementa la interfaz DataOutput, por tanto trabaja bien junto a la clase DataInputStream. </text:p>
      <text:p text:style-name="P110">La clase permite escribir datos primitivos. <text:span text:style-name="T149">No soporta concurrencia por lo que se necesita implementar la exclusion mutua necesaria en caso de usarse con múltiples <text:s/>hebras.</text:span></text:p>
      <text:h text:style-name="Heading_20_4" text:outline-level="4" text:is-list-header="true"><text:bookmark-start text:name="__RefHeading___Toc3220_1299742894"/>Atributos<text:bookmark-end text:name="__RefHeading___Toc3220_1299742894"/></text:h>
      <text:list text:style-name="L33">
        <text:list-item>
          <text:p text:style-name="P117"><text:span text:style-name="T3">protected int written: </text:span><text:span text:style-name="T150">La cantidad de bytes escritos</text:span>.</text:p>
        </text:list-item>
      </text:list>
      <text:h text:style-name="Heading_20_4" text:outline-level="4" text:is-list-header="true"><text:bookmark-start text:name="__RefHeading___Toc3222_1299742894"/>Constructor<text:bookmark-end text:name="__RefHeading___Toc3222_1299742894"/></text:h>
      <text:list text:style-name="L34">
        <text:list-item>
          <text:p text:style-name="P118"><text:span text:style-name="T3">DataOutputStream(OutputStream out):</text:span> <text:s/><text:span text:style-name="T151">Crea un DataOutputStream basado en un OutputStream.</text:span></text:p>
        </text:list-item>
      </text:list>
      <text:h text:style-name="Heading_20_4" text:outline-level="4" text:is-list-header="true"><text:bookmark-start text:name="__RefHeading___Toc3224_1299742894"/>Métodos de instancia<text:bookmark-end text:name="__RefHeading___Toc3224_1299742894"/></text:h>
      <text:list xml:id="list3085471281" text:style-name="L35">
        <text:list-item>
          <text:p text:style-name="P119"><text:span text:style-name="T3">void flush():</text:span> Envia contenido y vacia el <text:s/>output stream forzando que se escr<text:span text:style-name="T151">i</text:span>ban los bytes almacenados.</text:p>
        </text:list-item>
        <text:list-item>
          <text:p text:style-name="P119"><text:span text:style-name="T3">final int size():</text:span> <text:span text:style-name="T151">Devuelve la cantidad de bytes escritos.</text:span></text:p>
        </text:list-item>
        <text:list-item>
          <text:p text:style-name="P119"><text:soft-page-break/><text:span text:style-name="T3">void write(byte[] b, int off, int len):</text:span> <text:span text:style-name="T151">Escrtibe </text:span>len bytes <text:span text:style-name="T151">desdeel </text:span>byte array <text:span text:style-name="T151">especificado empezando en la posicion b[</text:span>offset<text:span text:style-name="T151">]</text:span>.</text:p>
        </text:list-item>
        <text:list-item>
          <text:p text:style-name="P119"><text:span text:style-name="T3">void write(int b):</text:span> <text:span text:style-name="T151">Escribe el byte especificado. (el primer byte del int)</text:span></text:p>
        </text:list-item>
        <text:list-item>
          <text:p text:style-name="P120"><text:span text:style-name="T3">final void writeBoolean(boolean v): </text:span><text:span text:style-name="T94">Escribe un booleano como valor de 1 byte.</text:span></text:p>
        </text:list-item>
        <text:list-item>
          <text:p text:style-name="P121"><text:span text:style-name="T3">final void writeByte(int v):</text:span> <text:span text:style-name="T152">Escribe un byte </text:span><text:span text:style-name="T151">(el primer byte del int).</text:span></text:p>
        </text:list-item>
        <text:list-item>
          <text:p text:style-name="P119"><text:span text:style-name="T3">final void writeBytes(String s):</text:span> <text:span text:style-name="T152">Escribe un string como secuencia de bytes.</text:span></text:p>
        </text:list-item>
        <text:list-item>
          <text:p text:style-name="P119"><text:span text:style-name="T3">final void writeChar(int v):</text:span> <text:span text:style-name="T152">Escribe un char como 2 bytes escribiendo primero el high byte(el mas relevante)</text:span>.</text:p>
        </text:list-item>
        <text:list-item>
          <text:p text:style-name="P119"><text:span text:style-name="T3">final void writeChars(String s):</text:span> <text:span text:style-name="T152">Escribe un string como una secuencia de caracteres.</text:span></text:p>
        </text:list-item>
        <text:list-item>
          <text:p text:style-name="P119"><text:span text:style-name="T3">final void writeDouble(double v):</text:span> <text:span text:style-name="T153">Convierte al argumeto </text:span>double a long <text:span text:style-name="T153">usando el método Dobule.</text:span>doubleToLongBits, <text:span text:style-name="T153">y entonces escribe el long como 8 bytes en el stream escribiendo el high byte primero</text:span>.</text:p>
        </text:list-item>
        <text:list-item>
          <text:p text:style-name="P119"><text:span text:style-name="T3">final void writeFloat(float v):</text:span> <text:span text:style-name="T153">Convierte el argumento float en int usando Float.floatToIntBits y entonces escribe el entero a 4 bytes en el stream siendo el primero el high byte.</text:span></text:p>
        </text:list-item>
        <text:list-item>
          <text:p text:style-name="P119"><text:span text:style-name="T3">final void writeInt(int v):</text:span> <text:span text:style-name="T153">Escribe un int como 4 bytes en el stream.</text:span></text:p>
        </text:list-item>
        <text:list-item>
          <text:p text:style-name="P119"><text:span text:style-name="T3">final void writeLong(long v):</text:span> <text:span text:style-name="T153">Escribe un long como 8 bytes en el stream.</text:span></text:p>
        </text:list-item>
        <text:list-item>
          <text:p text:style-name="P119"><text:span text:style-name="T3">final void writeShort(int v): </text:span><text:span text:style-name="T95">Escribe un short como 2 bytes en el stream siendo el primero el high byte.</text:span></text:p>
        </text:list-item>
        <text:list-item>
          <text:p text:style-name="P119"><text:span text:style-name="T3">final void writeUTF(String str):</text:span> <text:span text:style-name="T153">Escribe un string en el stream usando la codificación UTF-8 en un formato que debe ser leido con readUTF.</text:span></text:p>
        </text:list-item>
      </text:list>
      <text:h text:style-name="P46" text:outline-level="3" text:is-list-header="true"><text:bookmark-start text:name="__RefHeading___Toc1106_2782863212 Copy 1 Copy 1 Copy 2 Copy 1 Copy 1 Copy 2"/>A.<text:span text:style-name="T111">5</text:span>.<text:span text:style-name="T122">5</text:span> FileOutputStream<text:bookmark-end text:name="__RefHeading___Toc1106_2782863212 Copy 1 Copy 1 Copy 2 Copy 1 Copy 1 Copy 2"/></text:h>
      <text:p text:style-name="P20">Información obtenida de:</text:p>
      <text:p text:style-name="P20"><text:a xlink:type="simple" xlink:href="https://docs.oracle.com/en/java/javase/21/docs/api/java.base/java/io/FileOutputStream.html" text:style-name="Internet_20_link" text:visited-style-name="Visited_20_Internet_20_Link">https://docs.oracle.com/en/java/javase/21/docs/api/java.base/java/io/FileOutputStream.html</text:a></text:p>
      <text:p text:style-name="P122">Output stream para escribir datos en un File o un FileDescriptor. Depende del sistema si el archivo puede ser abierto para escritura por más de un FileOutputStream. Si no está permitido y el archivo está ya abierto para escritura entonces el constructor fallará. Está pensado para escribir bytes. Para escribir texto usar FileWritter.</text:p>
      <text:h text:style-name="Heading_20_4" text:outline-level="4" text:is-list-header="true"><text:bookmark-start text:name="__RefHeading___Toc3226_1299742894"/>Constructores<text:bookmark-end text:name="__RefHeading___Toc3226_1299742894"/></text:h>
      <text:list text:style-name="L36">
        <text:list-item>
          <text:p text:style-name="P124"><text:span text:style-name="T3">FileOutputStream(File file): </text:span><text:span text:style-name="T96">Crea un <text:s/></text:span>file output stream <text:span text:style-name="T154">para escribir al archivo representado por el objeto </text:span>File.</text:p>
        </text:list-item>
        <text:list-item>
          <text:p text:style-name="P124"><text:span text:style-name="T3">FileOutputStream(FileDescriptor fdObj):</text:span> Crea <text:span text:style-name="T154">un</text:span> file output stream <text:span text:style-name="T154">para escribir al descriptor especificado.</text:span></text:p>
        </text:list-item>
        <text:list-item>
          <text:p text:style-name="P124"><text:soft-page-break/><text:span text:style-name="T3">FileOutputStream(File file, boolean append): </text:span><text:span text:style-name="T96">Crea un </text:span>file output stream <text:span text:style-name="T154">para escribir al archivo refpresentado por el objeto File estableciendo si se sobreescribe o se añade </text:span><text:span text:style-name="T155">contenido</text:span><text:span text:style-name="T154">.</text:span></text:p>
        </text:list-item>
        <text:list-item>
          <text:p text:style-name="P124"><text:span text:style-name="T3">FileOutputStream(String name):</text:span> <text:span text:style-name="T154">Crea un </text:span>a file output stream <text:span text:style-name="T154">para escribir al archivo especificado por el nombre</text:span>.</text:p>
        </text:list-item>
        <text:list-item>
          <text:p text:style-name="P125"><text:span text:style-name="T3">FileOutputStream(String name, boolean append): </text:span>Creat <text:span text:style-name="T155">un</text:span> file output stream <text:span text:style-name="T155">para escribir al archivo especificado en el nombre estableciendo si se sobreescribe o se añade contenido.</text:span></text:p>
        </text:list-item>
      </text:list>
      <text:h text:style-name="P50" text:outline-level="4" text:is-list-header="true"><text:bookmark-start text:name="__RefHeading___Toc3228_1299742894"/>Métodos de instancia<text:bookmark-end text:name="__RefHeading___Toc3228_1299742894"/></text:h>
      <text:list xml:id="list3234146512" text:style-name="L37">
        <text:list-item>
          <text:p text:style-name="P127"><text:span text:style-name="T3">void close(): </text:span><text:span text:style-name="T97">Cierra el stream y libera los recursos asociados.</text:span></text:p>
        </text:list-item>
        <text:list-item>
          <text:p text:style-name="P127"><text:span text:style-name="T3">FileChannel getChannel():</text:span> Returns the unique FileChannel object associated with this file output stream.</text:p>
        </text:list-item>
        <text:list-item>
          <text:p text:style-name="P127"><text:span text:style-name="T3">final FileDescriptor getFD(): </text:span>Returns the file descriptor associated with this stream.</text:p>
        </text:list-item>
        <text:list-item>
          <text:p text:style-name="P127"><text:span text:style-name="T3">void write(byte[] b):</text:span> Writes b.length bytes from the specified byte array to this file output stream.</text:p>
        </text:list-item>
        <text:list-item>
          <text:p text:style-name="P127"><text:span text:style-name="T3">void write(byte[] b, int off, int len):</text:span> Writes len bytes from the specified byte array starting at offset off to this file output stream.</text:p>
        </text:list-item>
        <text:list-item>
          <text:p text:style-name="P127"><text:span text:style-name="T3">void write(int b):</text:span> Writes the specified byte to this file output stream.</text:p>
        </text:list-item>
      </text:list>
      <text:h text:style-name="P48" text:outline-level="3" text:is-list-header="true"/>
      <text:h text:style-name="P48" text:outline-level="3" text:is-list-header="true"><text:bookmark-start text:name="__RefHeading___Toc1106_2782863212 Copy 1 Copy 1 Copy 2 Copy 1 Copy 1 Copy 2 Copy 1"/>A.<text:span text:style-name="T111">5</text:span>.<text:span text:style-name="T156">6</text:span> <text:span text:style-name="T156">Object</text:span>OutputStream<text:bookmark-end text:name="__RefHeading___Toc1106_2782863212 Copy 1 Copy 1 Copy 2 Copy 1 Copy 1 Copy 2 Copy 1"/></text:h>
      <text:p text:style-name="P126">Información obtenida de:</text:p>
      <text:p text:style-name="P126"><text:a xlink:type="simple" xlink:href="https://docs.oracle.com/en/java/javase/21/docs/api/java.base/java/io/ObjectOutputStream.html" text:style-name="Internet_20_link" text:visited-style-name="Visited_20_Internet_20_Link">https://docs.oracle.com/en/java/javase/21/docs/api/java.base/java/io/ObjectOutputStream.html</text:a></text:p>
      <text:p text:style-name="P123"><text:span text:style-name="T156">Escribe datos primiti</text:span><text:span text:style-name="T157">vos y objetos serializables </text:span><text:span text:style-name="T158">al stream que luego pueden ser serializados usando un ObjectInputStream</text:span><text:span text:style-name="T157">.</text:span></text:p>
      <text:h text:style-name="Heading_20_4" text:outline-level="4" text:is-list-header="true"><text:bookmark-start text:name="__RefHeading___Toc3230_1299742894"/><text:span text:style-name="T158">C</text:span>onstructores<text:bookmark-end text:name="__RefHeading___Toc3230_1299742894"/></text:h>
      <text:list text:style-name="L38">
        <text:list-item>
          <text:p text:style-name="P128"><text:span text:style-name="T3">protected ObjectOutputStream():</text:span> <text:span text:style-name="T158">Contrustor para subclases que reimplementen ObjectOutputStream completamente.</text:span></text:p>
        </text:list-item>
        <text:list-item>
          <text:p text:style-name="P128"><text:span text:style-name="T3">ObjectOutputStream(OutputStream out): </text:span><text:span text:style-name="T158">Crea un </text:span>ObjectOutputStream <text:span text:style-name="T158">que escriber al output stream especificado.</text:span></text:p>
        </text:list-item>
      </text:list>
      <text:h text:style-name="Heading_20_4" text:outline-level="4" text:is-list-header="true"><text:bookmark-start text:name="__RefHeading___Toc3232_1299742894"/>Métodos de instancia<text:bookmark-end text:name="__RefHeading___Toc3232_1299742894"/></text:h>
      <text:list xml:id="list1878860487" text:style-name="L39">
        <text:list-item>
          <text:p text:style-name="P129"><text:span text:style-name="T3">protected void annotateClass(Class&lt;?&gt; cl):</text:span> <text:span text:style-name="T159">Debe ser implementado por las subclases que quieran almacenar datos sobre las clases en el stream. Es la contraparte del método ObjectInputStream.resolveClass(). </text:span></text:p>
        </text:list-item>
        <text:list-item>
          <text:p text:style-name="P129"><text:soft-page-break/><text:span text:style-name="T3">protected void annotateProxyClass(Class&lt;?&gt; cl): </text:span><text:span text:style-name="T98">Las s</text:span>ubclasses <text:span text:style-name="T159">deben </text:span>implement this method <text:span text:style-name="T159">para almacenar datos propios para clases proxy.</text:span></text:p>
        </text:list-item>
        <text:list-item>
          <text:p text:style-name="P129"><text:span text:style-name="T3">void close(): </text:span><text:span text:style-name="T98">Cierra el stream.</text:span></text:p>
        </text:list-item>
        <text:list-item>
          <text:p text:style-name="P129"><text:span text:style-name="T3">void defaultWriteObject():</text:span> <text:span text:style-name="T166">Usa la serializacion por defecto para escribir el objeto</text:span><text:span text:style-name="T159">.</text:span></text:p>
        </text:list-item>
        <text:list-item>
          <text:p text:style-name="P129"><text:span text:style-name="T3">protected void drain(): </text:span><text:span text:style-name="T98">Similar a flush pero sin propagar la accion al stream en el que se basa.</text:span></text:p>
        </text:list-item>
        <text:list-item>
          <text:p text:style-name="P129"><text:span text:style-name="T3">protected boolean enableReplaceObject(boolean enable):</text:span> <text:span text:style-name="T159">Habilita que el stream reemplace objetos</text:span>.</text:p>
        </text:list-item>
        <text:list-item>
          <text:p text:style-name="P129"><text:span text:style-name="T3">void flush(): </text:span><text:span text:style-name="T72">Envia contenido y vacia el <text:s/>output stream forzando que se escriban los </text:span><text:span text:style-name="T99">datos </text:span><text:span text:style-name="T72">almacenados.</text:span></text:p>
        </text:list-item>
        <text:list-item>
          <text:p text:style-name="P129"><text:span text:style-name="T3">ObjectOutputStream.PutField putFields():</text:span> <text:span text:style-name="T160">Devuelve el objeto usado para la persistencia de campos escritos al stream.</text:span></text:p>
        </text:list-item>
        <text:list-item>
          <text:p text:style-name="P129"><text:span text:style-name="T3">protected Object replaceObject(Object obj):</text:span> <text:span text:style-name="T160">Permite que las subclases reemplacen un objeto por otro durante la serializacion.</text:span></text:p>
        </text:list-item>
        <text:list-item>
          <text:p text:style-name="P129"><text:span text:style-name="T3">void reset(): </text:span><text:span text:style-name="T100">Resetea el ObjectOutputStream volviendolo a un estado como recien creado. Se pueden seguir escribiendo objetos y estos no estarán referenciados a los objetos escritos anteriormente. Cuando el punto de r</text:span>eset <text:span text:style-name="T161">llegue a un ObjectInputStream hará lo mismo y leerá los siguientes objetos sin referenciarlos a los anteriores.</text:span></text:p>
        </text:list-item>
        <text:list-item>
          <text:p text:style-name="P131"><text:span text:style-name="T3">void useProtocolVersion(int version):</text:span> <text:span text:style-name="T161">Especifica la version de protocolo a usar para escribir el stream</text:span>. <text:span text:style-name="T162">Actualmente existen las versiones: <text:line-break/>ObjectStreamConstants.PROTOCOL_VERSION_1 ObjectStreamConstants.PROTOCOL_VERSION_2</text:span></text:p>
        </text:list-item>
        <text:list-item>
          <text:p text:style-name="P129"><text:span text:style-name="T3">void write(byte[] buf): </text:span><text:span text:style-name="T101">Escribe un array de bytes</text:span>.</text:p>
        </text:list-item>
        <text:list-item>
          <text:p text:style-name="P129"><text:span text:style-name="T3">void write(byte[] buf, int off, int len):</text:span> <text:span text:style-name="T162">Escribe una porcion de un array de bytes.</text:span></text:p>
        </text:list-item>
        <text:list-item>
          <text:p text:style-name="P129"><text:span text:style-name="T3">void write(int val):</text:span> <text:span text:style-name="T162">Escribe un byte</text:span>.</text:p>
        </text:list-item>
        <text:list-item>
          <text:p text:style-name="P130"><text:span text:style-name="T3">void writeBoolean(boolean val):</text:span> <text:span text:style-name="T162">Escriber un booleano usand un byte</text:span>.</text:p>
        </text:list-item>
        <text:list-item>
          <text:p text:style-name="P129"><text:span text:style-name="T3">void writeByte(int val):</text:span> <text:span text:style-name="T162">Escribe un byte usando el low byte del int</text:span>.</text:p>
        </text:list-item>
        <text:list-item>
          <text:p text:style-name="P129"><text:span text:style-name="T3">void writeBytes(String str):</text:span> <text:span text:style-name="T162">Escribe un String como una secuencia de bytes</text:span>.</text:p>
        </text:list-item>
        <text:list-item>
          <text:p text:style-name="P129"><text:span text:style-name="T3">void writeChar(int val): </text:span><text:span text:style-name="T101">Escribe un char como 2 bytes</text:span>.</text:p>
        </text:list-item>
        <text:list-item>
          <text:p text:style-name="P129"><text:span text:style-name="T3">void writeChars(String str):</text:span> <text:span text:style-name="T162">Escribe un string como una secuencia de char</text:span>.</text:p>
        </text:list-item>
        <text:list-item>
          <text:p text:style-name="P129"><text:span text:style-name="T3">protected void writeClassDescriptor(ObjectStreamClass desc):</text:span> <text:span text:style-name="T162">Escriber el descriptor de una clase</text:span>. <text:span text:style-name="T162">Pensado para las subclases.</text:span></text:p>
        </text:list-item>
        <text:list-item>
          <text:p text:style-name="P129"><text:span text:style-name="T3">void writeDouble(double val):</text:span> <text:span text:style-name="T162">Escribe un double como 8 bytes</text:span>.</text:p>
        </text:list-item>
        <text:list-item>
          <text:p text:style-name="P129"><text:span text:style-name="T3">void writeFields():</text:span> <text:span text:style-name="T162">Escribe en el stream los campos almacenados</text:span>.</text:p>
        </text:list-item>
        <text:list-item>
          <text:p text:style-name="P129"><text:span text:style-name="T3">void writeFloat(float val): </text:span><text:span text:style-name="T101">Escribe un float como 4 bytes</text:span>.</text:p>
        </text:list-item>
        <text:list-item>
          <text:p text:style-name="P129"><text:soft-page-break/><text:span text:style-name="T3">void writeInt(int val):</text:span> <text:span text:style-name="T162">Escribe un int como 4 bytes</text:span>.</text:p>
        </text:list-item>
        <text:list-item>
          <text:p text:style-name="P129"><text:span text:style-name="T3">void writeLong(long val):</text:span> <text:span text:style-name="T162">Escribe un long como 8 bytes</text:span>.</text:p>
        </text:list-item>
        <text:list-item>
          <text:p text:style-name="P129"><text:span text:style-name="T3">final void writeObject(Object obj): </text:span><text:span text:style-name="T101">Escribe el objeto al stream</text:span>.</text:p>
        </text:list-item>
        <text:list-item>
          <text:p text:style-name="P129"><text:span text:style-name="T3">protected void writeObjectOverride(Object obj): </text:span><text:span text:style-name="T101">Metodo usado por las sublcases para sobreescribir el metodo por defecto de writeObject</text:span>.</text:p>
        </text:list-item>
        <text:list-item>
          <text:p text:style-name="P129"><text:span text:style-name="T3">void writeShort(int val): </text:span><text:span text:style-name="T101">Escribe un short como 2 bytes</text:span>.</text:p>
        </text:list-item>
        <text:list-item>
          <text:p text:style-name="P129"><text:span text:style-name="T3">protected void writeStreamHeader():</text:span> <text:span text:style-name="T162">Método para que las subclases añadan su propia cabecera al stream</text:span>.</text:p>
        </text:list-item>
        <text:list-item>
          <text:p text:style-name="P129"><text:span text:style-name="T3">void writeUnshared(Object obj):</text:span> <text:span text:style-name="T162">Escribe objetos </text:span><text:span text:style-name="T163">como únicos y nuevos sin referencias a objetos anteriores.</text:span></text:p>
        </text:list-item>
        <text:list-item>
          <text:p text:style-name="P129"><text:span text:style-name="T3">void writeUTF(String str):</text:span> <text:span text:style-name="T163">Escribe una string en formato </text:span>UTF-8 <text:span text:style-name="T163">modificado que no podra ser referenciado por otros</text:span>.</text:p>
        </text:list-item>
      </text:list>
      <text:h text:style-name="P33" text:outline-level="1" text:is-list-header="true"><text:bookmark-start text:name="__RefHeading___Toc3234_1299742894"/>B – Interfaz serializable<text:bookmark-end text:name="__RefHeading___Toc3234_1299742894"/></text:h>
      <text:p text:style-name="Text_20_body"><text:a xlink:type="simple" xlink:href="https://docs.oracle.com/en/java/javase/21/docs/api/java.base/java/io/Serializable.html" text:style-name="Internet_20_link" text:visited-style-name="Visited_20_Internet_20_Link">https://docs.oracle.com/en/java/javase/21/docs/api/java.base/java/io/Serializable.html</text:a></text:p>
      <text:p text:style-name="P136">La serializacion convierte objetos a flujos de bytes que pueden ser enviados por un stream o almacenados a un archivo. Para hacer esa conversion objeto → bytes → objeto se usa esta interfaz <text:span text:style-name="T168">siguiendo <text:s/>la especificacion:</text:span></text:p>
      <text:p text:style-name="P136"><text:a xlink:type="simple" xlink:href="https://docs.oracle.com/en/java/javase/21/docs/specs/serialization/serial-arch.html" text:style-name="Internet_20_link" text:visited-style-name="Visited_20_Internet_20_Link">https://docs.oracle.com/en/java/javase/21/docs/specs/serialization/serial-arch.html</text:a></text:p>
      <text:p text:style-name="P133">La interfaz no tiene métodos. Simplemente marca la clase como serializable. Los datos primitivos son serializables por defecto así como algunas clases de Java. Las clases propias deben implementar esta interfaz. Si se intenta serializar un objeto no serializable saltará la excepcion: NotSerializableException.</text:p>
      <text:p text:style-name="P133"><text:span text:style-name="T166">Puntos principales de la interfaz:</text:span></text:p>
      <text:list text:style-name="L40">
        <text:list-item>
          <text:p text:style-name="P134"><text:span text:style-name="T164">Para que un objeto sea serializable debe implementar la interfaz java.io.Serializable.</text:span></text:p>
        </text:list-item>
        <text:list-item>
          <text:p text:style-name="P135"><text:span text:style-name="T165">Las subclases de una clase serializable es serializable también. </text:span></text:p>
        </text:list-item>
        <text:list-item>
          <text:p text:style-name="P135"><text:span text:style-name="T165">Las subclases de una clase no serializable pueden ser serializables.</text:span></text:p>
        </text:list-item>
        <text:list-item>
          <text:p text:style-name="P132">Durante la serializacion no se escribiran datos en los atributos de las superclases no serializables.</text:p>
        </text:list-item>
        <text:list-item>
          <text:p text:style-name="P132">Durante la deserializacion se rellenarán los atributos de las superclases no serializables usando el constructor por defecto, constructor que debe estar accesible para las subclases.</text:p>
        </text:list-item>
        <text:list-item>
          <text:p text:style-name="P132">Es posible personalizar la serialización y deserializacion de un objeto. Para ello debe implementarse los <text:span text:style-name="T166">metodos:</text:span></text:p>
          <text:list>
            <text:list-item>
              <text:p text:style-name="P132">private void writeObject(java.io.ObjectOutputStream out) throws IOException</text:p>
            </text:list-item>
            <text:list-item>
              <text:p text:style-name="P132">private void readObject(java.io.ObjectInputStream in) throws IOException, ClassNotFoundException;</text:p>
            </text:list-item>
            <text:list-item>
              <text:p text:style-name="P132"><text:s/>private void readObjectNoData() <text:s text:c="3"/>throws ObjectStreamException;</text:p>
            </text:list-item>
          </text:list>
        </text:list-item>
        <text:list-item>
          <text:p text:style-name="P137">La escritura es responsabilidad del métod<text:span text:style-name="T167">o</text:span> writeObject. Este método es el responsable de escribir el objeto serializado. El mecanismo por defecto se puede invocar en un outputstream usando defaultWriteObject del output. <text:span text:style-name="T167">Este método no se debe ocupar de sub o super clases. Debe guardar los <text:s/>atributos individualmente al ObjectOutputsStream.</text:span></text:p>
        </text:list-item>
        <text:list-item>
          <text:p text:style-name="P138">La lectura es responsabilidad de readObject. Es responsable de leer los datos desde el stream y restaurar los atributos. Puede llamar a defaultReadObject para llamar al mecanismo por defecto. No se debe ocupar de sub ni super clases.</text:p>
        </text:list-item>
        <text:list-item>
          <text:p text:style-name="P138">La inicializacion del objeto es responsabilidad de readObjectNoData. Se utiliza en caso de que las versiones de clase no coincidan.</text:p>
        </text:list-item>
        <text:list-item>
          <text:p text:style-name="P139">En los casos en los que se deba designar una clase alternativa para la serializacion deben implementar las funciones:</text:p>
          <text:list>
            <text:list-item>
              <text:p text:style-name="P139"><text:soft-page-break/><text:s/>ANY-ACCESS-MODIFIER Object writeReplace() throws ObjectStreamException;</text:p>
            </text:list-item>
            <text:list-item>
              <text:p text:style-name="P139">ANY-ACCESS-MODIFIER Object readResolve() throws ObjectStreamException;</text:p>
            </text:list-item>
          </text:list>
        </text:list-item>
        <text:list-item>
          <text:p text:style-name="P139">La serializacion asocia la versión de la clase a un numero en el atributo serialVersionUID que será usado durante la deserializacion para verificar la compatibilidad. Si no se especifica este número se hará un calculo basado en la especificacion de la serialización de objetos.</text:p>
        </text:list-item>
      </text:list>
      <text:h text:style-name="Heading_20_2" text:outline-level="2" text:is-list-header="true"><text:bookmark-start text:name="__RefHeading___Toc3236_1299742894"/>Serializa<text:span text:style-name="T169">r </text:span>objetos <text:span text:style-name="T169">compuestos</text:span><text:bookmark-end text:name="__RefHeading___Toc3236_1299742894"/></text:h>
      <text:p text:style-name="P140">Para serializar objetos compuestos solo es necesario que las clases implicadas sean serializables. El sistema de serializacion se encarga de hacer la serializaci<text:span text:style-name="T170">ó</text:span>n y mantener las referencias entre objetos incluso cuando hay referencias circulares <text:span text:style-name="T173">dentro del mismo flujo de serializacion. Este manenimiento de las referencias no se conserva con los siguientes objetos a hacer reset() en el flujo de serialización.</text:span></text:p>
      <text:h text:style-name="P38" text:outline-level="2" text:is-list-header="true"><text:bookmark-start text:name="__RefHeading___Toc3238_1299742894"/>Excluir atributos de la serialización<text:bookmark-end text:name="__RefHeading___Toc3238_1299742894"/></text:h>
      <text:p text:style-name="P141">Por motivos de seguridad es posible que se deba evitar la serialización de algunos atributos de una clase. Para ello hay que marcar ese atributo con el descriptor <text:span text:style-name="T3">private transient.</text:span></text:p>
      <text:h text:style-name="Heading_20_1" text:outline-level="1" text:is-list-header="true"/>
      <text:h text:style-name="Heading_20_1" text:outline-level="1" text:is-list-header="true"/>
      <text:h text:style-name="P33" text:outline-level="1" text:is-list-header="true"><text:bookmark-start text:name="__RefHeading___Toc3240_1299742894"/>C – Copia superficial y copia profunda<text:bookmark-end text:name="__RefHeading___Toc3240_1299742894"/></text:h>
      <text:p text:style-name="P142">Información obtenida de las siguientes fuentes:</text:p>
      <text:p text:style-name="P143"><text:a xlink:type="simple" xlink:href="https://docs.oracle.com/en/java/javase/21/docs/api/java.base/java/lang/Object.html#clone()" text:style-name="Internet_20_link" text:visited-style-name="Visited_20_Internet_20_Link">https://docs.oracle.com/en/java/javase/21/docs/api/java.base/java/lang/Object.html#clone()</text:a></text:p>
      <text:p text:style-name="P142"><text:a xlink:type="simple" xlink:href="https://www.javatpoint.com/shallow-copy-vs-deep-copy-in-java" text:style-name="Internet_20_link" text:visited-style-name="Visited_20_Internet_20_Link">https://www.javatpoint.com/shallow-copy-vs-deep-copy-in-java</text:a></text:p>
      <text:p text:style-name="P142"><text:a xlink:type="simple" xlink:href="https://www.w3schools.blog/shallow-copy-and-deep-copy-in-java" text:style-name="Internet_20_link" text:visited-style-name="Visited_20_Internet_20_Link">https://www.w3schools.blog/shallow-copy-and-deep-copy-in-java</text:a></text:p>
      <text:h text:style-name="Heading_20_2" text:outline-level="2" text:is-list-header="true"><text:span text:style-name="T171">C.1 </text:span>Diferencias</text:h>
      <text:p text:style-name="P144">La diferencia entre ambas copias es que en la superficial se copia lo mínimo posible manteniendo referencias compartidas. En la copia profunda no hay referencias compartidas y todo es copiado.</text:p>
      <table:table table:name="Tabla1" table:style-name="Tabla1" table:template-name="Default Style">
        <table:table-column table:style-name="Tabla1.A" table:number-columns-repeated="2"/>
        <table:table-row table:style-name="Tabla1.1">
          <table:table-cell table:style-name="Tabla1.A1" office:value-type="string">
            <text:p text:style-name="P52">Copia superficial</text:p>
          </table:table-cell>
          <table:table-cell table:style-name="Tabla1.B1" office:value-type="string">
            <text:p text:style-name="P52">Copia profunda</text:p>
          </table:table-cell>
        </table:table-row>
        <table:table-row table:style-name="Tabla1.1">
          <table:table-cell table:style-name="Tabla1.A2" office:value-type="string">
            <text:p text:style-name="P52">Rápida no requiere asignar memoria</text:p>
          </table:table-cell>
          <table:table-cell table:style-name="Tabla1.B2" office:value-type="string">
            <text:p text:style-name="P52">Lenta <text:s/>y necesita asignar memoria</text:p>
          </table:table-cell>
        </table:table-row>
        <table:table-row table:style-name="Tabla1.1">
          <table:table-cell table:style-name="Tabla1.A2" office:value-type="string">
            <text:p text:style-name="P52">Los cambios son compartidos por los objetos copiados.</text:p>
          </table:table-cell>
          <table:table-cell table:style-name="Tabla1.B3" office:value-type="string">
            <text:p text:style-name="P52">Los cambios no son compartidos. Cambiar un objeto no cambia al otro.</text:p>
          </table:table-cell>
        </table:table-row>
        <table:table-row table:style-name="Tabla1.1">
          <table:table-cell table:style-name="Tabla1.A2" office:value-type="string">
            <text:p text:style-name="P52">Soportada por la versión por defecto de clone()</text:p>
          </table:table-cell>
          <table:table-cell table:style-name="Tabla1.B4" office:value-type="string">
            <text:p text:style-name="P53"><text:s/><text:span text:style-name="T172">No soportada por la versión por defecto de clone()</text:span></text:p>
          </table:table-cell>
        </table:table-row>
      </table:table>
      <text:p text:style-name="P145"/>
      <text:h text:style-name="Heading_20_2" text:outline-level="2" text:is-list-header="true">C.2 Maneras de realizar una copia profunda</text:h>
      <text:h text:style-name="Heading_20_4" text:outline-level="4" text:is-list-header="true">Usando el método Object.clone()</text:h>
      <text:p text:style-name="P145">Para ello el método debe ser sobreescrito de manera que la copia que devuelva sea una copia profunda. Si el objeto a clonar solo tiene atributos de tipo primitivo puede hacerse usando super.clone(). En caso contrario hay que implementar asegurando que las referencias son a copias <text:s/>tal que el objeto al que se ejecuta el clone() no comparte referencias con el objeto devuelto.</text:p>
      <text:h text:style-name="P51" text:outline-level="4" text:is-list-header="true">Usando serializacion</text:h>
      <text:p text:style-name="P146">La serialización puede usarse con este fin ya que crea un nuevo objeto. Siempre que la serialización sea unica sin agregar más objetos al ObjectStream o haciendolo justo despues de un reset() <text:span text:style-name="T173">del ObjectStream </text:span>el objeto deserializado será una copia profunda del objeto serializad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svg:font-family="'DejaVu Sans', Arial, Helvetica, sans-serif"/>
    <style:font-face style:name="DejaVu Serif" svg:font-family="'DejaVu Serif', Georgia, 'Times New Roman', Times,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ar block-font-family" svg:font-family="'var block-font-family'"/>
    <style:font-face style:name="var code-font-family" svg:font-family="'var code-font-famil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stacado_20_no_20_sumario" style:display-name="Destacado no sumario" style:family="paragraph" style:parent-style-name="Standard">
      <style:text-properties style:font-name="Liberation Sans" fo:font-family="'Liberation Sans'" style:font-family-generic="swiss" style:font-pitch="variable" fo:font-size="13pt" fo:font-weight="bold" style:font-size-asian="13pt" style:font-weight-asian="bold" style:font-size-complex="13pt" style:font-weight-complex="bold"/>
    </style:style>
    <style:style style:name="Preformatted_20_Text" style:display-name="Preformatted Text" style:family="paragraph" style:parent-style-name="Standard" style:class="html" style:master-page-name="">
      <loext:graphic-properties draw:fill="solid" draw:fill-color="#008080"/>
      <style:paragraph-properties fo:margin-top="0cm" fo:margin-bottom="0cm" style:contextual-spacing="false" style:page-number="auto" fo:background-color="#008080" fo:padding="0.499cm" fo:border="none"/>
      <style:text-properties fo:color="#ffffff" loext:opacity="100%"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ake_20_titulo3" style:display-name="fake titulo3" style:family="paragraph" style:parent-style-name="Heading_20_3"/>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4P0" style:volatile="true">
      <number:number number:decimal-places="2" number:min-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4P0"/>
    </number:currency-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style style:name="MT2" style:family="text">
      <style:text-properties officeooo:rsid="00bc080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text:span><text:span text:style-name="MT2">ágina </text:span><text:page-number text:select-page="current">27</text:page-number><text:s/><text:span text:style-name="MT2">de</text:span><text:span text:style-name="MT1"> </text:span><text:span text:style-name="MT1"><text:page-count>27</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4-02-04T19:32:58.484000000</dc:date>
    <meta:editing-duration>PT12H48M46S</meta:editing-duration>
    <meta:editing-cycles>105</meta:editing-cycles>
    <meta:generator>LibreOffice/7.4.7.2$Windows_X86_64 LibreOffice_project/723314e595e8007d3cf785c16538505a1c878ca5</meta:generator>
    <meta:print-date>2023-09-27T19:14:24.063000000</meta:print-date>
    <meta:printed-by>Archivos PDF</meta:printed-by>
    <meta:document-statistic meta:table-count="1" meta:image-count="0" meta:object-count="0" meta:page-count="27" meta:paragraph-count="548" meta:word-count="6500" meta:character-count="45032" meta:non-whitespace-character-count="39317"/>
  </office:meta>
</office:document-meta>
</file>